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bin1" svg:font-family="Cabin"/>
    <style:font-face style:name="Caveat1" svg:font-family="Caveat"/>
    <style:font-face style:name="Comfortaa1" svg:font-family="Comfortaa"/>
    <style:font-face style:name="Arial" svg:font-family="Arial" style:font-pitch="variable"/>
    <style:font-face style:name="Cabin" svg:font-family="Cabin" style:font-pitch="variable"/>
    <style:font-face style:name="Caladea1" svg:font-family="Caladea" style:font-pitch="variable"/>
    <style:font-face style:name="Caveat" svg:font-family="Caveat" style:font-pitch="variable"/>
    <style:font-face style:name="Comfortaa" svg:font-family="Comforta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6cm" svg:stroke-color="#595959" draw:marker-end="msArrowStealth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1155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ff99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ff99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cccc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a4c2f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dash" draw:stroke-dash="Dashed_20__28_var_29__20_4" svg:stroke-width="0.212cm" svg:stroke-color="#000000" draw:stroke-linejoin="round" draw:fill="solid" draw:fill-color="#f1c23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212cm" svg:stroke-color="#0000ff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106cm" svg:stroke-color="#f1c23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212cm" svg:stroke-color="#ff0000" draw:stroke-linejoin="round" draw:fill="solid" draw:fill-color="#f1c23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212cm" svg:stroke-color="#ff0000" draw:marker-end="msArrowStealthEnd_20_1" draw:marker-end-width="0.424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212cm" svg:stroke-color="#ff0000" draw:marker-start="msArrowStealthEnd_20_1" draw:marker-start-width="0.424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b45f06" draw:marker-end="msArrowStealth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212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1155cc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1c232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bin1" fo:font-size="72pt" fo:letter-spacing="normal" fo:font-style="normal" style:text-underline-style="none" fo:font-weight="bold" style:font-name-asian="Cabin1" style:font-size-asian="72pt" style:font-style-asian="normal" style:font-weight-asian="bold" style:font-name-complex="Cabin1" style:font-size-complex="7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bin1" fo:font-size="48pt" fo:letter-spacing="normal" fo:font-style="normal" style:text-underline-style="none" fo:font-weight="normal" style:font-name-asian="Cabin1" style:font-size-asian="48pt" style:font-style-asian="normal" style:font-weight-asian="normal" style:font-name-complex="Cabin1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bin1" fo:font-size="18pt" fo:letter-spacing="normal" fo:font-style="normal" style:text-underline-style="none" fo:font-weight="normal" style:font-name-asian="Cabin1" style:font-size-asian="18pt" style:font-style-asian="normal" style:font-weight-asian="normal" style:font-name-complex="Cabin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veat1" fo:font-size="24pt" fo:letter-spacing="normal" fo:font-style="normal" style:text-underline-style="none" fo:font-weight="bold" style:font-name-asian="Caveat1" style:font-size-asian="24pt" style:font-style-asian="normal" style:font-weight-asian="bold" style:font-name-complex="Caveat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bin1" fo:font-size="18pt" fo:letter-spacing="normal" fo:font-style="normal" style:text-underline-style="none" fo:font-weight="bold" style:font-name-asian="Cabin1" style:font-size-asian="18pt" style:font-style-asian="normal" style:font-weight-asian="bold" style:font-name-complex="Cabin1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veat1" fo:font-size="24pt" fo:letter-spacing="normal" fo:font-style="normal" style:text-underline-style="solid" style:text-underline-width="auto" style:text-underline-color="font-color" fo:font-weight="bold" style:font-name-asian="Caveat1" style:font-size-asian="24pt" style:font-style-asian="normal" style:font-weight-asian="bold" style:font-name-complex="Caveat1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bin1" fo:font-size="24pt" fo:letter-spacing="normal" fo:font-style="normal" style:text-underline-style="none" fo:font-weight="normal" style:font-name-asian="Cabin1" style:font-size-asian="24pt" style:font-style-asian="normal" style:font-weight-asian="normal" style:font-name-complex="Cabin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bin1" fo:font-size="24pt" fo:letter-spacing="normal" fo:font-style="normal" style:text-underline-style="none" fo:font-weight="bold" style:font-name-asian="Cabin1" style:font-size-asian="24pt" style:font-style-asian="normal" style:font-weight-asian="bold" style:font-name-complex="Cabin1" style:font-size-complex="24pt" style:font-style-complex="normal" style:font-weight-complex="bold"/>
    </style:style>
    <style:style style:name="T10" style:family="text">
      <style:text-properties fo:font-variant="normal" fo:text-transform="none" fo:color="#cc0000" style:text-line-through-style="none" style:text-line-through-type="none" style:text-position="0% 100%" style:font-name="Comfortaa1" fo:font-size="48pt" fo:letter-spacing="normal" fo:font-style="normal" style:text-underline-style="none" fo:font-weight="bold" style:font-name-asian="Comfortaa1" style:font-size-asian="48pt" style:font-style-asian="normal" style:font-weight-asian="bold" style:font-name-complex="Comfortaa1" style:font-size-complex="4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bin1" fo:font-size="24pt" fo:letter-spacing="normal" fo:font-style="normal" style:text-underline-style="none" fo:font-weight="normal" style:font-name-asian="Cabin1" style:font-size-asian="24pt" style:font-style-asian="normal" style:font-weight-asian="normal" style:font-name-complex="Cabin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bin1" fo:font-size="48pt" fo:letter-spacing="normal" fo:font-style="normal" style:text-underline-style="solid" style:text-underline-width="auto" style:text-underline-color="font-color" fo:font-weight="bold" style:font-name-asian="Cabin1" style:font-size-asian="48pt" style:font-style-asian="normal" style:font-weight-asian="bold" style:font-name-complex="Cabin1" style:font-size-complex="48pt" style:font-style-complex="normal" style:font-weight-complex="bold"/>
    </style:style>
    <style:style style:name="T13" style:family="text">
      <style:text-properties fo:font-variant="normal" fo:text-transform="none" fo:color="#0b5394" style:text-line-through-style="none" style:text-line-through-type="none" style:text-position="0% 100%" style:font-name="Cabin1" fo:font-size="18pt" fo:letter-spacing="normal" fo:font-style="normal" style:text-underline-style="none" fo:font-weight="normal" style:font-name-asian="Cabin1" style:font-size-asian="18pt" style:font-style-asian="normal" style:font-weight-asian="normal" style:font-name-complex="Cabin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bin1" fo:font-size="36pt" fo:letter-spacing="normal" fo:font-style="normal" style:text-underline-style="none" fo:font-weight="normal" style:font-name-asian="Cabin1" style:font-size-asian="36pt" style:font-style-asian="normal" style:font-weight-asian="normal" style:font-name-complex="Cabin1" style:font-size-complex="36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bin1" fo:font-size="18pt" fo:letter-spacing="normal" fo:font-style="normal" style:text-underline-style="none" fo:font-weight="bold" style:font-name-asian="Cabin1" style:font-size-asian="18pt" style:font-style-asian="normal" style:font-weight-asian="bold" style:font-name-complex="Cabin1" style:font-size-complex="18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bin1" fo:font-size="18pt" fo:letter-spacing="normal" fo:font-style="normal" style:text-underline-style="none" fo:font-weight="normal" style:font-name-asian="Cabin1" style:font-size-asian="18pt" style:font-style-asian="normal" style:font-weight-asian="normal" style:font-name-complex="Cabin1" style:font-size-complex="1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bin1" fo:font-size="18pt" fo:letter-spacing="normal" fo:font-style="normal" style:text-underline-style="none" fo:font-weight="bold" style:font-name-asian="Cabin1" style:font-size-asian="18pt" style:font-style-asian="normal" style:font-weight-asian="bold" style:font-name-complex="Cabin1" style:font-size-complex="18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bin1" fo:font-size="18pt" fo:letter-spacing="normal" fo:font-style="normal" style:text-underline-style="solid" style:text-underline-width="auto" style:text-underline-color="font-color" fo:font-weight="normal" style:font-name-asian="Cabin1" style:font-size-asian="18pt" style:font-style-asian="normal" style:font-weight-asian="normal" style:font-name-complex="Cabin1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bin1" fo:font-size="18pt" fo:letter-spacing="normal" fo:font-style="normal" style:text-underline-style="solid" style:text-underline-width="auto" style:text-underline-color="font-color" fo:font-weight="normal" style:font-name-asian="Cabin1" style:font-size-asian="18pt" style:font-style-asian="normal" style:font-weight-asian="normal" style:font-name-complex="Cabin1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bin1" fo:font-size="18pt" fo:letter-spacing="normal" fo:font-style="italic" style:text-underline-style="none" fo:font-weight="normal" style:font-name-asian="Cabin1" style:font-size-asian="18pt" style:font-style-asian="italic" style:font-weight-asian="normal" style:font-name-complex="Cabin1" style:font-size-complex="18pt" style:font-style-complex="italic" style:font-weight-complex="normal"/>
    </style:style>
    <style:style style:name="T21" style:family="text">
      <style:text-properties fo:font-variant="normal" fo:text-transform="none" fo:color="#980000" style:text-line-through-style="none" style:text-line-through-type="none" style:text-position="0% 100%" style:font-name="Cabin1" fo:font-size="18pt" fo:letter-spacing="normal" fo:font-style="normal" style:text-underline-style="none" fo:font-weight="bold" style:font-name-asian="Cabin1" style:font-size-asian="18pt" style:font-style-asian="normal" style:font-weight-asian="bold" style:font-name-complex="Cabin1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5.399cm" svg:height="14.287cm" svg:x="0cm" svg:y="0cm">
          <text:p text:style-name="P1"><text:span text:style-name="T1">BUP</text:span></text:p>
          <text:p text:style-name="P1"><text:span text:style-name="T2">ide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2" draw:layer="layout" svg:width="25.399cm" svg:height="2.253cm" svg:x="0cm" svg:y="12.033cm">
          <text:p text:style-name="P3"><text:span text:style-name="T3">5 February 2018</text:span></text:p>
          <text:p text:style-name="P3"><text:span text:style-name="T3">Aftab Hussain</text:span></text:p>
          <text:p text:style-name="P3"><text:span text:style-name="T3">University of California, Irv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32bdad6404_0_6:notes" draw:style-name="gr3" draw:layer="layout" svg:width="16.932cm" svg:height="9.524cm" svg:x="1.059cm" svg:y="1.905cm" draw:page-number="1" presentation:class="page"/>
          <draw:frame draw:name="Google Shape;52;g32bdad6404_0_6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0;p14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32bccd6815_0_23:notes" draw:style-name="gr3" draw:layer="layout" svg:width="16.932cm" svg:height="9.524cm" svg:x="1.059cm" svg:y="1.905cm" draw:page-number="2" presentation:class="page"/>
          <draw:frame draw:name="Google Shape;58;g32bccd6815_0_23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65;p15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5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15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;p:notes" draw:style-name="gr3" draw:layer="layout" svg:width="16.933cm" svg:height="9.524cm" svg:x="1.059cm" svg:y="1.905cm" draw:page-number="3" presentation:class="page"/>
          <draw:frame draw:name="Google Shape;63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73;p16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6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6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;p16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1" draw:text-style-name="P2" draw:layer="layout" svg:width="15.733cm" svg:height="8.332cm" svg:x="4.597cm" svg:y="4.957cm">
          <text:p text:style-name="P1"><text:span text:style-name="T5">As we do a BUP, notice 2 things:</text:span></text:p>
          <text:list text:style-name="L2">
            <text:list-item>
              <text:p text:style-name="P1"><text:span text:style-name="T5">How we scan &amp; process the input</text:span></text:p>
            </text:list-item>
            <text:list-item>
              <text:p text:style-name="P1"><text:span text:style-name="T5">How we build the parse tree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0;g15a7943ea4211dcf_167:notes" draw:style-name="gr3" draw:layer="layout" svg:width="16.932cm" svg:height="9.524cm" svg:x="1.059cm" svg:y="1.905cm" draw:page-number="4" presentation:class="page"/>
          <draw:frame draw:name="Google Shape;71;g15a7943ea4211dcf_167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82;p17" draw:style-name="gr1" draw:text-style-name="P2" draw:layer="layout" svg:width="2.462cm" svg:height="1.102cm" svg:x="20.543cm" svg:y="5.745cm">
          <text:p text:style-name="P3"><text:span text:style-name="T6">id</text:span><text:span text:style-name="T4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7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7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6;p17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6">F </text:span><text:span text:style-name="T4">-&gt; ( E ) | </text:span><text:span text:style-name="T6">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7" draw:style-name="gr5" draw:text-style-name="P6" draw:layer="layout" svg:width="2.524cm" svg:height="0.196cm" svg:x="20.3cm" svg:y="6.65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g32bdad6404_0_298:notes" draw:style-name="gr3" draw:layer="layout" svg:width="16.932cm" svg:height="9.524cm" svg:x="1.059cm" svg:y="1.905cm" draw:page-number="5" presentation:class="page"/>
          <draw:frame draw:name="Google Shape;80;g32bdad6404_0_298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92;p18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8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8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;p18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6">F </text:span><text:span text:style-name="T4">-&gt; ( E ) | </text:span><text:span text:style-name="T6">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8" draw:style-name="gr1" draw:text-style-name="P2" draw:layer="layout" svg:width="2.462cm" svg:height="1.102cm" svg:x="20.543cm" svg:y="5.745cm">
          <text:p text:style-name="P3"><text:span text:style-name="T6">id</text:span><text:span text:style-name="T4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8" draw:style-name="gr1" draw:text-style-name="P2" draw:layer="layout" svg:width="2.462cm" svg:height="1.102cm" svg:x="16.831cm" svg:y="5.745cm">
          <text:p text:style-name="P3"><text:span text:style-name="T6">F</text:span><text:span text:style-name="T4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8" draw:style-name="gr1" draw:text-style-name="P2" draw:layer="layout" svg:width="2.462cm" svg:height="1.102cm" svg:x="16.831cm" svg:y="7.65cm">
          <text:p text:style-name="P3"><text:span text:style-name="T6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8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;p18" draw:style-name="gr5" draw:text-style-name="P6" draw:layer="layout" svg:width="2.524cm" svg:height="0.196cm" svg:x="20.3cm" svg:y="6.65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32bdad6404_0_478:notes" draw:style-name="gr3" draw:layer="layout" svg:width="16.932cm" svg:height="9.524cm" svg:x="1.059cm" svg:y="1.905cm" draw:page-number="6" presentation:class="page"/>
          <draw:frame draw:name="Google Shape;90;g32bdad6404_0_478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05;p19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9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9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;p19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6">F </text:span><text:span text:style-name="T4">-&gt; ( E ) | </text:span><text:span text:style-name="T6">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9" draw:style-name="gr1" draw:text-style-name="P2" draw:layer="layout" svg:width="2.462cm" svg:height="1.102cm" svg:x="20.543cm" svg:y="5.745cm">
          <text:p text:style-name="P3"><text:span text:style-name="T6">id</text:span><text:span text:style-name="T4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9" draw:style-name="gr1" draw:text-style-name="P2" draw:layer="layout" svg:width="2.462cm" svg:height="1.102cm" svg:x="16.831cm" svg:y="5.745cm">
          <text:p text:style-name="P3"><text:span text:style-name="T6">F</text:span><text:span text:style-name="T4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9" draw:style-name="gr1" draw:text-style-name="P2" draw:layer="layout" svg:width="2.462cm" svg:height="1.102cm" svg:x="16.831cm" svg:y="7.65cm">
          <text:p text:style-name="P3"><text:span text:style-name="T6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9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19" draw:style-name="gr7" draw:text-style-name="P2" draw:layer="layout" svg:width="2.78cm" svg:height="1.102cm" svg:x="16.514cm" svg:y="5.745cm">
          <text:p text:style-name="P3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;p19" draw:style-name="gr7" draw:text-style-name="P2" draw:layer="layout" svg:width="2.78cm" svg:height="1.102cm" svg:x="20.172cm" svg:y="5.745cm">
          <text:p text:style-name="P3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5;p19" draw:style-name="gr8" draw:text-style-name="P5" draw:layer="layout" svg:width="3.261cm" svg:height="1.723cm" svg:x="17.904cm" svg:y="6.8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6;p19" draw:style-name="gr8" draw:text-style-name="P5" draw:layer="layout" svg:width="0.133cm" svg:height="1.623cm" svg:x="21.563cm" svg:y="6.8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7;p19" draw:style-name="gr1" draw:text-style-name="P2" draw:layer="layout" svg:width="3.422cm" svg:height="1.102cm" svg:x="21.351cm" svg:y="9.868cm">
          <text:p text:style-name="P3"><text:span text:style-name="T5">Note how the input has chang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;g32ca8bb08d_2_5:notes" draw:style-name="gr3" draw:layer="layout" svg:width="16.932cm" svg:height="9.524cm" svg:x="1.059cm" svg:y="1.905cm" draw:page-number="7" presentation:class="page"/>
          <draw:frame draw:name="Google Shape;103;g32ca8bb08d_2_5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Google Shape;122;p20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0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0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5;p20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</text:span><text:span text:style-name="T6"> </text:span><text:span text:style-name="T4">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0" draw:style-name="gr1" draw:text-style-name="P2" draw:layer="layout" svg:width="2.462cm" svg:height="1.102cm" svg:x="20.543cm" svg:y="5.745cm">
          <text:p text:style-name="P3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0" draw:style-name="gr1" draw:text-style-name="P2" draw:layer="layout" svg:width="2.462cm" svg:height="1.102cm" svg:x="16.831cm" svg:y="5.745cm">
          <text:p text:style-name="P3"><text:span text:style-name="T4">F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0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0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20" draw:style-name="gr5" draw:text-style-name="P6" draw:layer="layout" svg:width="2.524cm" svg:height="0.196cm" svg:x="16.49cm" svg:y="6.65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32ca8bb08d_2_24:notes" draw:style-name="gr3" draw:layer="layout" svg:width="16.932cm" svg:height="9.524cm" svg:x="1.059cm" svg:y="1.905cm" draw:page-number="8" presentation:class="page"/>
          <draw:frame draw:name="Google Shape;120;g32ca8bb08d_2_24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custom-shape draw:name="Google Shape;135;p21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1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1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8;p21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6">T -&gt;</text:span><text:span text:style-name="T4"> T * F | </text:span><text:span text:style-name="T6">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1" draw:style-name="gr1" draw:text-style-name="P2" draw:layer="layout" svg:width="2.462cm" svg:height="1.102cm" svg:x="20.543cm" svg:y="5.745cm">
          <text:p text:style-name="P3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1" draw:style-name="gr1" draw:text-style-name="P2" draw:layer="layout" svg:width="2.462cm" svg:height="1.102cm" svg:x="16.831cm" svg:y="5.745cm">
          <text:p text:style-name="P3"><text:span text:style-name="T6">F</text:span><text:span text:style-name="T4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1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1" draw:style-name="gr1" draw:text-style-name="P2" draw:layer="layout" svg:width="2.462cm" svg:height="1.102cm" svg:x="13.445cm" svg:y="5.745cm">
          <text:p text:style-name="P3"><text:span text:style-name="T6">T</text:span><text:span text:style-name="T4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1" draw:style-name="gr1" draw:text-style-name="P2" draw:layer="layout" svg:width="2.462cm" svg:height="1.102cm" svg:x="13.445cm" svg:y="7.65cm">
          <text:p text:style-name="P3"><text:span text:style-name="T6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1" draw:style-name="gr1" draw:text-style-name="P2" draw:layer="layout" svg:width="2.462cm" svg:height="1.102cm" svg:x="13.445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1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21" draw:style-name="gr6" draw:text-style-name="P5" draw:layer="layout" svg:width="0.032cm" svg:height="0.853cm" svg:x="13.92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21" draw:style-name="gr6" draw:text-style-name="P5" draw:layer="layout" svg:width="0.032cm" svg:height="0.853cm" svg:x="13.923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21" draw:style-name="gr5" draw:text-style-name="P6" draw:layer="layout" svg:width="2.524cm" svg:height="0.196cm" svg:x="13.103cm" svg:y="6.65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32ca8bb08d_2_39:notes" draw:style-name="gr3" draw:layer="layout" svg:width="16.932cm" svg:height="9.524cm" svg:x="1.059cm" svg:y="1.905cm" draw:page-number="9" presentation:class="page"/>
          <draw:frame draw:name="Google Shape;133;g32ca8bb08d_2_39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custom-shape draw:name="Google Shape;153;p22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2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2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6;p22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</text:span><text:span text:style-name="T6">-&gt;</text:span><text:span text:style-name="T4">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2" draw:style-name="gr1" draw:text-style-name="P2" draw:layer="layout" svg:width="2.462cm" svg:height="1.102cm" svg:x="20.543cm" svg:y="5.745cm">
          <text:p text:style-name="P3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2" draw:style-name="gr1" draw:text-style-name="P2" draw:layer="layout" svg:width="2.462cm" svg:height="1.102cm" svg:x="16.831cm" svg:y="5.745cm">
          <text:p text:style-name="P3"><text:span text:style-name="T4">F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2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2" draw:style-name="gr1" draw:text-style-name="P2" draw:layer="layout" svg:width="2.462cm" svg:height="1.102cm" svg:x="13.445cm" svg:y="5.745cm">
          <text:p text:style-name="P3"><text:span text:style-name="T4">T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2" draw:style-name="gr1" draw:text-style-name="P2" draw:layer="layout" svg:width="2.462cm" svg:height="1.102cm" svg:x="13.445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2" draw:style-name="gr1" draw:text-style-name="P2" draw:layer="layout" svg:width="2.462cm" svg:height="1.102cm" svg:x="13.445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2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22" draw:style-name="gr6" draw:text-style-name="P5" draw:layer="layout" svg:width="0.032cm" svg:height="0.853cm" svg:x="13.92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5;p22" draw:style-name="gr6" draw:text-style-name="P5" draw:layer="layout" svg:width="0.032cm" svg:height="0.853cm" svg:x="13.923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22" draw:style-name="gr5" draw:text-style-name="P6" draw:layer="layout" svg:width="2.524cm" svg:height="0.196cm" svg:x="13.103cm" svg:y="6.65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2" draw:style-name="gr1" draw:text-style-name="P2" draw:layer="layout" svg:width="5.036cm" svg:height="1.102cm" svg:x="7.31cm" svg:y="7.65cm">
          <text:p text:style-name="P3"><text:span text:style-name="T5">Do we </text:span><text:span text:style-name="T7">reduce</text:span><text:span text:style-name="T5"> T by E or do we </text:span><text:span text:style-name="T7">shift</text:span><text:span text:style-name="T5"> ahea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0;gf1f8935efd0efbf_0:notes" draw:style-name="gr3" draw:layer="layout" svg:width="16.932cm" svg:height="9.524cm" svg:x="1.059cm" svg:y="1.905cm" draw:page-number="10" presentation:class="page"/>
          <draw:frame draw:name="Google Shape;151;gf1f8935efd0efbf_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172;p23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3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3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;p23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</text:span><text:span text:style-name="T6">-&gt;</text:span><text:span text:style-name="T4">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3" draw:style-name="gr1" draw:text-style-name="P2" draw:layer="layout" svg:width="2.462cm" svg:height="1.102cm" svg:x="20.543cm" svg:y="5.745cm">
          <text:p text:style-name="P3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3" draw:style-name="gr1" draw:text-style-name="P2" draw:layer="layout" svg:width="2.462cm" svg:height="1.102cm" svg:x="16.831cm" svg:y="5.745cm">
          <text:p text:style-name="P3"><text:span text:style-name="T4">F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3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3" draw:style-name="gr1" draw:text-style-name="P2" draw:layer="layout" svg:width="2.462cm" svg:height="1.102cm" svg:x="13.445cm" svg:y="5.745cm">
          <text:p text:style-name="P3"><text:span text:style-name="T4">T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3" draw:style-name="gr1" draw:text-style-name="P2" draw:layer="layout" svg:width="2.462cm" svg:height="1.102cm" svg:x="13.445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3" draw:style-name="gr1" draw:text-style-name="P2" draw:layer="layout" svg:width="2.462cm" svg:height="1.102cm" svg:x="13.445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3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;p23" draw:style-name="gr6" draw:text-style-name="P5" draw:layer="layout" svg:width="0.032cm" svg:height="0.853cm" svg:x="13.92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4;p23" draw:style-name="gr6" draw:text-style-name="P5" draw:layer="layout" svg:width="0.032cm" svg:height="0.853cm" svg:x="13.923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5;p23" draw:style-name="gr5" draw:text-style-name="P6" draw:layer="layout" svg:width="2.524cm" svg:height="0.196cm" svg:x="13.103cm" svg:y="6.65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9;gf1f8935efd0efbf_18:notes" draw:style-name="gr3" draw:layer="layout" svg:width="16.932cm" svg:height="9.524cm" svg:x="1.059cm" svg:y="1.905cm" draw:page-number="11" presentation:class="page"/>
          <draw:frame draw:name="Google Shape;170;gf1f8935efd0efbf_18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190;p24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4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4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;p24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</text:span><text:span text:style-name="T6">-&gt;</text:span><text:span text:style-name="T4">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4" draw:style-name="gr1" draw:text-style-name="P2" draw:layer="layout" svg:width="2.462cm" svg:height="1.102cm" svg:x="20.543cm" svg:y="5.745cm">
          <text:p text:style-name="P3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4" draw:style-name="gr1" draw:text-style-name="P2" draw:layer="layout" svg:width="2.462cm" svg:height="1.102cm" svg:x="16.831cm" svg:y="5.745cm">
          <text:p text:style-name="P3"><text:span text:style-name="T4">F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4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4" draw:style-name="gr1" draw:text-style-name="P2" draw:layer="layout" svg:width="2.462cm" svg:height="1.102cm" svg:x="13.445cm" svg:y="5.745cm">
          <text:p text:style-name="P3"><text:span text:style-name="T4">T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4" draw:style-name="gr1" draw:text-style-name="P2" draw:layer="layout" svg:width="2.462cm" svg:height="1.102cm" svg:x="13.445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4" draw:style-name="gr1" draw:text-style-name="P2" draw:layer="layout" svg:width="2.462cm" svg:height="1.102cm" svg:x="13.445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4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;p24" draw:style-name="gr6" draw:text-style-name="P5" draw:layer="layout" svg:width="0.032cm" svg:height="0.853cm" svg:x="13.92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2;p24" draw:style-name="gr6" draw:text-style-name="P5" draw:layer="layout" svg:width="0.032cm" svg:height="0.853cm" svg:x="13.923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3;p24" draw:style-name="gr5" draw:text-style-name="P6" draw:layer="layout" svg:width="2.524cm" svg:height="0.196cm" svg:x="13.103cm" svg:y="6.65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7;gf1f8935efd0efbf_36:notes" draw:style-name="gr3" draw:layer="layout" svg:width="16.932cm" svg:height="9.524cm" svg:x="1.059cm" svg:y="1.905cm" draw:page-number="12" presentation:class="page"/>
          <draw:frame draw:name="Google Shape;188;gf1f8935efd0efbf_36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custom-shape draw:name="Google Shape;208;p25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5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5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1;p25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6">F </text:span><text:span text:style-name="T4">-&gt; ( E ) | </text:span><text:span text:style-name="T6">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5" draw:style-name="gr1" draw:text-style-name="P2" draw:layer="layout" svg:width="2.462cm" svg:height="1.102cm" svg:x="20.543cm" svg:y="5.745cm">
          <text:p text:style-name="P3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5" draw:style-name="gr1" draw:text-style-name="P2" draw:layer="layout" svg:width="2.462cm" svg:height="1.102cm" svg:x="16.831cm" svg:y="5.745cm">
          <text:p text:style-name="P3"><text:span text:style-name="T4">F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5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5" draw:style-name="gr1" draw:text-style-name="P2" draw:layer="layout" svg:width="2.462cm" svg:height="1.102cm" svg:x="13.445cm" svg:y="5.745cm">
          <text:p text:style-name="P3"><text:span text:style-name="T4">T * </text:span><text:span text:style-name="T6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5" draw:style-name="gr1" draw:text-style-name="P2" draw:layer="layout" svg:width="2.462cm" svg:height="1.102cm" svg:x="13.445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5" draw:style-name="gr1" draw:text-style-name="P2" draw:layer="layout" svg:width="2.462cm" svg:height="1.102cm" svg:x="13.445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5" draw:style-name="gr1" draw:text-style-name="P2" draw:layer="layout" svg:width="2.462cm" svg:height="1.102cm" svg:x="10.058cm" svg:y="5.745cm">
          <text:p text:style-name="P3"><text:span text:style-name="T4">T * </text:span><text:span text:style-name="T6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5" draw:style-name="gr1" draw:text-style-name="P2" draw:layer="layout" svg:width="0.992cm" svg:height="1.102cm" svg:x="10.058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5" draw:style-name="gr1" draw:text-style-name="P2" draw:layer="layout" svg:width="2.462cm" svg:height="1.102cm" svg:x="10.058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5" draw:style-name="gr1" draw:text-style-name="P2" draw:layer="layout" svg:width="1.404cm" svg:height="1.102cm" svg:x="10.905cm" svg:y="7.65cm">
          <text:p text:style-name="P3"><text:span text:style-name="T6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5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3;p25" draw:style-name="gr6" draw:text-style-name="P5" draw:layer="layout" svg:width="0.032cm" svg:height="0.853cm" svg:x="13.92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4;p25" draw:style-name="gr6" draw:text-style-name="P5" draw:layer="layout" svg:width="0.032cm" svg:height="0.853cm" svg:x="13.923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5;p25" draw:style-name="gr6" draw:text-style-name="P5" draw:layer="layout" svg:width="0.032cm" svg:height="0.853cm" svg:x="10.536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6;p25" draw:style-name="gr6" draw:text-style-name="P5" draw:layer="layout" svg:width="0.032cm" svg:height="0.853cm" svg:x="10.536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;p25" draw:style-name="gr6" draw:text-style-name="P5" draw:layer="layout" svg:width="0.032cm" svg:height="0.853cm" svg:x="11.38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8;p25" draw:style-name="gr5" draw:text-style-name="P6" draw:layer="layout" svg:width="2.524cm" svg:height="0.196cm" svg:x="13.103cm" svg:y="6.65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5;g32bdad6404_0_388:notes" draw:style-name="gr3" draw:layer="layout" svg:width="16.932cm" svg:height="9.524cm" svg:x="1.059cm" svg:y="1.905cm" draw:page-number="13" presentation:class="page"/>
          <draw:frame draw:name="Google Shape;206;g32bdad6404_0_388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custom-shape draw:name="Google Shape;233;p26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6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6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26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6">F </text:span><text:span text:style-name="T4">-&gt; ( E ) | </text:span><text:span text:style-name="T6">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6" draw:style-name="gr1" draw:text-style-name="P2" draw:layer="layout" svg:width="2.462cm" svg:height="1.102cm" svg:x="20.543cm" svg:y="5.745cm">
          <text:p text:style-name="P3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6" draw:style-name="gr1" draw:text-style-name="P2" draw:layer="layout" svg:width="2.462cm" svg:height="1.102cm" svg:x="16.831cm" svg:y="5.745cm">
          <text:p text:style-name="P3"><text:span text:style-name="T4">F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6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6" draw:style-name="gr1" draw:text-style-name="P2" draw:layer="layout" svg:width="2.462cm" svg:height="1.102cm" svg:x="13.445cm" svg:y="5.745cm">
          <text:p text:style-name="P3"><text:span text:style-name="T4">T * </text:span><text:span text:style-name="T6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6" draw:style-name="gr1" draw:text-style-name="P2" draw:layer="layout" svg:width="2.462cm" svg:height="1.102cm" svg:x="13.445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26" draw:style-name="gr1" draw:text-style-name="P2" draw:layer="layout" svg:width="2.462cm" svg:height="1.102cm" svg:x="13.445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6" draw:style-name="gr1" draw:text-style-name="P2" draw:layer="layout" svg:width="2.462cm" svg:height="1.102cm" svg:x="10.058cm" svg:y="5.745cm">
          <text:p text:style-name="P3"><text:span text:style-name="T4">T * </text:span><text:span text:style-name="T6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6" draw:style-name="gr1" draw:text-style-name="P2" draw:layer="layout" svg:width="0.992cm" svg:height="1.102cm" svg:x="10.058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6" draw:style-name="gr1" draw:text-style-name="P2" draw:layer="layout" svg:width="2.462cm" svg:height="1.102cm" svg:x="10.058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6" draw:style-name="gr1" draw:text-style-name="P2" draw:layer="layout" svg:width="1.404cm" svg:height="1.102cm" svg:x="10.905cm" svg:y="7.65cm">
          <text:p text:style-name="P3"><text:span text:style-name="T6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6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8;p26" draw:style-name="gr6" draw:text-style-name="P5" draw:layer="layout" svg:width="0.032cm" svg:height="0.853cm" svg:x="13.92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9;p26" draw:style-name="gr6" draw:text-style-name="P5" draw:layer="layout" svg:width="0.032cm" svg:height="0.853cm" svg:x="13.923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26" draw:style-name="gr6" draw:text-style-name="P5" draw:layer="layout" svg:width="0.032cm" svg:height="0.853cm" svg:x="10.536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1;p26" draw:style-name="gr6" draw:text-style-name="P5" draw:layer="layout" svg:width="0.032cm" svg:height="0.853cm" svg:x="10.536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26" draw:style-name="gr6" draw:text-style-name="P5" draw:layer="layout" svg:width="0.032cm" svg:height="0.853cm" svg:x="11.38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3;p26" draw:style-name="gr5" draw:text-style-name="P6" draw:layer="layout" svg:width="2.524cm" svg:height="0.196cm" svg:x="13.103cm" svg:y="6.65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26" draw:style-name="gr7" draw:text-style-name="P2" draw:layer="layout" svg:width="2.78cm" svg:height="1.102cm" svg:x="12.915cm" svg:y="5.745cm">
          <text:p text:style-name="P3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5;p26" draw:style-name="gr8" draw:text-style-name="P5" draw:layer="layout" svg:width="2.473cm" svg:height="3.019cm" svg:x="14.306cm" svg:y="6.8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6;p26" draw:style-name="gr1" draw:text-style-name="P2" draw:layer="layout" svg:width="6.784cm" svg:height="1.102cm" svg:x="16.831cm" svg:y="10.68cm">
          <text:p text:style-name="P3"><text:span text:style-name="T5">Note that this time we have reduced a part of the scanned portion, not the wh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26" draw:style-name="gr7" draw:text-style-name="P2" draw:layer="layout" svg:width="2.78cm" svg:height="1.102cm" svg:x="9.529cm" svg:y="5.745cm">
          <text:p text:style-name="P3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8;p26" draw:style-name="gr8" draw:text-style-name="P5" draw:layer="layout" svg:width="5.827cm" svg:height="2.952cm" svg:x="10.919cm" svg:y="6.84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30;g15a7943ea4211dcf_0:notes" draw:style-name="gr3" draw:layer="layout" svg:width="16.932cm" svg:height="9.524cm" svg:x="1.059cm" svg:y="1.905cm" draw:page-number="14" presentation:class="page"/>
          <draw:frame draw:name="Google Shape;231;g15a7943ea4211dcf_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custom-shape draw:name="Google Shape;263;p27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27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27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;p27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27" draw:style-name="gr1" draw:text-style-name="P2" draw:layer="layout" svg:width="2.462cm" svg:height="1.102cm" svg:x="20.543cm" svg:y="5.745cm">
          <text:p text:style-name="P3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27" draw:style-name="gr1" draw:text-style-name="P2" draw:layer="layout" svg:width="2.462cm" svg:height="1.102cm" svg:x="16.831cm" svg:y="5.745cm">
          <text:p text:style-name="P3"><text:span text:style-name="T4">F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27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27" draw:style-name="gr1" draw:text-style-name="P2" draw:layer="layout" svg:width="2.462cm" svg:height="1.102cm" svg:x="13.445cm" svg:y="5.745cm">
          <text:p text:style-name="P3"><text:span text:style-name="T4">T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27" draw:style-name="gr1" draw:text-style-name="P2" draw:layer="layout" svg:width="2.462cm" svg:height="1.102cm" svg:x="13.445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27" draw:style-name="gr1" draw:text-style-name="P2" draw:layer="layout" svg:width="2.462cm" svg:height="1.102cm" svg:x="13.445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27" draw:style-name="gr1" draw:text-style-name="P2" draw:layer="layout" svg:width="2.462cm" svg:height="1.102cm" svg:x="10.058cm" svg:y="5.74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27" draw:style-name="gr1" draw:text-style-name="P2" draw:layer="layout" svg:width="0.992cm" svg:height="1.102cm" svg:x="10.058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27" draw:style-name="gr1" draw:text-style-name="P2" draw:layer="layout" svg:width="2.462cm" svg:height="1.102cm" svg:x="10.058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27" draw:style-name="gr1" draw:text-style-name="P2" draw:layer="layout" svg:width="1.404cm" svg:height="1.102cm" svg:x="10.905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27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8;p27" draw:style-name="gr6" draw:text-style-name="P5" draw:layer="layout" svg:width="0.032cm" svg:height="0.853cm" svg:x="13.92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9;p27" draw:style-name="gr6" draw:text-style-name="P5" draw:layer="layout" svg:width="0.032cm" svg:height="0.853cm" svg:x="13.923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0;p27" draw:style-name="gr6" draw:text-style-name="P5" draw:layer="layout" svg:width="0.032cm" svg:height="0.853cm" svg:x="10.536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1;p27" draw:style-name="gr6" draw:text-style-name="P5" draw:layer="layout" svg:width="0.032cm" svg:height="0.853cm" svg:x="10.536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2;p27" draw:style-name="gr6" draw:text-style-name="P5" draw:layer="layout" svg:width="0.032cm" svg:height="0.853cm" svg:x="11.38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3;p27" draw:style-name="gr5" draw:text-style-name="P6" draw:layer="layout" svg:width="2.524cm" svg:height="0.196cm" svg:x="9.717cm" svg:y="6.65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0;g32bdad6404_0_433:notes" draw:style-name="gr3" draw:layer="layout" svg:width="16.932cm" svg:height="9.524cm" svg:x="1.059cm" svg:y="1.905cm" draw:page-number="15" presentation:class="page"/>
          <draw:frame draw:name="Google Shape;261;g32bdad6404_0_433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custom-shape draw:name="Google Shape;288;p28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8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28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1;p28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6">T </text:span><text:span text:style-name="T4">-&gt; </text:span><text:span text:style-name="T6">T * F</text:span><text:span text:style-name="T4">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28" draw:style-name="gr1" draw:text-style-name="P2" draw:layer="layout" svg:width="2.462cm" svg:height="1.102cm" svg:x="20.543cm" svg:y="5.745cm">
          <text:p text:style-name="P3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8" draw:style-name="gr1" draw:text-style-name="P2" draw:layer="layout" svg:width="2.462cm" svg:height="1.102cm" svg:x="16.831cm" svg:y="5.745cm">
          <text:p text:style-name="P3"><text:span text:style-name="T4">F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8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28" draw:style-name="gr1" draw:text-style-name="P2" draw:layer="layout" svg:width="2.462cm" svg:height="1.102cm" svg:x="13.445cm" svg:y="5.745cm">
          <text:p text:style-name="P3"><text:span text:style-name="T4">T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28" draw:style-name="gr1" draw:text-style-name="P2" draw:layer="layout" svg:width="2.462cm" svg:height="1.102cm" svg:x="13.445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28" draw:style-name="gr1" draw:text-style-name="P2" draw:layer="layout" svg:width="2.462cm" svg:height="1.102cm" svg:x="13.445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28" draw:style-name="gr1" draw:text-style-name="P2" draw:layer="layout" svg:width="2.462cm" svg:height="1.102cm" svg:x="10.058cm" svg:y="5.745cm">
          <text:p text:style-name="P3"><text:span text:style-name="T6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28" draw:style-name="gr1" draw:text-style-name="P2" draw:layer="layout" svg:width="0.992cm" svg:height="1.102cm" svg:x="10.058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28" draw:style-name="gr1" draw:text-style-name="P2" draw:layer="layout" svg:width="2.462cm" svg:height="1.102cm" svg:x="10.058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28" draw:style-name="gr1" draw:text-style-name="P2" draw:layer="layout" svg:width="1.404cm" svg:height="1.102cm" svg:x="10.905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28" draw:style-name="gr1" draw:text-style-name="P2" draw:layer="layout" svg:width="2.462cm" svg:height="1.102cm" svg:x="6.671cm" svg:y="7.65cm">
          <text:p text:style-name="P3"><text:span text:style-name="T6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28" draw:style-name="gr1" draw:text-style-name="P2" draw:layer="layout" svg:width="0.992cm" svg:height="1.102cm" svg:x="6.671cm" svg:y="9.55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28" draw:style-name="gr1" draw:text-style-name="P2" draw:layer="layout" svg:width="2.462cm" svg:height="1.102cm" svg:x="6.671cm" svg:y="11.249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28" draw:style-name="gr1" draw:text-style-name="P2" draw:layer="layout" svg:width="1.404cm" svg:height="1.102cm" svg:x="7.518cm" svg:y="9.55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28" draw:style-name="gr1" draw:text-style-name="P2" draw:layer="layout" svg:width="2.462cm" svg:height="1.102cm" svg:x="7.095cm" svg:y="5.745cm">
          <text:p text:style-name="P3"><text:span text:style-name="T6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28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8;p28" draw:style-name="gr6" draw:text-style-name="P5" draw:layer="layout" svg:width="0.032cm" svg:height="0.853cm" svg:x="13.92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9;p28" draw:style-name="gr6" draw:text-style-name="P5" draw:layer="layout" svg:width="0.032cm" svg:height="0.853cm" svg:x="13.923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0;p28" draw:style-name="gr6" draw:text-style-name="P5" draw:layer="layout" svg:width="0.032cm" svg:height="0.853cm" svg:x="10.536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1;p28" draw:style-name="gr6" draw:text-style-name="P5" draw:layer="layout" svg:width="0.032cm" svg:height="0.853cm" svg:x="10.536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2;p28" draw:style-name="gr6" draw:text-style-name="P5" draw:layer="layout" svg:width="0.032cm" svg:height="0.853cm" svg:x="11.38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3;p28" draw:style-name="gr6" draw:text-style-name="P5" draw:layer="layout" svg:width="0.032cm" svg:height="0.853cm" svg:x="7.99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4;p28" draw:style-name="gr6" draw:text-style-name="P5" draw:layer="layout" svg:width="0.032cm" svg:height="0.853cm" svg:x="7.14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5;p28" draw:style-name="gr6" draw:text-style-name="P5" draw:layer="layout" svg:width="0.032cm" svg:height="0.853cm" svg:x="7.14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6;p28" draw:style-name="gr6" draw:text-style-name="P5" draw:layer="layout" svg:width="0.282cm" svg:height="0.817cm" svg:x="7.62cm" svg:y="6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7;p28" draw:style-name="gr6" draw:text-style-name="P5" draw:layer="layout" svg:width="0.295cm" svg:height="0.689cm" svg:x="6.996cm" svg:y="6.8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8;p28" draw:style-name="gr6" draw:text-style-name="P5" draw:layer="layout" svg:width="0.032cm" svg:height="0.853cm" svg:x="7.57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9;p28" draw:style-name="gr5" draw:text-style-name="P6" draw:layer="layout" svg:width="2.524cm" svg:height="0.196cm" svg:x="9.717cm" svg:y="6.65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5;g15a7943ea4211dcf_30:notes" draw:style-name="gr3" draw:layer="layout" svg:width="16.932cm" svg:height="9.524cm" svg:x="1.059cm" svg:y="1.905cm" draw:page-number="16" presentation:class="page"/>
          <draw:frame draw:name="Google Shape;286;g15a7943ea4211dcf_3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custom-shape draw:name="Google Shape;324;p29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29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29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7;p29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29" draw:style-name="gr1" draw:text-style-name="P2" draw:layer="layout" svg:width="2.462cm" svg:height="1.102cm" svg:x="20.543cm" svg:y="5.745cm">
          <text:p text:style-name="P3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29" draw:style-name="gr1" draw:text-style-name="P2" draw:layer="layout" svg:width="2.462cm" svg:height="1.102cm" svg:x="16.831cm" svg:y="5.745cm">
          <text:p text:style-name="P3"><text:span text:style-name="T4">F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29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29" draw:style-name="gr1" draw:text-style-name="P2" draw:layer="layout" svg:width="2.462cm" svg:height="1.102cm" svg:x="13.445cm" svg:y="5.745cm">
          <text:p text:style-name="P3"><text:span text:style-name="T4">T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29" draw:style-name="gr1" draw:text-style-name="P2" draw:layer="layout" svg:width="2.462cm" svg:height="1.102cm" svg:x="13.445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29" draw:style-name="gr1" draw:text-style-name="P2" draw:layer="layout" svg:width="2.462cm" svg:height="1.102cm" svg:x="13.445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29" draw:style-name="gr1" draw:text-style-name="P2" draw:layer="layout" svg:width="2.462cm" svg:height="1.102cm" svg:x="10.058cm" svg:y="5.74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29" draw:style-name="gr1" draw:text-style-name="P2" draw:layer="layout" svg:width="0.992cm" svg:height="1.102cm" svg:x="10.058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29" draw:style-name="gr1" draw:text-style-name="P2" draw:layer="layout" svg:width="2.462cm" svg:height="1.102cm" svg:x="10.058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29" draw:style-name="gr1" draw:text-style-name="P2" draw:layer="layout" svg:width="1.404cm" svg:height="1.102cm" svg:x="10.905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29" draw:style-name="gr1" draw:text-style-name="P2" draw:layer="layout" svg:width="2.462cm" svg:height="1.102cm" svg:x="6.671cm" svg:y="7.6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29" draw:style-name="gr1" draw:text-style-name="P2" draw:layer="layout" svg:width="0.992cm" svg:height="1.102cm" svg:x="6.671cm" svg:y="9.55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29" draw:style-name="gr1" draw:text-style-name="P2" draw:layer="layout" svg:width="2.462cm" svg:height="1.102cm" svg:x="6.671cm" svg:y="11.249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29" draw:style-name="gr1" draw:text-style-name="P2" draw:layer="layout" svg:width="1.404cm" svg:height="1.102cm" svg:x="7.518cm" svg:y="9.55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29" draw:style-name="gr1" draw:text-style-name="P2" draw:layer="layout" svg:width="2.462cm" svg:height="1.102cm" svg:x="7.095cm" svg:y="5.745cm">
          <text:p text:style-name="P3"><text:span text:style-name="T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29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4;p29" draw:style-name="gr6" draw:text-style-name="P5" draw:layer="layout" svg:width="0.032cm" svg:height="0.853cm" svg:x="13.92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5;p29" draw:style-name="gr6" draw:text-style-name="P5" draw:layer="layout" svg:width="0.032cm" svg:height="0.853cm" svg:x="13.923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6;p29" draw:style-name="gr6" draw:text-style-name="P5" draw:layer="layout" svg:width="0.032cm" svg:height="0.853cm" svg:x="10.536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7;p29" draw:style-name="gr6" draw:text-style-name="P5" draw:layer="layout" svg:width="0.032cm" svg:height="0.853cm" svg:x="10.536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8;p29" draw:style-name="gr6" draw:text-style-name="P5" draw:layer="layout" svg:width="0.032cm" svg:height="0.853cm" svg:x="11.38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9;p29" draw:style-name="gr6" draw:text-style-name="P5" draw:layer="layout" svg:width="0.032cm" svg:height="0.853cm" svg:x="7.99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;p29" draw:style-name="gr6" draw:text-style-name="P5" draw:layer="layout" svg:width="0.032cm" svg:height="0.853cm" svg:x="7.14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1;p29" draw:style-name="gr6" draw:text-style-name="P5" draw:layer="layout" svg:width="0.032cm" svg:height="0.853cm" svg:x="7.14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2;p29" draw:style-name="gr6" draw:text-style-name="P5" draw:layer="layout" svg:width="0.282cm" svg:height="0.817cm" svg:x="7.62cm" svg:y="6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3;p29" draw:style-name="gr6" draw:text-style-name="P5" draw:layer="layout" svg:width="0.295cm" svg:height="0.689cm" svg:x="6.996cm" svg:y="6.8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4;p29" draw:style-name="gr6" draw:text-style-name="P5" draw:layer="layout" svg:width="0.032cm" svg:height="0.853cm" svg:x="7.57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5;p29" draw:style-name="gr5" draw:text-style-name="P6" draw:layer="layout" svg:width="2.524cm" svg:height="0.196cm" svg:x="6.33cm" svg:y="6.65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1;g32bdad6404_0_489:notes" draw:style-name="gr3" draw:layer="layout" svg:width="16.932cm" svg:height="9.524cm" svg:x="1.059cm" svg:y="1.905cm" draw:page-number="17" presentation:class="page"/>
          <draw:frame draw:name="Google Shape;322;g32bdad6404_0_489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custom-shape draw:name="Google Shape;360;p30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30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30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3;p30" draw:style-name="gr2" draw:text-style-name="P2" draw:layer="layout" svg:width="5.929cm" svg:height="1.102cm" svg:x="10.335cm" svg:y="0.81cm">
          <text:p text:style-name="P3"><text:span text:style-name="T6">E</text:span><text:span text:style-name="T4"> -&gt; E + T | </text:span><text:span text:style-name="T6">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30" draw:style-name="gr1" draw:text-style-name="P2" draw:layer="layout" svg:width="2.462cm" svg:height="1.102cm" svg:x="20.543cm" svg:y="5.745cm">
          <text:p text:style-name="P3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30" draw:style-name="gr1" draw:text-style-name="P2" draw:layer="layout" svg:width="2.462cm" svg:height="1.102cm" svg:x="16.831cm" svg:y="5.745cm">
          <text:p text:style-name="P3"><text:span text:style-name="T4">F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30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30" draw:style-name="gr1" draw:text-style-name="P2" draw:layer="layout" svg:width="2.462cm" svg:height="1.102cm" svg:x="13.445cm" svg:y="5.745cm">
          <text:p text:style-name="P3"><text:span text:style-name="T4">T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30" draw:style-name="gr1" draw:text-style-name="P2" draw:layer="layout" svg:width="2.462cm" svg:height="1.102cm" svg:x="13.445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30" draw:style-name="gr1" draw:text-style-name="P2" draw:layer="layout" svg:width="2.462cm" svg:height="1.102cm" svg:x="13.445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30" draw:style-name="gr1" draw:text-style-name="P2" draw:layer="layout" svg:width="2.462cm" svg:height="1.102cm" svg:x="10.058cm" svg:y="5.74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30" draw:style-name="gr1" draw:text-style-name="P2" draw:layer="layout" svg:width="0.992cm" svg:height="1.102cm" svg:x="10.058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30" draw:style-name="gr1" draw:text-style-name="P2" draw:layer="layout" svg:width="2.462cm" svg:height="1.102cm" svg:x="10.058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30" draw:style-name="gr1" draw:text-style-name="P2" draw:layer="layout" svg:width="1.404cm" svg:height="1.102cm" svg:x="10.905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30" draw:style-name="gr1" draw:text-style-name="P2" draw:layer="layout" svg:width="2.462cm" svg:height="1.102cm" svg:x="6.671cm" svg:y="7.6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30" draw:style-name="gr1" draw:text-style-name="P2" draw:layer="layout" svg:width="0.992cm" svg:height="1.102cm" svg:x="6.671cm" svg:y="9.55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6;p30" draw:style-name="gr1" draw:text-style-name="P2" draw:layer="layout" svg:width="2.462cm" svg:height="1.102cm" svg:x="6.671cm" svg:y="11.249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30" draw:style-name="gr1" draw:text-style-name="P2" draw:layer="layout" svg:width="1.404cm" svg:height="1.102cm" svg:x="7.518cm" svg:y="9.55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30" draw:style-name="gr1" draw:text-style-name="P2" draw:layer="layout" svg:width="2.462cm" svg:height="1.102cm" svg:x="7.095cm" svg:y="5.745cm">
          <text:p text:style-name="P3"><text:span text:style-name="T6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30" draw:style-name="gr1" draw:text-style-name="P2" draw:layer="layout" svg:width="2.462cm" svg:height="1.102cm" svg:x="3.285cm" svg:y="9.55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30" draw:style-name="gr1" draw:text-style-name="P2" draw:layer="layout" svg:width="0.992cm" svg:height="1.102cm" svg:x="3.285cm" svg:y="11.46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30" draw:style-name="gr1" draw:text-style-name="P2" draw:layer="layout" svg:width="2.462cm" svg:height="1.102cm" svg:x="3.285cm" svg:y="13.15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30" draw:style-name="gr1" draw:text-style-name="P2" draw:layer="layout" svg:width="1.404cm" svg:height="1.102cm" svg:x="4.343cm" svg:y="11.46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;p30" draw:style-name="gr1" draw:text-style-name="P2" draw:layer="layout" svg:width="2.462cm" svg:height="1.102cm" svg:x="3.708cm" svg:y="7.65cm">
          <text:p text:style-name="P3"><text:span text:style-name="T6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30" draw:style-name="gr1" draw:text-style-name="P2" draw:layer="layout" svg:width="2.462cm" svg:height="1.102cm" svg:x="3.708cm" svg:y="5.752cm">
          <text:p text:style-name="P3"><text:span text:style-name="T6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5;p30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6;p30" draw:style-name="gr6" draw:text-style-name="P5" draw:layer="layout" svg:width="0.032cm" svg:height="0.853cm" svg:x="13.92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7;p30" draw:style-name="gr6" draw:text-style-name="P5" draw:layer="layout" svg:width="0.032cm" svg:height="0.853cm" svg:x="13.923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8;p30" draw:style-name="gr6" draw:text-style-name="P5" draw:layer="layout" svg:width="0.032cm" svg:height="0.853cm" svg:x="10.536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9;p30" draw:style-name="gr6" draw:text-style-name="P5" draw:layer="layout" svg:width="0.032cm" svg:height="0.853cm" svg:x="10.536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;p30" draw:style-name="gr6" draw:text-style-name="P5" draw:layer="layout" svg:width="0.032cm" svg:height="0.853cm" svg:x="11.38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1;p30" draw:style-name="gr6" draw:text-style-name="P5" draw:layer="layout" svg:width="0.032cm" svg:height="0.853cm" svg:x="7.99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2;p30" draw:style-name="gr6" draw:text-style-name="P5" draw:layer="layout" svg:width="0.032cm" svg:height="0.853cm" svg:x="7.14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3;p30" draw:style-name="gr6" draw:text-style-name="P5" draw:layer="layout" svg:width="0.032cm" svg:height="0.853cm" svg:x="4.60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4;p30" draw:style-name="gr6" draw:text-style-name="P5" draw:layer="layout" svg:width="0.032cm" svg:height="0.853cm" svg:x="3.763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5;p30" draw:style-name="gr6" draw:text-style-name="P5" draw:layer="layout" svg:width="0.032cm" svg:height="0.853cm" svg:x="7.14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6;p30" draw:style-name="gr6" draw:text-style-name="P5" draw:layer="layout" svg:width="0.032cm" svg:height="0.853cm" svg:x="3.763cm" svg:y="12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7;p30" draw:style-name="gr6" draw:text-style-name="P5" draw:layer="layout" svg:width="0.032cm" svg:height="0.853cm" svg:x="4.202cm" svg:y="6.8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8;p30" draw:style-name="gr6" draw:text-style-name="P5" draw:layer="layout" svg:width="0.282cm" svg:height="0.817cm" svg:x="7.62cm" svg:y="6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9;p30" draw:style-name="gr6" draw:text-style-name="P5" draw:layer="layout" svg:width="0.282cm" svg:height="0.817cm" svg:x="4.234cm" svg:y="8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0;p30" draw:style-name="gr6" draw:text-style-name="P5" draw:layer="layout" svg:width="0.295cm" svg:height="0.689cm" svg:x="3.808cm" svg:y="8.8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1;p30" draw:style-name="gr6" draw:text-style-name="P5" draw:layer="layout" svg:width="0.295cm" svg:height="0.689cm" svg:x="6.996cm" svg:y="6.8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2;p30" draw:style-name="gr6" draw:text-style-name="P5" draw:layer="layout" svg:width="0.032cm" svg:height="0.853cm" svg:x="4.18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3;p30" draw:style-name="gr6" draw:text-style-name="P5" draw:layer="layout" svg:width="0.032cm" svg:height="0.853cm" svg:x="7.57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4;p30" draw:style-name="gr5" draw:text-style-name="P6" draw:layer="layout" svg:width="2.524cm" svg:height="0.196cm" svg:x="6.33cm" svg:y="6.65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7;g15a7943ea4211dcf_66:notes" draw:style-name="gr3" draw:layer="layout" svg:width="16.932cm" svg:height="9.524cm" svg:x="1.059cm" svg:y="1.905cm" draw:page-number="18" presentation:class="page"/>
          <draw:frame draw:name="Google Shape;358;g15a7943ea4211dcf_66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custom-shape draw:name="Google Shape;409;p31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31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1;p31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2;p31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31" draw:style-name="gr1" draw:text-style-name="P2" draw:layer="layout" svg:width="2.462cm" svg:height="1.102cm" svg:x="20.543cm" svg:y="5.745cm">
          <text:p text:style-name="P3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31" draw:style-name="gr1" draw:text-style-name="P2" draw:layer="layout" svg:width="2.462cm" svg:height="1.102cm" svg:x="16.831cm" svg:y="5.745cm">
          <text:p text:style-name="P3"><text:span text:style-name="T4">F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31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31" draw:style-name="gr1" draw:text-style-name="P2" draw:layer="layout" svg:width="2.462cm" svg:height="1.102cm" svg:x="13.445cm" svg:y="5.745cm">
          <text:p text:style-name="P3"><text:span text:style-name="T4">T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31" draw:style-name="gr1" draw:text-style-name="P2" draw:layer="layout" svg:width="2.462cm" svg:height="1.102cm" svg:x="13.445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31" draw:style-name="gr1" draw:text-style-name="P2" draw:layer="layout" svg:width="2.462cm" svg:height="1.102cm" svg:x="13.445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;p31" draw:style-name="gr1" draw:text-style-name="P2" draw:layer="layout" svg:width="2.462cm" svg:height="1.102cm" svg:x="10.058cm" svg:y="5.74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31" draw:style-name="gr1" draw:text-style-name="P2" draw:layer="layout" svg:width="0.992cm" svg:height="1.102cm" svg:x="10.058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31" draw:style-name="gr1" draw:text-style-name="P2" draw:layer="layout" svg:width="2.462cm" svg:height="1.102cm" svg:x="10.058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31" draw:style-name="gr1" draw:text-style-name="P2" draw:layer="layout" svg:width="1.404cm" svg:height="1.102cm" svg:x="10.905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31" draw:style-name="gr1" draw:text-style-name="P2" draw:layer="layout" svg:width="2.462cm" svg:height="1.102cm" svg:x="6.671cm" svg:y="7.6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31" draw:style-name="gr1" draw:text-style-name="P2" draw:layer="layout" svg:width="0.992cm" svg:height="1.102cm" svg:x="6.671cm" svg:y="9.55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31" draw:style-name="gr1" draw:text-style-name="P2" draw:layer="layout" svg:width="2.462cm" svg:height="1.102cm" svg:x="6.671cm" svg:y="11.249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31" draw:style-name="gr1" draw:text-style-name="P2" draw:layer="layout" svg:width="1.404cm" svg:height="1.102cm" svg:x="7.518cm" svg:y="9.55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31" draw:style-name="gr1" draw:text-style-name="P2" draw:layer="layout" svg:width="2.462cm" svg:height="1.102cm" svg:x="7.095cm" svg:y="5.745cm">
          <text:p text:style-name="P3"><text:span text:style-name="T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31" draw:style-name="gr1" draw:text-style-name="P2" draw:layer="layout" svg:width="2.462cm" svg:height="1.102cm" svg:x="3.285cm" svg:y="9.555cm">
          <text:p text:style-name="P3"><text:span text:style-name="T4">T </text:span><text:span text:style-name="T6">*</text:span><text:span text:style-name="T4">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31" draw:style-name="gr1" draw:text-style-name="P2" draw:layer="layout" svg:width="0.992cm" svg:height="1.102cm" svg:x="3.285cm" svg:y="11.46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31" draw:style-name="gr1" draw:text-style-name="P2" draw:layer="layout" svg:width="2.462cm" svg:height="1.102cm" svg:x="3.285cm" svg:y="13.15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31" draw:style-name="gr1" draw:text-style-name="P2" draw:layer="layout" svg:width="1.404cm" svg:height="1.102cm" svg:x="4.343cm" svg:y="11.46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31" draw:style-name="gr1" draw:text-style-name="P2" draw:layer="layout" svg:width="2.462cm" svg:height="1.102cm" svg:x="3.708cm" svg:y="7.65cm">
          <text:p text:style-name="P3"><text:span text:style-name="T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31" draw:style-name="gr1" draw:text-style-name="P2" draw:layer="layout" svg:width="2.462cm" svg:height="1.102cm" svg:x="3.708cm" svg:y="5.752cm">
          <text:p text:style-name="P3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4;p31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5;p31" draw:style-name="gr6" draw:text-style-name="P5" draw:layer="layout" svg:width="0.032cm" svg:height="0.853cm" svg:x="13.92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6;p31" draw:style-name="gr6" draw:text-style-name="P5" draw:layer="layout" svg:width="0.032cm" svg:height="0.853cm" svg:x="13.923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7;p31" draw:style-name="gr6" draw:text-style-name="P5" draw:layer="layout" svg:width="0.032cm" svg:height="0.853cm" svg:x="10.536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8;p31" draw:style-name="gr6" draw:text-style-name="P5" draw:layer="layout" svg:width="0.032cm" svg:height="0.853cm" svg:x="10.536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9;p31" draw:style-name="gr6" draw:text-style-name="P5" draw:layer="layout" svg:width="0.032cm" svg:height="0.853cm" svg:x="11.38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0;p31" draw:style-name="gr6" draw:text-style-name="P5" draw:layer="layout" svg:width="0.032cm" svg:height="0.853cm" svg:x="7.99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1;p31" draw:style-name="gr6" draw:text-style-name="P5" draw:layer="layout" svg:width="0.032cm" svg:height="0.853cm" svg:x="7.14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2;p31" draw:style-name="gr6" draw:text-style-name="P5" draw:layer="layout" svg:width="0.032cm" svg:height="0.853cm" svg:x="4.60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3;p31" draw:style-name="gr6" draw:text-style-name="P5" draw:layer="layout" svg:width="0.032cm" svg:height="0.853cm" svg:x="3.763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4;p31" draw:style-name="gr6" draw:text-style-name="P5" draw:layer="layout" svg:width="0.032cm" svg:height="0.853cm" svg:x="7.14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5;p31" draw:style-name="gr6" draw:text-style-name="P5" draw:layer="layout" svg:width="0.032cm" svg:height="0.853cm" svg:x="3.763cm" svg:y="12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6;p31" draw:style-name="gr6" draw:text-style-name="P5" draw:layer="layout" svg:width="0.032cm" svg:height="0.853cm" svg:x="4.202cm" svg:y="6.8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7;p31" draw:style-name="gr6" draw:text-style-name="P5" draw:layer="layout" svg:width="0.282cm" svg:height="0.817cm" svg:x="7.62cm" svg:y="6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8;p31" draw:style-name="gr6" draw:text-style-name="P5" draw:layer="layout" svg:width="0.282cm" svg:height="0.817cm" svg:x="4.234cm" svg:y="8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9;p31" draw:style-name="gr6" draw:text-style-name="P5" draw:layer="layout" svg:width="0.295cm" svg:height="0.689cm" svg:x="3.808cm" svg:y="8.8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50;p31" draw:style-name="gr6" draw:text-style-name="P5" draw:layer="layout" svg:width="0.295cm" svg:height="0.689cm" svg:x="6.996cm" svg:y="6.8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51;p31" draw:style-name="gr6" draw:text-style-name="P5" draw:layer="layout" svg:width="0.032cm" svg:height="0.853cm" svg:x="4.18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2;p31" draw:style-name="gr6" draw:text-style-name="P5" draw:layer="layout" svg:width="0.032cm" svg:height="0.853cm" svg:x="7.573cm" svg:y="6.86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06;g32bdad6404_0_534:notes" draw:style-name="gr3" draw:layer="layout" svg:width="16.932cm" svg:height="9.524cm" svg:x="1.059cm" svg:y="1.905cm" draw:page-number="19" presentation:class="page"/>
          <draw:frame draw:name="Google Shape;407;g32bdad6404_0_534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custom-shape draw:name="Google Shape;457;p32" draw:style-name="gr1" draw:text-style-name="P2" draw:layer="layout" svg:width="9.546cm" svg:height="1.912cm" svg:x="0cm" svg:y="0cm">
          <text:p text:style-name="P3"><text:span text:style-name="T8">BUP in a nutsh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32" draw:style-name="gr9" draw:text-style-name="P7" draw:layer="layout" svg:width="10.625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32" draw:style-name="gr1" draw:text-style-name="P2" draw:layer="layout" svg:width="3.003cm" svg:height="1.912cm" svg:x="11.452cm" svg:y="5.894cm">
          <text:p text:style-name="P1"><text:span text:style-name="T8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0;p32" draw:style-name="gr10" draw:text-style-name="P8" draw:layer="layout" svg:width="6.758cm" svg:height="1.912cm" svg:x="9.547cm" svg:y="1.602cm">
          <text:p text:style-name="P1"><text:span text:style-name="T8">Gramm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4;g32cb22f86b_1_49:notes" draw:style-name="gr3" draw:layer="layout" svg:width="16.932cm" svg:height="9.524cm" svg:x="1.059cm" svg:y="1.905cm" draw:page-number="20" presentation:class="page"/>
          <draw:frame draw:name="Google Shape;455;g32cb22f86b_1_49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custom-shape draw:name="Google Shape;465;p33" draw:style-name="gr1" draw:text-style-name="P2" draw:layer="layout" svg:width="9.546cm" svg:height="1.912cm" svg:x="0cm" svg:y="0cm">
          <text:p text:style-name="P3"><text:span text:style-name="T8">BUP in a nutsh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33" draw:style-name="gr9" draw:text-style-name="P7" draw:layer="layout" svg:width="10.625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33" draw:style-name="gr11" draw:text-style-name="P9" draw:layer="layout" svg:width="2.04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8;p33" draw:style-name="gr1" draw:text-style-name="P2" draw:layer="layout" svg:width="3.003cm" svg:height="1.912cm" svg:x="4.043cm" svg:y="5.894cm">
          <text:p text:style-name="P3"><text:span text:style-name="T8">Scan/</text:span></text:p>
          <text:p text:style-name="P3"><text:span text:style-name="T8">Shi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9;p33" draw:style-name="gr10" draw:text-style-name="P8" draw:layer="layout" svg:width="6.758cm" svg:height="1.912cm" svg:x="9.547cm" svg:y="1.602cm">
          <text:p text:style-name="P1"><text:span text:style-name="T8">Gramm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0;p33" draw:style-name="gr12" draw:text-style-name="P2" draw:layer="layout" svg:width="0.032cm" svg:height="1.912cm" svg:x="9.6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2;g32cbd13ab0_0_2:notes" draw:style-name="gr3" draw:layer="layout" svg:width="16.932cm" svg:height="9.524cm" svg:x="1.059cm" svg:y="1.905cm" draw:page-number="21" presentation:class="page"/>
          <draw:frame draw:name="Google Shape;463;g32cbd13ab0_0_2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" presentation:presentation-page-layout-name="AL1T0">
        <draw:custom-shape draw:name="Google Shape;475;p34" draw:style-name="gr1" draw:text-style-name="P2" draw:layer="layout" svg:width="9.546cm" svg:height="1.912cm" svg:x="0cm" svg:y="0cm">
          <text:p text:style-name="P3"><text:span text:style-name="T8">BUP in a nutsh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6;p34" draw:style-name="gr9" draw:text-style-name="P7" draw:layer="layout" svg:width="10.625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34" draw:style-name="gr11" draw:text-style-name="P9" draw:layer="layout" svg:width="2.04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8;p34" draw:style-name="gr1" draw:text-style-name="P2" draw:layer="layout" svg:width="3.003cm" svg:height="1.912cm" svg:x="4.043cm" svg:y="5.894cm">
          <text:p text:style-name="P3"><text:span text:style-name="T8">Scan/</text:span></text:p>
          <text:p text:style-name="P3"><text:span text:style-name="T8">Shi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9;p34" draw:style-name="gr10" draw:text-style-name="P8" draw:layer="layout" svg:width="6.758cm" svg:height="1.912cm" svg:x="9.547cm" svg:y="1.602cm">
          <text:p text:style-name="P1"><text:span text:style-name="T8">Gramm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34" draw:style-name="gr12" draw:text-style-name="P2" draw:layer="layout" svg:width="0.032cm" svg:height="1.912cm" svg:x="9.6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1;p34" draw:style-name="gr1" draw:text-style-name="P2" draw:layer="layout" svg:width="5.694cm" svg:height="1.912cm" svg:x="9.393cm" svg:y="10.517cm">
          <text:p text:style-name="P3"><text:span text:style-name="T4">Pos of most</text:span></text:p>
          <text:p text:style-name="P3"><text:span text:style-name="T4">recent symbol read</text:span></text:p>
          <text:p text:style-name="P3"><text:span text:style-name="T4">(top of stac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p34" draw:style-name="gr1" draw:text-style-name="P2" draw:layer="layout" svg:width="3.177cm" svg:height="1.912cm" svg:x="3.501cm" svg:y="2.947cm">
          <text:p text:style-name="P10"><text:span text:style-name="T4">Stack for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p34" draw:style-name="gr13" draw:text-style-name="P5" draw:layer="layout" svg:width="2.097cm" svg:height="1.972cm" svg:x="6.579cm" svg:y="3.921cm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484;p34" draw:style-name="gr1" draw:text-style-name="P2" draw:layer="layout" svg:width="3.177cm" svg:height="1.912cm" svg:x="17.987cm" svg:y="2.947cm">
          <text:p text:style-name="P3"><text:span text:style-name="T4">Rest of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5;p34" draw:style-name="gr13" draw:text-style-name="P5" draw:layer="layout" svg:width="1.062cm" svg:height="2.01cm" svg:x="16.925cm" svg:y="3.904cm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486;p34" draw:style-name="gr13" draw:text-style-name="P5" draw:layer="layout" svg:width="3.665cm" svg:height="0.282cm" draw:transform="rotate (-1.5707963267949) translate (9.676cm 7.808cm)">
          <text:p/>
          <draw:enhanced-geometry draw:mirror-horizontal="false" draw:mirror-vertical="false" draw:text-areas="0 0 ?f10 ?f11" svg:viewBox="0 0 0 0" draw:type="ooxml-curvedConnector4" draw:modifiers="36948 334218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presentation:notes draw:style-name="dp2">
          <draw:page-thumbnail draw:name="Google Shape;472;g32cb22f86b_1_122:notes" draw:style-name="gr3" draw:layer="layout" svg:width="16.932cm" svg:height="9.524cm" svg:x="1.059cm" svg:y="1.905cm" draw:page-number="22" presentation:class="page"/>
          <draw:frame draw:name="Google Shape;473;g32cb22f86b_1_122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draw:custom-shape draw:name="Google Shape;491;p35" draw:style-name="gr9" draw:text-style-name="P7" draw:layer="layout" svg:width="10.625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2;p35" draw:style-name="gr11" draw:text-style-name="P9" draw:layer="layout" svg:width="4.324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3;p35" draw:style-name="gr1" draw:text-style-name="P2" draw:layer="layout" svg:width="9.546cm" svg:height="1.912cm" svg:x="0cm" svg:y="0cm">
          <text:p text:style-name="P3"><text:span text:style-name="T8">BUP in a nutsh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4;p35" draw:style-name="gr1" draw:text-style-name="P2" draw:layer="layout" svg:width="3.003cm" svg:height="1.912cm" svg:x="4.043cm" svg:y="5.894cm">
          <text:p text:style-name="P3"><text:span text:style-name="T8">Scan/</text:span></text:p>
          <text:p text:style-name="P3"><text:span text:style-name="T8">Shi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p35" draw:style-name="gr10" draw:text-style-name="P8" draw:layer="layout" svg:width="6.758cm" svg:height="1.912cm" svg:x="9.547cm" svg:y="1.602cm">
          <text:p text:style-name="P1"><text:span text:style-name="T8">Gramm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6;p35" draw:style-name="gr12" draw:text-style-name="P2" draw:layer="layout" svg:width="0.032cm" svg:height="1.912cm" svg:x="11.988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8;g32cb22f86b_1_98:notes" draw:style-name="gr3" draw:layer="layout" svg:width="16.932cm" svg:height="9.524cm" svg:x="1.059cm" svg:y="1.905cm" draw:page-number="23" presentation:class="page"/>
          <draw:frame draw:name="Google Shape;489;g32cb22f86b_1_98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" presentation:presentation-page-layout-name="AL1T0">
        <draw:custom-shape draw:name="Google Shape;501;p36" draw:style-name="gr9" draw:text-style-name="P7" draw:layer="layout" svg:width="10.625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36" draw:style-name="gr11" draw:text-style-name="P9" draw:layer="layout" svg:width="6.086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36" draw:style-name="gr1" draw:text-style-name="P2" draw:layer="layout" svg:width="9.546cm" svg:height="1.912cm" svg:x="0cm" svg:y="0cm">
          <text:p text:style-name="P3"><text:span text:style-name="T8">BUP in a nutsh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4;p36" draw:style-name="gr1" draw:text-style-name="P2" draw:layer="layout" svg:width="3.003cm" svg:height="1.912cm" svg:x="4.043cm" svg:y="5.894cm">
          <text:p text:style-name="P3"><text:span text:style-name="T8">Scan/</text:span></text:p>
          <text:p text:style-name="P3"><text:span text:style-name="T8">Shi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5;p36" draw:style-name="gr10" draw:text-style-name="P8" draw:layer="layout" svg:width="6.758cm" svg:height="1.912cm" svg:x="9.547cm" svg:y="1.602cm">
          <text:p text:style-name="P1"><text:span text:style-name="T8">Gramm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6;p36" draw:style-name="gr12" draw:text-style-name="P2" draw:layer="layout" svg:width="0.032cm" svg:height="1.912cm" svg:x="13.681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8;g32cb22f86b_1_103:notes" draw:style-name="gr3" draw:layer="layout" svg:width="16.932cm" svg:height="9.524cm" svg:x="1.059cm" svg:y="1.905cm" draw:page-number="24" presentation:class="page"/>
          <draw:frame draw:name="Google Shape;499;g32cb22f86b_1_103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" presentation:presentation-page-layout-name="AL1T0">
        <draw:custom-shape draw:name="Google Shape;511;p37" draw:style-name="gr9" draw:text-style-name="P7" draw:layer="layout" svg:width="10.625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37" draw:style-name="gr11" draw:text-style-name="P9" draw:layer="layout" svg:width="6.086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37" draw:style-name="gr1" draw:text-style-name="P2" draw:layer="layout" svg:width="9.546cm" svg:height="1.912cm" svg:x="0cm" svg:y="0cm">
          <text:p text:style-name="P3"><text:span text:style-name="T8">BUP in a nutsh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4;p37" draw:style-name="gr1" draw:text-style-name="P2" draw:layer="layout" svg:width="3.747cm" svg:height="1.912cm" svg:x="3.3cm" svg:y="5.894cm">
          <text:p text:style-name="P3"><text:span text:style-name="T8">Replace/</text:span></text:p>
          <text:p text:style-name="P3"><text:span text:style-name="T8">Redu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5;p37" draw:style-name="gr10" draw:text-style-name="P8" draw:layer="layout" svg:width="6.758cm" svg:height="1.912cm" svg:x="9.547cm" svg:y="1.602cm">
          <text:p text:style-name="P1"><text:span text:style-name="T8">Gramm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6;p37" draw:style-name="gr14" draw:text-style-name="P9" draw:layer="layout" svg:width="2.177cm" svg:height="1.594cm" svg:x="11.353cm" svg:y="6.047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7;p37" draw:style-name="gr15" draw:text-style-name="P5" draw:layer="layout" svg:width="0.031cm" svg:height="2.146cm" draw:transform="rotate (-3.14159265358979) translate (12.158cm 5.6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18;p37" draw:style-name="gr16" draw:text-style-name="P5" draw:layer="layout" svg:width="0.031cm" svg:height="2.146cm" draw:transform="rotate (-3.14159265358979) translate (13.217cm 5.6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19;p37" draw:style-name="gr12" draw:text-style-name="P2" draw:layer="layout" svg:width="0.032cm" svg:height="1.912cm" svg:x="13.681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8;g32cb22f86b_1_115:notes" draw:style-name="gr3" draw:layer="layout" svg:width="16.932cm" svg:height="9.524cm" svg:x="1.059cm" svg:y="1.905cm" draw:page-number="25" presentation:class="page"/>
          <draw:frame draw:name="Google Shape;509;g32cb22f86b_1_115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" presentation:presentation-page-layout-name="AL1T0">
        <draw:custom-shape draw:name="Google Shape;524;p38" draw:style-name="gr9" draw:text-style-name="P7" draw:layer="layout" svg:width="10.625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5;p38" draw:style-name="gr11" draw:text-style-name="P9" draw:layer="layout" svg:width="6.086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p38" draw:style-name="gr1" draw:text-style-name="P2" draw:layer="layout" svg:width="9.546cm" svg:height="1.912cm" svg:x="0cm" svg:y="0cm">
          <text:p text:style-name="P3"><text:span text:style-name="T8">BUP in a nutsh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7;p38" draw:style-name="gr1" draw:text-style-name="P2" draw:layer="layout" svg:width="3.747cm" svg:height="1.912cm" svg:x="3.3cm" svg:y="5.894cm">
          <text:p text:style-name="P3"><text:span text:style-name="T8">Replace/</text:span></text:p>
          <text:p text:style-name="P3"><text:span text:style-name="T8">Redu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8;p38" draw:style-name="gr10" draw:text-style-name="P8" draw:layer="layout" svg:width="6.758cm" svg:height="1.912cm" svg:x="9.547cm" svg:y="1.602cm">
          <text:p text:style-name="P1"><text:span text:style-name="T8">Gramm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38" draw:style-name="gr15" draw:text-style-name="P5" draw:layer="layout" svg:width="0.031cm" svg:height="2.146cm" draw:transform="rotate (-3.14159265358979) translate (12.158cm 5.6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30;p38" draw:style-name="gr16" draw:text-style-name="P5" draw:layer="layout" svg:width="0.031cm" svg:height="2.146cm" draw:transform="rotate (-3.14159265358979) translate (13.217cm 5.6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31;p38" draw:style-name="gr1" draw:text-style-name="P2" draw:layer="layout" svg:width="4.743cm" svg:height="0.96cm" svg:x="7.692cm" svg:y="9.29cm">
          <text:p text:style-name="P1"><text:span text:style-name="T9">han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2;p38" draw:style-name="gr8" draw:text-style-name="P5" draw:layer="layout" svg:width="1.647cm" svg:height="2.377cm" draw:transform="rotate (1.5707963267949) translate (10.065cm 9.29cm)">
          <text:p/>
          <draw:enhanced-geometry draw:mirror-horizontal="false" draw:mirror-vertical="false" draw:text-areas="0 0 ?f5 ?f6" svg:viewBox="0 0 0 0" draw:type="ooxml-curvedConnector3" draw:modifiers="5000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534;p38" draw:style-name="gr1" draw:text-style-name="P2" draw:layer="layout" svg:width="6.784cm" svg:height="1.102cm" svg:x="13.531cm" svg:y="11.012cm">
          <text:p text:style-name="P3"><text:span text:style-name="T5">Symbols you replace in your input stack, during a bottom up parse, with the LHS of a p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3;p38" draw:style-name="gr14" draw:text-style-name="P9" draw:layer="layout" svg:width="2.177cm" svg:height="1.594cm" svg:x="11.353cm" svg:y="6.047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5;p38" draw:style-name="gr12" draw:text-style-name="P2" draw:layer="layout" svg:width="0.032cm" svg:height="1.912cm" svg:x="13.681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21;g32cb22f86b_1_200:notes" draw:style-name="gr3" draw:layer="layout" svg:width="16.932cm" svg:height="9.524cm" svg:x="1.059cm" svg:y="1.905cm" draw:page-number="26" presentation:class="page"/>
          <draw:frame draw:name="Google Shape;522;g32cb22f86b_1_20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" presentation:presentation-page-layout-name="AL1T0">
        <draw:custom-shape draw:name="Google Shape;540;p39" draw:style-name="gr9" draw:text-style-name="P7" draw:layer="layout" svg:width="10.625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1;p39" draw:style-name="gr11" draw:text-style-name="P9" draw:layer="layout" svg:width="6.086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2;p39" draw:style-name="gr1" draw:text-style-name="P2" draw:layer="layout" svg:width="9.546cm" svg:height="1.912cm" svg:x="0cm" svg:y="0cm">
          <text:p text:style-name="P3"><text:span text:style-name="T8">BUP in a nutsh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39" draw:style-name="gr1" draw:text-style-name="P2" draw:layer="layout" svg:width="3.003cm" svg:height="1.912cm" svg:x="4.043cm" svg:y="5.894cm">
          <text:p text:style-name="P3"><text:span text:style-name="T8">Scan/</text:span></text:p>
          <text:p text:style-name="P3"><text:span text:style-name="T8">Shi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4;p39" draw:style-name="gr10" draw:text-style-name="P8" draw:layer="layout" svg:width="6.758cm" svg:height="1.912cm" svg:x="9.547cm" svg:y="1.602cm">
          <text:p text:style-name="P1"><text:span text:style-name="T8">Gramm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5;p39" draw:style-name="gr12" draw:text-style-name="P2" draw:layer="layout" svg:width="0.032cm" svg:height="1.912cm" svg:x="13.681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6;p39" draw:style-name="gr1" draw:text-style-name="P2" draw:layer="layout" svg:width="3.177cm" svg:height="1.912cm" svg:x="3.501cm" svg:y="2.947cm">
          <text:p text:style-name="P10"><text:span text:style-name="T4">Viable Prefi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7;p39" draw:style-name="gr17" draw:text-style-name="P5" draw:layer="layout" svg:width="2.757cm" svg:height="2.624cm" draw:transform="rotate (1.5707963267949) translate (6.579cm 6.679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Google Shape;537;g32fe47e007_0_0:notes" draw:style-name="gr3" draw:layer="layout" svg:width="16.932cm" svg:height="9.524cm" svg:x="1.059cm" svg:y="1.905cm" draw:page-number="27" presentation:class="page"/>
          <draw:frame draw:name="Google Shape;538;g32fe47e007_0_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" presentation:presentation-page-layout-name="AL1T0">
        <draw:custom-shape draw:name="Google Shape;552;p40" draw:style-name="gr9" draw:text-style-name="P7" draw:layer="layout" svg:width="10.625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3;p40" draw:style-name="gr11" draw:text-style-name="P9" draw:layer="layout" svg:width="6.086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4;p40" draw:style-name="gr1" draw:text-style-name="P2" draw:layer="layout" svg:width="9.546cm" svg:height="1.912cm" svg:x="0cm" svg:y="0cm">
          <text:p text:style-name="P3"><text:span text:style-name="T8">BUP in a nutsh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5;p40" draw:style-name="gr1" draw:text-style-name="P2" draw:layer="layout" svg:width="3.747cm" svg:height="1.912cm" svg:x="3.3cm" svg:y="5.894cm">
          <text:p text:style-name="P3"><text:span text:style-name="T8">Replace/</text:span></text:p>
          <text:p text:style-name="P3"><text:span text:style-name="T8">Redu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6;p40" draw:style-name="gr10" draw:text-style-name="P8" draw:layer="layout" svg:width="6.758cm" svg:height="1.912cm" svg:x="9.547cm" svg:y="1.602cm">
          <text:p text:style-name="P1"><text:span text:style-name="T8">Gramm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7;p40" draw:style-name="gr16" draw:text-style-name="P5" draw:layer="layout" svg:width="0.031cm" svg:height="2.146cm" draw:transform="rotate (-3.14159265358979) translate (13.217cm 5.6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58;p40" draw:style-name="gr15" draw:text-style-name="P5" draw:layer="layout" svg:width="0.031cm" svg:height="2.146cm" draw:transform="rotate (-3.14159265358979) translate (12.158cm 5.6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59;p40" draw:style-name="gr12" draw:text-style-name="P2" draw:layer="layout" svg:width="0.032cm" svg:height="1.912cm" svg:x="13.681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40" draw:style-name="gr1" draw:text-style-name="P2" draw:layer="layout" svg:width="4.743cm" svg:height="0.96cm" svg:x="7.692cm" svg:y="9.29cm">
          <text:p text:style-name="P1"><text:span text:style-name="T9">han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40" draw:style-name="gr8" draw:text-style-name="P5" draw:layer="layout" svg:width="1.647cm" svg:height="1.402cm" draw:transform="rotate (1.5707963267949) translate (10.065cm 9.29cm)">
          <text:p/>
          <draw:enhanced-geometry draw:mirror-horizontal="false" draw:mirror-vertical="false" draw:text-areas="0 0 ?f5 ?f6" svg:viewBox="0 0 0 0" draw:type="ooxml-curvedConnector3" draw:modifiers="5000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562;p40" draw:style-name="gr14" draw:text-style-name="P9" draw:layer="layout" svg:width="4.127cm" svg:height="1.594cm" svg:x="9.403cm" svg:y="6.047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9;g32cb22f86b_1_139:notes" draw:style-name="gr3" draw:layer="layout" svg:width="16.932cm" svg:height="9.524cm" svg:x="1.059cm" svg:y="1.905cm" draw:page-number="28" presentation:class="page"/>
          <draw:frame draw:name="Google Shape;550;g32cb22f86b_1_139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" presentation:presentation-page-layout-name="AL1T0">
        <draw:custom-shape draw:name="Google Shape;567;p41" draw:style-name="gr9" draw:text-style-name="P7" draw:layer="layout" svg:width="10.625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8;p41" draw:style-name="gr11" draw:text-style-name="P9" draw:layer="layout" svg:width="6.086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9;p41" draw:style-name="gr1" draw:text-style-name="P2" draw:layer="layout" svg:width="9.546cm" svg:height="1.912cm" svg:x="0cm" svg:y="0cm">
          <text:p text:style-name="P3"><text:span text:style-name="T8">BUP in a nutsh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0;p41" draw:style-name="gr1" draw:text-style-name="P2" draw:layer="layout" svg:width="3.747cm" svg:height="1.912cm" svg:x="3.3cm" svg:y="5.894cm">
          <text:p text:style-name="P3"><text:span text:style-name="T8">Replace/</text:span></text:p>
          <text:p text:style-name="P3"><text:span text:style-name="T8">Redu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1;p41" draw:style-name="gr10" draw:text-style-name="P8" draw:layer="layout" svg:width="6.758cm" svg:height="1.912cm" svg:x="9.547cm" svg:y="1.602cm">
          <text:p text:style-name="P1"><text:span text:style-name="T8">Gramm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2;p41" draw:style-name="gr16" draw:text-style-name="P5" draw:layer="layout" svg:width="0.031cm" svg:height="2.146cm" draw:transform="rotate (-3.14159265358979) translate (13.217cm 5.6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73;p41" draw:style-name="gr15" draw:text-style-name="P5" draw:layer="layout" svg:width="0.031cm" svg:height="2.146cm" draw:transform="rotate (-3.14159265358979) translate (12.158cm 5.6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74;p41" draw:style-name="gr12" draw:text-style-name="P2" draw:layer="layout" svg:width="0.032cm" svg:height="1.912cm" svg:x="13.681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5;p41" draw:style-name="gr1" draw:text-style-name="P2" draw:layer="layout" svg:width="4.743cm" svg:height="0.96cm" svg:x="7.692cm" svg:y="9.29cm">
          <text:p text:style-name="P1"><text:span text:style-name="T9">han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6;p41" draw:style-name="gr8" draw:text-style-name="P5" draw:layer="layout" svg:width="1.647cm" svg:height="0.622cm" draw:transform="rotate (1.5707963267949) translate (10.065cm 9.29cm)">
          <text:p/>
          <draw:enhanced-geometry draw:mirror-horizontal="false" draw:mirror-vertical="false" draw:text-areas="0 0 ?f5 ?f6" svg:viewBox="0 0 0 0" draw:type="ooxml-curvedConnector3" draw:modifiers="5000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577;p41" draw:style-name="gr14" draw:text-style-name="P9" draw:layer="layout" svg:width="5.69cm" svg:height="1.594cm" svg:x="7.842cm" svg:y="6.047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4;g32cb22f86b_1_150:notes" draw:style-name="gr3" draw:layer="layout" svg:width="16.932cm" svg:height="9.524cm" svg:x="1.059cm" svg:y="1.905cm" draw:page-number="29" presentation:class="page"/>
          <draw:frame draw:name="Google Shape;565;g32cb22f86b_1_15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" presentation:presentation-page-layout-name="AL1T0">
        <draw:custom-shape draw:name="Google Shape;582;p42" draw:style-name="gr9" draw:text-style-name="P7" draw:layer="layout" svg:width="10.625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3;p42" draw:style-name="gr11" draw:text-style-name="P9" draw:layer="layout" svg:width="6.086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4;p42" draw:style-name="gr1" draw:text-style-name="P2" draw:layer="layout" svg:width="9.546cm" svg:height="1.912cm" svg:x="0cm" svg:y="0cm">
          <text:p text:style-name="P3"><text:span text:style-name="T8">BUP in a nutsh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5;p42" draw:style-name="gr1" draw:text-style-name="P2" draw:layer="layout" svg:width="3.747cm" svg:height="1.912cm" svg:x="3.3cm" svg:y="5.894cm">
          <text:p text:style-name="P3"><text:span text:style-name="T8">Replace/</text:span></text:p>
          <text:p text:style-name="P3"><text:span text:style-name="T8">Redu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6;p42" draw:style-name="gr10" draw:text-style-name="P8" draw:layer="layout" svg:width="6.758cm" svg:height="1.912cm" svg:x="9.547cm" svg:y="1.602cm">
          <text:p text:style-name="P1"><text:span text:style-name="T8">Gramm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7;p42" draw:style-name="gr16" draw:text-style-name="P5" draw:layer="layout" svg:width="0.031cm" svg:height="2.146cm" draw:transform="rotate (-3.14159265358979) translate (10.677cm 5.6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88;p42" draw:style-name="gr15" draw:text-style-name="P5" draw:layer="layout" svg:width="0.031cm" svg:height="2.146cm" draw:transform="rotate (-3.14159265358979) translate (9.618cm 5.6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89;p42" draw:style-name="gr12" draw:text-style-name="P2" draw:layer="layout" svg:width="0.032cm" svg:height="1.912cm" svg:x="13.681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0;p42" draw:style-name="gr1" draw:text-style-name="P2" draw:layer="layout" svg:width="7.584cm" svg:height="2.299cm" svg:x="17.815cm" svg:y="5.701cm">
          <text:p text:style-name="P1"><text:span text:style-name="T10">X</text:span><text:span text:style-name="T8"> </text:span></text:p>
          <text:p text:style-name="P1"><text:span text:style-name="T8">Never </text:span></text:p>
          <text:p text:style-name="P1"><text:span text:style-name="T8">Happens. </text:span></text:p>
          <text:p text:style-name="P1"><text:span text:style-name="T11">Handles are</text:span></text:p>
          <text:p text:style-name="P1"><text:span text:style-name="T11">always on the stop of the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1;p42" draw:style-name="gr14" draw:text-style-name="P9" draw:layer="layout" svg:width="3.255cm" svg:height="1.594cm" svg:x="7.842cm" svg:y="6.047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9;g32cb22f86b_1_163:notes" draw:style-name="gr3" draw:layer="layout" svg:width="16.932cm" svg:height="9.524cm" svg:x="1.059cm" svg:y="1.905cm" draw:page-number="30" presentation:class="page"/>
          <draw:frame draw:name="Google Shape;580;g32cb22f86b_1_163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" presentation:presentation-page-layout-name="AL1T0">
        <draw:custom-shape draw:name="Google Shape;596;p43" draw:style-name="gr9" draw:text-style-name="P7" draw:layer="layout" svg:width="10.625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7;p43" draw:style-name="gr11" draw:text-style-name="P9" draw:layer="layout" svg:width="6.086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8;p43" draw:style-name="gr1" draw:text-style-name="P2" draw:layer="layout" svg:width="9.546cm" svg:height="1.912cm" svg:x="0cm" svg:y="0cm">
          <text:p text:style-name="P3"><text:span text:style-name="T8">BUP in a nutsh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9;p43" draw:style-name="gr1" draw:text-style-name="P2" draw:layer="layout" svg:width="3.747cm" svg:height="1.912cm" svg:x="3.3cm" svg:y="5.894cm">
          <text:p text:style-name="P3"><text:span text:style-name="T8">Replace/</text:span></text:p>
          <text:p text:style-name="P3"><text:span text:style-name="T8">Redu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0;p43" draw:style-name="gr10" draw:text-style-name="P8" draw:layer="layout" svg:width="6.758cm" svg:height="1.912cm" svg:x="9.547cm" svg:y="1.602cm">
          <text:p text:style-name="P1"><text:span text:style-name="T8">Gramm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1;p43" draw:style-name="gr16" draw:text-style-name="P5" draw:layer="layout" svg:width="0.031cm" svg:height="2.146cm" draw:transform="rotate (-3.14159265358979) translate (10.677cm 5.6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02;p43" draw:style-name="gr15" draw:text-style-name="P5" draw:layer="layout" svg:width="0.031cm" svg:height="2.146cm" draw:transform="rotate (-3.14159265358979) translate (9.618cm 5.6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03;p43" draw:style-name="gr12" draw:text-style-name="P2" draw:layer="layout" svg:width="0.032cm" svg:height="1.912cm" svg:x="13.681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4;p43" draw:style-name="gr1" draw:text-style-name="P2" draw:layer="layout" svg:width="7.584cm" svg:height="2.299cm" svg:x="17.815cm" svg:y="5.701cm">
          <text:p text:style-name="P1"><text:span text:style-name="T10">X</text:span><text:span text:style-name="T8"> </text:span></text:p>
          <text:p text:style-name="P1"><text:span text:style-name="T8">Never </text:span></text:p>
          <text:p text:style-name="P1"><text:span text:style-name="T8">Happens. </text:span></text:p>
          <text:p text:style-name="P1"><text:span text:style-name="T8">Handles are</text:span></text:p>
          <text:p text:style-name="P1"><text:span text:style-name="T8">always on the top of the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5;p43" draw:style-name="gr14" draw:text-style-name="P9" draw:layer="layout" svg:width="3.255cm" svg:height="1.594cm" svg:x="7.842cm" svg:y="6.047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3;g32cbd13ab0_0_14:notes" draw:style-name="gr3" draw:layer="layout" svg:width="16.932cm" svg:height="9.524cm" svg:x="1.059cm" svg:y="1.905cm" draw:page-number="31" presentation:class="page"/>
          <draw:frame draw:name="Google Shape;594;g32cbd13ab0_0_14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" presentation:presentation-page-layout-name="AL1T0">
        <draw:custom-shape draw:name="Google Shape;610;p44" draw:style-name="gr9" draw:text-style-name="P7" draw:layer="layout" svg:width="10.625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1;p44" draw:style-name="gr11" draw:text-style-name="P9" draw:layer="layout" svg:width="6.086cm" svg:height="1.912cm" svg:x="7.656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2;p44" draw:style-name="gr1" draw:text-style-name="P2" draw:layer="layout" svg:width="9.546cm" svg:height="1.912cm" svg:x="0cm" svg:y="0cm">
          <text:p text:style-name="P3"><text:span text:style-name="T8">BUP in a nutsh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3;p44" draw:style-name="gr1" draw:text-style-name="P2" draw:layer="layout" svg:width="3.747cm" svg:height="1.912cm" svg:x="3.3cm" svg:y="5.894cm">
          <text:p text:style-name="P3"><text:span text:style-name="T8">Replace/</text:span></text:p>
          <text:p text:style-name="P3"><text:span text:style-name="T8">Redu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4;p44" draw:style-name="gr10" draw:text-style-name="P8" draw:layer="layout" svg:width="6.758cm" svg:height="1.912cm" svg:x="9.547cm" svg:y="1.602cm">
          <text:p text:style-name="P1"><text:span text:style-name="T8">Gramm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5;p44" draw:style-name="gr16" draw:text-style-name="P5" draw:layer="layout" svg:width="0.031cm" svg:height="2.146cm" draw:transform="rotate (-3.14159265358979) translate (15.545cm 5.6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16;p44" draw:style-name="gr15" draw:text-style-name="P5" draw:layer="layout" svg:width="0.031cm" svg:height="2.146cm" draw:transform="rotate (-3.14159265358979) translate (14.487cm 5.6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17;p44" draw:style-name="gr12" draw:text-style-name="P2" draw:layer="layout" svg:width="0.032cm" svg:height="1.912cm" svg:x="13.681cm" svg:y="5.894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8;p44" draw:style-name="gr1" draw:text-style-name="P2" draw:layer="layout" svg:width="7.584cm" svg:height="2.299cm" svg:x="17.815cm" svg:y="5.701cm">
          <text:p text:style-name="P1"><text:span text:style-name="T10">X</text:span><text:span text:style-name="T8"> </text:span></text:p>
          <text:p text:style-name="P1"><text:span text:style-name="T8">Never </text:span></text:p>
          <text:p text:style-name="P1"><text:span text:style-name="T8">Happens. </text:span></text:p>
          <text:p text:style-name="P1"><text:span text:style-name="T11">Handles are</text:span></text:p>
          <text:p text:style-name="P1"><text:span text:style-name="T11">always on the stop of the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9;p44" draw:style-name="gr18" draw:text-style-name="P2" draw:layer="layout" svg:width="2.177cm" svg:height="1.594cm" svg:x="13.893cm" svg:y="6.047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7;g32cb22f86b_1_185:notes" draw:style-name="gr3" draw:layer="layout" svg:width="16.932cm" svg:height="9.524cm" svg:x="1.059cm" svg:y="1.905cm" draw:page-number="32" presentation:class="page"/>
          <draw:frame draw:name="Google Shape;608;g32cb22f86b_1_185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" presentation:presentation-page-layout-name="AL1T0">
        <draw:custom-shape draw:name="Google Shape;624;p45" draw:style-name="gr1" draw:text-style-name="P2" draw:layer="layout" svg:width="8.332cm" svg:height="14.287cm" svg:x="8.207cm" svg:y="0cm">
          <text:p text:style-name="P1"><text:span text:style-name="T8">BUP </text:span></text:p>
          <text:p text:style-name="P1"><text:span text:style-name="T8">comes down to knowing </text:span></text:p>
          <text:p text:style-name="P1"><text:span text:style-name="T9">when to shift or reduce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1;g32cbd13ab0_0_122:notes" draw:style-name="gr3" draw:layer="layout" svg:width="16.932cm" svg:height="9.524cm" svg:x="1.059cm" svg:y="1.905cm" draw:page-number="33" presentation:class="page"/>
          <draw:frame draw:name="Google Shape;622;g32cbd13ab0_0_122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" presentation:presentation-page-layout-name="AL1T0">
        <draw:custom-shape draw:name="Google Shape;629;p46" draw:style-name="gr1" draw:text-style-name="P2" draw:layer="layout" svg:width="8.332cm" svg:height="14.287cm" svg:x="8.207cm" svg:y="0cm">
          <text:p text:style-name="P1"><text:span text:style-name="T8">...and </text:span></text:p>
          <text:p text:style-name="P1"><text:span text:style-name="T8">exactly </text:span><text:span text:style-name="T9">what to replace</text:span><text:span text:style-name="T8">, in your input stack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6;g32cbd13ab0_0_103:notes" draw:style-name="gr3" draw:layer="layout" svg:width="16.932cm" svg:height="9.524cm" svg:x="1.059cm" svg:y="1.905cm" draw:page-number="34" presentation:class="page"/>
          <draw:frame draw:name="Google Shape;627;g32cbd13ab0_0_103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" presentation:presentation-page-layout-name="AL1T0">
        <draw:custom-shape draw:name="Google Shape;634;p47" draw:style-name="gr1" draw:text-style-name="P2" draw:layer="layout" svg:width="8.332cm" svg:height="14.287cm" svg:x="8.207cm" svg:y="0cm">
          <text:p text:style-name="P1"><text:span text:style-name="T8">..which comes down to recognizing which part of your input stack is a</text:span><text:span text:style-name="T9"> handle</text:span><text:span text:style-name="T8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1;g32cbd13ab0_0_118:notes" draw:style-name="gr3" draw:layer="layout" svg:width="16.932cm" svg:height="9.524cm" svg:x="1.059cm" svg:y="1.905cm" draw:page-number="35" presentation:class="page"/>
          <draw:frame draw:name="Google Shape;632;g32cbd13ab0_0_118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" presentation:presentation-page-layout-name="AL1T0">
        <draw:custom-shape draw:name="Google Shape;639;p48" draw:style-name="gr1" draw:text-style-name="P2" draw:layer="layout" svg:width="8.332cm" svg:height="14.287cm" svg:x="8.533cm" svg:y="0cm">
          <text:p text:style-name="P1"><text:span text:style-name="T2">L</text:span><text:span text:style-name="T12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6;g32cbd13ab0_0_248:notes" draw:style-name="gr3" draw:layer="layout" svg:width="16.932cm" svg:height="9.524cm" svg:x="1.059cm" svg:y="1.905cm" draw:page-number="36" presentation:class="page"/>
          <draw:frame draw:name="Google Shape;637;g32cbd13ab0_0_248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" presentation:presentation-page-layout-name="AL1T0">
        <draw:custom-shape draw:name="Google Shape;644;p49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5;p49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6;p49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47;p49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8;p49" draw:style-name="gr1" draw:text-style-name="P2" draw:layer="layout" svg:width="2.462cm" svg:height="1.102cm" svg:x="20.543cm" svg:y="5.745cm">
          <text:p text:style-name="P3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9;p49" draw:style-name="gr1" draw:text-style-name="P2" draw:layer="layout" svg:width="2.462cm" svg:height="1.102cm" svg:x="16.831cm" svg:y="5.745cm">
          <text:p text:style-name="P3"><text:span text:style-name="T4">F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0;p49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1;p49" draw:style-name="gr1" draw:text-style-name="P2" draw:layer="layout" svg:width="2.462cm" svg:height="1.102cm" svg:x="13.445cm" svg:y="5.745cm">
          <text:p text:style-name="P3"><text:span text:style-name="T4">T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2;p49" draw:style-name="gr1" draw:text-style-name="P2" draw:layer="layout" svg:width="2.462cm" svg:height="1.102cm" svg:x="13.445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3;p49" draw:style-name="gr1" draw:text-style-name="P2" draw:layer="layout" svg:width="2.462cm" svg:height="1.102cm" svg:x="13.445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4;p49" draw:style-name="gr1" draw:text-style-name="P2" draw:layer="layout" svg:width="2.462cm" svg:height="1.102cm" svg:x="10.058cm" svg:y="5.74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5;p49" draw:style-name="gr1" draw:text-style-name="P2" draw:layer="layout" svg:width="0.992cm" svg:height="1.102cm" svg:x="10.058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6;p49" draw:style-name="gr1" draw:text-style-name="P2" draw:layer="layout" svg:width="2.462cm" svg:height="1.102cm" svg:x="10.058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7;p49" draw:style-name="gr1" draw:text-style-name="P2" draw:layer="layout" svg:width="1.404cm" svg:height="1.102cm" svg:x="10.905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8;p49" draw:style-name="gr1" draw:text-style-name="P2" draw:layer="layout" svg:width="2.462cm" svg:height="1.102cm" svg:x="6.671cm" svg:y="7.6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9;p49" draw:style-name="gr1" draw:text-style-name="P2" draw:layer="layout" svg:width="0.992cm" svg:height="1.102cm" svg:x="6.671cm" svg:y="9.55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0;p49" draw:style-name="gr1" draw:text-style-name="P2" draw:layer="layout" svg:width="2.462cm" svg:height="1.102cm" svg:x="6.671cm" svg:y="11.249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1;p49" draw:style-name="gr1" draw:text-style-name="P2" draw:layer="layout" svg:width="1.404cm" svg:height="1.102cm" svg:x="7.518cm" svg:y="9.55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2;p49" draw:style-name="gr1" draw:text-style-name="P2" draw:layer="layout" svg:width="2.462cm" svg:height="1.102cm" svg:x="7.095cm" svg:y="5.745cm">
          <text:p text:style-name="P3"><text:span text:style-name="T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3;p49" draw:style-name="gr1" draw:text-style-name="P2" draw:layer="layout" svg:width="2.462cm" svg:height="1.102cm" svg:x="3.285cm" svg:y="9.55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4;p49" draw:style-name="gr1" draw:text-style-name="P2" draw:layer="layout" svg:width="0.992cm" svg:height="1.102cm" svg:x="3.285cm" svg:y="11.46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5;p49" draw:style-name="gr1" draw:text-style-name="P2" draw:layer="layout" svg:width="2.462cm" svg:height="1.102cm" svg:x="3.285cm" svg:y="13.15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6;p49" draw:style-name="gr1" draw:text-style-name="P2" draw:layer="layout" svg:width="1.404cm" svg:height="1.102cm" svg:x="4.343cm" svg:y="11.46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7;p49" draw:style-name="gr1" draw:text-style-name="P2" draw:layer="layout" svg:width="2.462cm" svg:height="1.102cm" svg:x="3.708cm" svg:y="7.65cm">
          <text:p text:style-name="P3"><text:span text:style-name="T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8;p49" draw:style-name="gr1" draw:text-style-name="P2" draw:layer="layout" svg:width="2.462cm" svg:height="1.102cm" svg:x="3.708cm" svg:y="5.752cm">
          <text:p text:style-name="P3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9;p49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0;p49" draw:style-name="gr6" draw:text-style-name="P5" draw:layer="layout" svg:width="0.032cm" svg:height="0.853cm" svg:x="13.92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1;p49" draw:style-name="gr6" draw:text-style-name="P5" draw:layer="layout" svg:width="0.032cm" svg:height="0.853cm" svg:x="13.923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2;p49" draw:style-name="gr6" draw:text-style-name="P5" draw:layer="layout" svg:width="0.032cm" svg:height="0.853cm" svg:x="10.536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3;p49" draw:style-name="gr6" draw:text-style-name="P5" draw:layer="layout" svg:width="0.032cm" svg:height="0.853cm" svg:x="10.536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4;p49" draw:style-name="gr6" draw:text-style-name="P5" draw:layer="layout" svg:width="0.032cm" svg:height="0.853cm" svg:x="11.38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5;p49" draw:style-name="gr6" draw:text-style-name="P5" draw:layer="layout" svg:width="0.032cm" svg:height="0.853cm" svg:x="7.99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6;p49" draw:style-name="gr6" draw:text-style-name="P5" draw:layer="layout" svg:width="0.032cm" svg:height="0.853cm" svg:x="7.14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7;p49" draw:style-name="gr6" draw:text-style-name="P5" draw:layer="layout" svg:width="0.032cm" svg:height="0.853cm" svg:x="4.60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8;p49" draw:style-name="gr6" draw:text-style-name="P5" draw:layer="layout" svg:width="0.032cm" svg:height="0.853cm" svg:x="3.763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9;p49" draw:style-name="gr6" draw:text-style-name="P5" draw:layer="layout" svg:width="0.032cm" svg:height="0.853cm" svg:x="7.14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0;p49" draw:style-name="gr6" draw:text-style-name="P5" draw:layer="layout" svg:width="0.032cm" svg:height="0.853cm" svg:x="3.763cm" svg:y="12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1;p49" draw:style-name="gr6" draw:text-style-name="P5" draw:layer="layout" svg:width="0.032cm" svg:height="0.853cm" svg:x="4.202cm" svg:y="6.8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2;p49" draw:style-name="gr6" draw:text-style-name="P5" draw:layer="layout" svg:width="0.282cm" svg:height="0.817cm" svg:x="7.62cm" svg:y="6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3;p49" draw:style-name="gr6" draw:text-style-name="P5" draw:layer="layout" svg:width="0.282cm" svg:height="0.817cm" svg:x="4.234cm" svg:y="8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4;p49" draw:style-name="gr6" draw:text-style-name="P5" draw:layer="layout" svg:width="0.295cm" svg:height="0.689cm" svg:x="3.808cm" svg:y="8.8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85;p49" draw:style-name="gr6" draw:text-style-name="P5" draw:layer="layout" svg:width="0.295cm" svg:height="0.689cm" svg:x="6.996cm" svg:y="6.8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86;p49" draw:style-name="gr6" draw:text-style-name="P5" draw:layer="layout" svg:width="0.032cm" svg:height="0.853cm" svg:x="4.18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7;p49" draw:style-name="gr6" draw:text-style-name="P5" draw:layer="layout" svg:width="0.032cm" svg:height="0.853cm" svg:x="7.573cm" svg:y="6.86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641;g32cbd13ab0_0_130:notes" draw:style-name="gr3" draw:layer="layout" svg:width="16.932cm" svg:height="9.524cm" svg:x="1.059cm" svg:y="1.905cm" draw:page-number="37" presentation:class="page"/>
          <draw:frame draw:name="Google Shape;642;g32cbd13ab0_0_13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" presentation:presentation-page-layout-name="AL1T0">
        <draw:custom-shape draw:name="Google Shape;692;p50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3;p50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4;p50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5;p50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6;p50" draw:style-name="gr1" draw:text-style-name="P2" draw:layer="layout" svg:width="2.462cm" svg:height="1.102cm" svg:x="20.543cm" svg:y="5.745cm">
          <text:p text:style-name="P3"><text:span text:style-name="T13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7;p50" draw:style-name="gr1" draw:text-style-name="P2" draw:layer="layout" svg:width="2.462cm" svg:height="1.102cm" svg:x="16.831cm" svg:y="5.745cm">
          <text:p text:style-name="P3"><text:span text:style-name="T13">F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8;p50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50" draw:style-name="gr1" draw:text-style-name="P2" draw:layer="layout" svg:width="2.462cm" svg:height="1.102cm" svg:x="13.445cm" svg:y="5.745cm">
          <text:p text:style-name="P3"><text:span text:style-name="T13">T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50" draw:style-name="gr1" draw:text-style-name="P2" draw:layer="layout" svg:width="2.462cm" svg:height="1.102cm" svg:x="13.445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50" draw:style-name="gr1" draw:text-style-name="P2" draw:layer="layout" svg:width="2.462cm" svg:height="1.102cm" svg:x="13.445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2;p50" draw:style-name="gr1" draw:text-style-name="P2" draw:layer="layout" svg:width="2.462cm" svg:height="1.102cm" svg:x="10.058cm" svg:y="5.745cm">
          <text:p text:style-name="P3"><text:span text:style-name="T13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3;p50" draw:style-name="gr1" draw:text-style-name="P2" draw:layer="layout" svg:width="0.992cm" svg:height="1.102cm" svg:x="10.058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4;p50" draw:style-name="gr1" draw:text-style-name="P2" draw:layer="layout" svg:width="2.462cm" svg:height="1.102cm" svg:x="10.058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5;p50" draw:style-name="gr1" draw:text-style-name="P2" draw:layer="layout" svg:width="1.404cm" svg:height="1.102cm" svg:x="10.905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6;p50" draw:style-name="gr1" draw:text-style-name="P2" draw:layer="layout" svg:width="2.462cm" svg:height="1.102cm" svg:x="6.671cm" svg:y="7.6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7;p50" draw:style-name="gr1" draw:text-style-name="P2" draw:layer="layout" svg:width="0.992cm" svg:height="1.102cm" svg:x="6.671cm" svg:y="9.55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8;p50" draw:style-name="gr1" draw:text-style-name="P2" draw:layer="layout" svg:width="2.462cm" svg:height="1.102cm" svg:x="6.671cm" svg:y="11.249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9;p50" draw:style-name="gr1" draw:text-style-name="P2" draw:layer="layout" svg:width="1.404cm" svg:height="1.102cm" svg:x="7.518cm" svg:y="9.55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0;p50" draw:style-name="gr1" draw:text-style-name="P2" draw:layer="layout" svg:width="2.462cm" svg:height="1.102cm" svg:x="7.095cm" svg:y="5.745cm">
          <text:p text:style-name="P3"><text:span text:style-name="T13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1;p50" draw:style-name="gr1" draw:text-style-name="P2" draw:layer="layout" svg:width="2.462cm" svg:height="1.102cm" svg:x="3.285cm" svg:y="9.55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2;p50" draw:style-name="gr1" draw:text-style-name="P2" draw:layer="layout" svg:width="0.992cm" svg:height="1.102cm" svg:x="3.285cm" svg:y="11.46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3;p50" draw:style-name="gr1" draw:text-style-name="P2" draw:layer="layout" svg:width="2.462cm" svg:height="1.102cm" svg:x="3.285cm" svg:y="13.15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4;p50" draw:style-name="gr1" draw:text-style-name="P2" draw:layer="layout" svg:width="1.404cm" svg:height="1.102cm" svg:x="4.343cm" svg:y="11.46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5;p50" draw:style-name="gr1" draw:text-style-name="P2" draw:layer="layout" svg:width="2.462cm" svg:height="1.102cm" svg:x="3.708cm" svg:y="7.65cm">
          <text:p text:style-name="P3"><text:span text:style-name="T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6;p50" draw:style-name="gr1" draw:text-style-name="P2" draw:layer="layout" svg:width="2.462cm" svg:height="1.102cm" svg:x="3.708cm" svg:y="5.752cm">
          <text:p text:style-name="P3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7;p50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8;p50" draw:style-name="gr6" draw:text-style-name="P5" draw:layer="layout" svg:width="0.032cm" svg:height="0.853cm" svg:x="13.92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9;p50" draw:style-name="gr6" draw:text-style-name="P5" draw:layer="layout" svg:width="0.032cm" svg:height="0.853cm" svg:x="13.923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0;p50" draw:style-name="gr6" draw:text-style-name="P5" draw:layer="layout" svg:width="0.032cm" svg:height="0.853cm" svg:x="10.536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1;p50" draw:style-name="gr6" draw:text-style-name="P5" draw:layer="layout" svg:width="0.032cm" svg:height="0.853cm" svg:x="10.536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2;p50" draw:style-name="gr6" draw:text-style-name="P5" draw:layer="layout" svg:width="0.032cm" svg:height="0.853cm" svg:x="11.38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3;p50" draw:style-name="gr6" draw:text-style-name="P5" draw:layer="layout" svg:width="0.032cm" svg:height="0.853cm" svg:x="7.99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4;p50" draw:style-name="gr6" draw:text-style-name="P5" draw:layer="layout" svg:width="0.032cm" svg:height="0.853cm" svg:x="7.14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5;p50" draw:style-name="gr6" draw:text-style-name="P5" draw:layer="layout" svg:width="0.032cm" svg:height="0.853cm" svg:x="4.60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6;p50" draw:style-name="gr6" draw:text-style-name="P5" draw:layer="layout" svg:width="0.032cm" svg:height="0.853cm" svg:x="3.763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7;p50" draw:style-name="gr6" draw:text-style-name="P5" draw:layer="layout" svg:width="0.032cm" svg:height="0.853cm" svg:x="7.14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8;p50" draw:style-name="gr6" draw:text-style-name="P5" draw:layer="layout" svg:width="0.032cm" svg:height="0.853cm" svg:x="3.763cm" svg:y="12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9;p50" draw:style-name="gr6" draw:text-style-name="P5" draw:layer="layout" svg:width="0.032cm" svg:height="0.853cm" svg:x="4.202cm" svg:y="6.8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0;p50" draw:style-name="gr6" draw:text-style-name="P5" draw:layer="layout" svg:width="0.282cm" svg:height="0.817cm" svg:x="7.62cm" svg:y="6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1;p50" draw:style-name="gr6" draw:text-style-name="P5" draw:layer="layout" svg:width="0.282cm" svg:height="0.817cm" svg:x="4.234cm" svg:y="8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2;p50" draw:style-name="gr6" draw:text-style-name="P5" draw:layer="layout" svg:width="0.295cm" svg:height="0.689cm" svg:x="3.808cm" svg:y="8.8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33;p50" draw:style-name="gr6" draw:text-style-name="P5" draw:layer="layout" svg:width="0.295cm" svg:height="0.689cm" svg:x="6.996cm" svg:y="6.8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34;p50" draw:style-name="gr6" draw:text-style-name="P5" draw:layer="layout" svg:width="0.032cm" svg:height="0.853cm" svg:x="4.18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5;p50" draw:style-name="gr6" draw:text-style-name="P5" draw:layer="layout" svg:width="0.032cm" svg:height="0.853cm" svg:x="7.573cm" svg:y="6.86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689;g32cbd13ab0_0_177:notes" draw:style-name="gr3" draw:layer="layout" svg:width="16.932cm" svg:height="9.524cm" svg:x="1.059cm" svg:y="1.905cm" draw:page-number="38" presentation:class="page"/>
          <draw:frame draw:name="Google Shape;690;g32cbd13ab0_0_177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" presentation:presentation-page-layout-name="AL1T0">
        <draw:custom-shape draw:name="Google Shape;740;p51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51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2;p51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3;p51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4;p51" draw:style-name="gr1" draw:text-style-name="P2" draw:layer="layout" svg:width="2.462cm" svg:height="1.102cm" svg:x="20.543cm" svg:y="5.745cm">
          <text:p text:style-name="P3"><text:span text:style-name="T13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5;p51" draw:style-name="gr1" draw:text-style-name="P2" draw:layer="layout" svg:width="2.462cm" svg:height="1.102cm" svg:x="16.831cm" svg:y="5.745cm">
          <text:p text:style-name="P3"><text:span text:style-name="T13">F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6;p51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7;p51" draw:style-name="gr1" draw:text-style-name="P2" draw:layer="layout" svg:width="2.462cm" svg:height="1.102cm" svg:x="13.445cm" svg:y="5.745cm">
          <text:p text:style-name="P3"><text:span text:style-name="T13">T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8;p51" draw:style-name="gr1" draw:text-style-name="P2" draw:layer="layout" svg:width="2.462cm" svg:height="1.102cm" svg:x="13.445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9;p51" draw:style-name="gr1" draw:text-style-name="P2" draw:layer="layout" svg:width="2.462cm" svg:height="1.102cm" svg:x="13.445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0;p51" draw:style-name="gr1" draw:text-style-name="P2" draw:layer="layout" svg:width="2.462cm" svg:height="1.102cm" svg:x="10.058cm" svg:y="5.745cm">
          <text:p text:style-name="P3"><text:span text:style-name="T13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1;p51" draw:style-name="gr1" draw:text-style-name="P2" draw:layer="layout" svg:width="0.992cm" svg:height="1.102cm" svg:x="10.058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2;p51" draw:style-name="gr1" draw:text-style-name="P2" draw:layer="layout" svg:width="2.462cm" svg:height="1.102cm" svg:x="10.058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3;p51" draw:style-name="gr1" draw:text-style-name="P2" draw:layer="layout" svg:width="1.404cm" svg:height="1.102cm" svg:x="10.905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4;p51" draw:style-name="gr1" draw:text-style-name="P2" draw:layer="layout" svg:width="2.462cm" svg:height="1.102cm" svg:x="6.671cm" svg:y="7.6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5;p51" draw:style-name="gr1" draw:text-style-name="P2" draw:layer="layout" svg:width="0.992cm" svg:height="1.102cm" svg:x="6.671cm" svg:y="9.55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6;p51" draw:style-name="gr1" draw:text-style-name="P2" draw:layer="layout" svg:width="2.462cm" svg:height="1.102cm" svg:x="6.671cm" svg:y="11.249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7;p51" draw:style-name="gr1" draw:text-style-name="P2" draw:layer="layout" svg:width="1.404cm" svg:height="1.102cm" svg:x="7.518cm" svg:y="9.55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8;p51" draw:style-name="gr1" draw:text-style-name="P2" draw:layer="layout" svg:width="2.462cm" svg:height="1.102cm" svg:x="7.095cm" svg:y="5.745cm">
          <text:p text:style-name="P3"><text:span text:style-name="T13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9;p51" draw:style-name="gr1" draw:text-style-name="P2" draw:layer="layout" svg:width="2.462cm" svg:height="1.102cm" svg:x="3.285cm" svg:y="9.55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0;p51" draw:style-name="gr1" draw:text-style-name="P2" draw:layer="layout" svg:width="0.992cm" svg:height="1.102cm" svg:x="3.285cm" svg:y="11.46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1;p51" draw:style-name="gr1" draw:text-style-name="P2" draw:layer="layout" svg:width="2.462cm" svg:height="1.102cm" svg:x="3.285cm" svg:y="13.15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2;p51" draw:style-name="gr1" draw:text-style-name="P2" draw:layer="layout" svg:width="1.404cm" svg:height="1.102cm" svg:x="4.343cm" svg:y="11.46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3;p51" draw:style-name="gr1" draw:text-style-name="P2" draw:layer="layout" svg:width="2.462cm" svg:height="1.102cm" svg:x="3.708cm" svg:y="7.65cm">
          <text:p text:style-name="P3"><text:span text:style-name="T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4;p51" draw:style-name="gr1" draw:text-style-name="P2" draw:layer="layout" svg:width="2.462cm" svg:height="1.102cm" svg:x="3.708cm" svg:y="5.752cm">
          <text:p text:style-name="P3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5;p51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6;p51" draw:style-name="gr6" draw:text-style-name="P5" draw:layer="layout" svg:width="0.032cm" svg:height="0.853cm" svg:x="13.92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7;p51" draw:style-name="gr6" draw:text-style-name="P5" draw:layer="layout" svg:width="0.032cm" svg:height="0.853cm" svg:x="13.923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8;p51" draw:style-name="gr6" draw:text-style-name="P5" draw:layer="layout" svg:width="0.032cm" svg:height="0.853cm" svg:x="10.536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9;p51" draw:style-name="gr6" draw:text-style-name="P5" draw:layer="layout" svg:width="0.032cm" svg:height="0.853cm" svg:x="10.536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0;p51" draw:style-name="gr6" draw:text-style-name="P5" draw:layer="layout" svg:width="0.032cm" svg:height="0.853cm" svg:x="11.38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1;p51" draw:style-name="gr6" draw:text-style-name="P5" draw:layer="layout" svg:width="0.032cm" svg:height="0.853cm" svg:x="7.99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2;p51" draw:style-name="gr6" draw:text-style-name="P5" draw:layer="layout" svg:width="0.032cm" svg:height="0.853cm" svg:x="7.14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3;p51" draw:style-name="gr6" draw:text-style-name="P5" draw:layer="layout" svg:width="0.032cm" svg:height="0.853cm" svg:x="4.60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4;p51" draw:style-name="gr6" draw:text-style-name="P5" draw:layer="layout" svg:width="0.032cm" svg:height="0.853cm" svg:x="3.763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5;p51" draw:style-name="gr6" draw:text-style-name="P5" draw:layer="layout" svg:width="0.032cm" svg:height="0.853cm" svg:x="7.14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6;p51" draw:style-name="gr6" draw:text-style-name="P5" draw:layer="layout" svg:width="0.032cm" svg:height="0.853cm" svg:x="3.763cm" svg:y="12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7;p51" draw:style-name="gr6" draw:text-style-name="P5" draw:layer="layout" svg:width="0.032cm" svg:height="0.853cm" svg:x="4.202cm" svg:y="6.8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8;p51" draw:style-name="gr6" draw:text-style-name="P5" draw:layer="layout" svg:width="0.282cm" svg:height="0.817cm" svg:x="7.62cm" svg:y="6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9;p51" draw:style-name="gr6" draw:text-style-name="P5" draw:layer="layout" svg:width="0.282cm" svg:height="0.817cm" svg:x="4.234cm" svg:y="8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0;p51" draw:style-name="gr6" draw:text-style-name="P5" draw:layer="layout" svg:width="0.295cm" svg:height="0.689cm" svg:x="3.808cm" svg:y="8.8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1;p51" draw:style-name="gr6" draw:text-style-name="P5" draw:layer="layout" svg:width="0.295cm" svg:height="0.689cm" svg:x="6.996cm" svg:y="6.8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2;p51" draw:style-name="gr2" draw:text-style-name="P2" draw:layer="layout" svg:width="1.74cm" svg:height="2.298cm" svg:x="4.957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51" draw:style-name="gr2" draw:text-style-name="P2" draw:layer="layout" svg:width="1.74cm" svg:height="2.298cm" svg:x="8.11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4;p51" draw:style-name="gr2" draw:text-style-name="P2" draw:layer="layout" svg:width="1.74cm" svg:height="2.298cm" svg:x="11.798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5;p51" draw:style-name="gr2" draw:text-style-name="P2" draw:layer="layout" svg:width="1.74cm" svg:height="2.298cm" svg:x="15.32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6;p51" draw:style-name="gr2" draw:text-style-name="P2" draw:layer="layout" svg:width="1.74cm" svg:height="2.298cm" svg:x="18.851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7;p51" draw:style-name="gr6" draw:text-style-name="P5" draw:layer="layout" svg:width="0.032cm" svg:height="0.853cm" svg:x="4.18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8;p51" draw:style-name="gr6" draw:text-style-name="P5" draw:layer="layout" svg:width="0.032cm" svg:height="0.853cm" svg:x="7.573cm" svg:y="6.86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737;g32bdad6404_0_673:notes" draw:style-name="gr3" draw:layer="layout" svg:width="16.932cm" svg:height="9.524cm" svg:x="1.059cm" svg:y="1.905cm" draw:page-number="39" presentation:class="page"/>
          <draw:frame draw:name="Google Shape;738;g32bdad6404_0_673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" presentation:presentation-page-layout-name="AL1T0">
        <draw:custom-shape draw:name="Google Shape;793;p52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4;p52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5;p52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6;p52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7;p52" draw:style-name="gr1" draw:text-style-name="P2" draw:layer="layout" svg:width="2.462cm" svg:height="1.102cm" svg:x="20.543cm" svg:y="5.745cm">
          <text:p text:style-name="P3"><text:span text:style-name="T13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8;p52" draw:style-name="gr1" draw:text-style-name="P2" draw:layer="layout" svg:width="2.462cm" svg:height="1.102cm" svg:x="16.831cm" svg:y="5.745cm">
          <text:p text:style-name="P3"><text:span text:style-name="T13">F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9;p52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0;p52" draw:style-name="gr1" draw:text-style-name="P2" draw:layer="layout" svg:width="2.462cm" svg:height="1.102cm" svg:x="13.445cm" svg:y="5.745cm">
          <text:p text:style-name="P3"><text:span text:style-name="T13">T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1;p52" draw:style-name="gr1" draw:text-style-name="P2" draw:layer="layout" svg:width="2.462cm" svg:height="1.102cm" svg:x="13.445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2;p52" draw:style-name="gr1" draw:text-style-name="P2" draw:layer="layout" svg:width="2.462cm" svg:height="1.102cm" svg:x="13.445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3;p52" draw:style-name="gr1" draw:text-style-name="P2" draw:layer="layout" svg:width="2.462cm" svg:height="1.102cm" svg:x="10.058cm" svg:y="5.745cm">
          <text:p text:style-name="P3"><text:span text:style-name="T13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4;p52" draw:style-name="gr1" draw:text-style-name="P2" draw:layer="layout" svg:width="0.992cm" svg:height="1.102cm" svg:x="10.058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5;p52" draw:style-name="gr1" draw:text-style-name="P2" draw:layer="layout" svg:width="2.462cm" svg:height="1.102cm" svg:x="10.058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6;p52" draw:style-name="gr1" draw:text-style-name="P2" draw:layer="layout" svg:width="1.404cm" svg:height="1.102cm" svg:x="10.905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7;p52" draw:style-name="gr1" draw:text-style-name="P2" draw:layer="layout" svg:width="2.462cm" svg:height="1.102cm" svg:x="6.671cm" svg:y="7.6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8;p52" draw:style-name="gr1" draw:text-style-name="P2" draw:layer="layout" svg:width="0.992cm" svg:height="1.102cm" svg:x="6.671cm" svg:y="9.55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9;p52" draw:style-name="gr1" draw:text-style-name="P2" draw:layer="layout" svg:width="2.462cm" svg:height="1.102cm" svg:x="6.671cm" svg:y="11.249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0;p52" draw:style-name="gr1" draw:text-style-name="P2" draw:layer="layout" svg:width="1.404cm" svg:height="1.102cm" svg:x="7.518cm" svg:y="9.55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1;p52" draw:style-name="gr1" draw:text-style-name="P2" draw:layer="layout" svg:width="2.462cm" svg:height="1.102cm" svg:x="7.095cm" svg:y="5.745cm">
          <text:p text:style-name="P3"><text:span text:style-name="T13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2;p52" draw:style-name="gr1" draw:text-style-name="P2" draw:layer="layout" svg:width="2.462cm" svg:height="1.102cm" svg:x="3.285cm" svg:y="9.55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3;p52" draw:style-name="gr1" draw:text-style-name="P2" draw:layer="layout" svg:width="0.992cm" svg:height="1.102cm" svg:x="3.285cm" svg:y="11.46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4;p52" draw:style-name="gr1" draw:text-style-name="P2" draw:layer="layout" svg:width="2.462cm" svg:height="1.102cm" svg:x="3.285cm" svg:y="13.15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5;p52" draw:style-name="gr1" draw:text-style-name="P2" draw:layer="layout" svg:width="1.404cm" svg:height="1.102cm" svg:x="4.343cm" svg:y="11.46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6;p52" draw:style-name="gr1" draw:text-style-name="P2" draw:layer="layout" svg:width="2.462cm" svg:height="1.102cm" svg:x="3.708cm" svg:y="7.65cm">
          <text:p text:style-name="P3"><text:span text:style-name="T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7;p52" draw:style-name="gr1" draw:text-style-name="P2" draw:layer="layout" svg:width="2.462cm" svg:height="1.102cm" svg:x="3.708cm" svg:y="5.752cm">
          <text:p text:style-name="P3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8;p52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9;p52" draw:style-name="gr6" draw:text-style-name="P5" draw:layer="layout" svg:width="0.032cm" svg:height="0.853cm" svg:x="13.92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0;p52" draw:style-name="gr6" draw:text-style-name="P5" draw:layer="layout" svg:width="0.032cm" svg:height="0.853cm" svg:x="13.923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1;p52" draw:style-name="gr6" draw:text-style-name="P5" draw:layer="layout" svg:width="0.032cm" svg:height="0.853cm" svg:x="10.536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2;p52" draw:style-name="gr6" draw:text-style-name="P5" draw:layer="layout" svg:width="0.032cm" svg:height="0.853cm" svg:x="10.536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3;p52" draw:style-name="gr6" draw:text-style-name="P5" draw:layer="layout" svg:width="0.032cm" svg:height="0.853cm" svg:x="11.38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4;p52" draw:style-name="gr6" draw:text-style-name="P5" draw:layer="layout" svg:width="0.032cm" svg:height="0.853cm" svg:x="7.99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5;p52" draw:style-name="gr6" draw:text-style-name="P5" draw:layer="layout" svg:width="0.032cm" svg:height="0.853cm" svg:x="7.14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6;p52" draw:style-name="gr6" draw:text-style-name="P5" draw:layer="layout" svg:width="0.032cm" svg:height="0.853cm" svg:x="4.60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7;p52" draw:style-name="gr6" draw:text-style-name="P5" draw:layer="layout" svg:width="0.032cm" svg:height="0.853cm" svg:x="3.763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8;p52" draw:style-name="gr6" draw:text-style-name="P5" draw:layer="layout" svg:width="0.032cm" svg:height="0.853cm" svg:x="7.14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9;p52" draw:style-name="gr6" draw:text-style-name="P5" draw:layer="layout" svg:width="0.032cm" svg:height="0.853cm" svg:x="3.763cm" svg:y="12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30;p52" draw:style-name="gr6" draw:text-style-name="P5" draw:layer="layout" svg:width="0.032cm" svg:height="0.853cm" svg:x="4.202cm" svg:y="6.8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31;p52" draw:style-name="gr6" draw:text-style-name="P5" draw:layer="layout" svg:width="0.282cm" svg:height="0.817cm" svg:x="7.62cm" svg:y="6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32;p52" draw:style-name="gr6" draw:text-style-name="P5" draw:layer="layout" svg:width="0.282cm" svg:height="0.817cm" svg:x="4.234cm" svg:y="8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33;p52" draw:style-name="gr6" draw:text-style-name="P5" draw:layer="layout" svg:width="0.295cm" svg:height="0.689cm" svg:x="3.808cm" svg:y="8.8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34;p52" draw:style-name="gr6" draw:text-style-name="P5" draw:layer="layout" svg:width="0.295cm" svg:height="0.689cm" svg:x="6.996cm" svg:y="6.8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35;p52" draw:style-name="gr2" draw:text-style-name="P2" draw:layer="layout" svg:width="1.74cm" svg:height="2.298cm" svg:x="4.957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6;p52" draw:style-name="gr2" draw:text-style-name="P2" draw:layer="layout" svg:width="1.74cm" svg:height="2.298cm" svg:x="8.11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7;p52" draw:style-name="gr2" draw:text-style-name="P2" draw:layer="layout" svg:width="1.74cm" svg:height="2.298cm" svg:x="11.798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8;p52" draw:style-name="gr2" draw:text-style-name="P2" draw:layer="layout" svg:width="1.74cm" svg:height="2.298cm" svg:x="15.32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9;p52" draw:style-name="gr2" draw:text-style-name="P2" draw:layer="layout" svg:width="1.74cm" svg:height="2.298cm" svg:x="18.851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0;p52" draw:style-name="gr1" draw:text-style-name="P2" draw:layer="layout" svg:width="8.647cm" svg:height="1.102cm" svg:x="18.426cm" svg:y="6.865cm">
          <text:p text:style-name="P3"><text:span text:style-name="T4">A rightmost deri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1;p52" draw:style-name="gr19" draw:text-style-name="P2" draw:layer="layout" svg:width="19.64cm" svg:height="1.102cm" svg:x="3.153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2;p52" draw:style-name="gr6" draw:text-style-name="P5" draw:layer="layout" svg:width="0.032cm" svg:height="0.853cm" svg:x="4.18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3;p52" draw:style-name="gr6" draw:text-style-name="P5" draw:layer="layout" svg:width="0.032cm" svg:height="0.853cm" svg:x="7.573cm" svg:y="6.86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790;g32bdad6404_0_725:notes" draw:style-name="gr3" draw:layer="layout" svg:width="16.932cm" svg:height="9.524cm" svg:x="1.059cm" svg:y="1.905cm" draw:page-number="40" presentation:class="page"/>
          <draw:frame draw:name="Google Shape;791;g32bdad6404_0_725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" presentation:presentation-page-layout-name="AL1T0">
        <draw:custom-shape draw:name="Google Shape;848;p53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9;p53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0;p53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51;p53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2;p53" draw:style-name="gr1" draw:text-style-name="P2" draw:layer="layout" svg:width="2.462cm" svg:height="1.102cm" svg:x="20.543cm" svg:y="5.745cm">
          <text:p text:style-name="P3"><text:span text:style-name="T13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3;p53" draw:style-name="gr1" draw:text-style-name="P2" draw:layer="layout" svg:width="2.462cm" svg:height="1.102cm" svg:x="16.831cm" svg:y="5.745cm">
          <text:p text:style-name="P3"><text:span text:style-name="T13">F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4;p53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5;p53" draw:style-name="gr1" draw:text-style-name="P2" draw:layer="layout" svg:width="2.462cm" svg:height="1.102cm" svg:x="13.445cm" svg:y="5.745cm">
          <text:p text:style-name="P3"><text:span text:style-name="T13">T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6;p53" draw:style-name="gr1" draw:text-style-name="P2" draw:layer="layout" svg:width="2.462cm" svg:height="1.102cm" svg:x="13.445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7;p53" draw:style-name="gr1" draw:text-style-name="P2" draw:layer="layout" svg:width="2.462cm" svg:height="1.102cm" svg:x="13.445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8;p53" draw:style-name="gr1" draw:text-style-name="P2" draw:layer="layout" svg:width="2.462cm" svg:height="1.102cm" svg:x="10.058cm" svg:y="5.745cm">
          <text:p text:style-name="P3"><text:span text:style-name="T13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9;p53" draw:style-name="gr1" draw:text-style-name="P2" draw:layer="layout" svg:width="0.992cm" svg:height="1.102cm" svg:x="10.058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0;p53" draw:style-name="gr1" draw:text-style-name="P2" draw:layer="layout" svg:width="2.462cm" svg:height="1.102cm" svg:x="10.058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1;p53" draw:style-name="gr1" draw:text-style-name="P2" draw:layer="layout" svg:width="1.404cm" svg:height="1.102cm" svg:x="10.905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2;p53" draw:style-name="gr1" draw:text-style-name="P2" draw:layer="layout" svg:width="2.462cm" svg:height="1.102cm" svg:x="6.671cm" svg:y="7.6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3;p53" draw:style-name="gr1" draw:text-style-name="P2" draw:layer="layout" svg:width="0.992cm" svg:height="1.102cm" svg:x="6.671cm" svg:y="9.55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4;p53" draw:style-name="gr1" draw:text-style-name="P2" draw:layer="layout" svg:width="2.462cm" svg:height="1.102cm" svg:x="6.671cm" svg:y="11.249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5;p53" draw:style-name="gr1" draw:text-style-name="P2" draw:layer="layout" svg:width="1.404cm" svg:height="1.102cm" svg:x="7.518cm" svg:y="9.55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6;p53" draw:style-name="gr1" draw:text-style-name="P2" draw:layer="layout" svg:width="2.462cm" svg:height="1.102cm" svg:x="7.095cm" svg:y="5.745cm">
          <text:p text:style-name="P3"><text:span text:style-name="T13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7;p53" draw:style-name="gr1" draw:text-style-name="P2" draw:layer="layout" svg:width="2.462cm" svg:height="1.102cm" svg:x="3.285cm" svg:y="9.55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8;p53" draw:style-name="gr1" draw:text-style-name="P2" draw:layer="layout" svg:width="0.992cm" svg:height="1.102cm" svg:x="3.285cm" svg:y="11.46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9;p53" draw:style-name="gr1" draw:text-style-name="P2" draw:layer="layout" svg:width="2.462cm" svg:height="1.102cm" svg:x="3.285cm" svg:y="13.15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0;p53" draw:style-name="gr1" draw:text-style-name="P2" draw:layer="layout" svg:width="1.404cm" svg:height="1.102cm" svg:x="4.343cm" svg:y="11.46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1;p53" draw:style-name="gr1" draw:text-style-name="P2" draw:layer="layout" svg:width="2.462cm" svg:height="1.102cm" svg:x="3.708cm" svg:y="7.65cm">
          <text:p text:style-name="P3"><text:span text:style-name="T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2;p53" draw:style-name="gr1" draw:text-style-name="P2" draw:layer="layout" svg:width="2.462cm" svg:height="1.102cm" svg:x="3.708cm" svg:y="5.752cm">
          <text:p text:style-name="P3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3;p53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4;p53" draw:style-name="gr6" draw:text-style-name="P5" draw:layer="layout" svg:width="0.032cm" svg:height="0.853cm" svg:x="13.92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5;p53" draw:style-name="gr6" draw:text-style-name="P5" draw:layer="layout" svg:width="0.032cm" svg:height="0.853cm" svg:x="13.923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6;p53" draw:style-name="gr6" draw:text-style-name="P5" draw:layer="layout" svg:width="0.032cm" svg:height="0.853cm" svg:x="10.536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7;p53" draw:style-name="gr6" draw:text-style-name="P5" draw:layer="layout" svg:width="0.032cm" svg:height="0.853cm" svg:x="10.536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8;p53" draw:style-name="gr6" draw:text-style-name="P5" draw:layer="layout" svg:width="0.032cm" svg:height="0.853cm" svg:x="11.38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9;p53" draw:style-name="gr6" draw:text-style-name="P5" draw:layer="layout" svg:width="0.032cm" svg:height="0.853cm" svg:x="7.99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0;p53" draw:style-name="gr6" draw:text-style-name="P5" draw:layer="layout" svg:width="0.032cm" svg:height="0.853cm" svg:x="7.14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1;p53" draw:style-name="gr6" draw:text-style-name="P5" draw:layer="layout" svg:width="0.032cm" svg:height="0.853cm" svg:x="4.60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2;p53" draw:style-name="gr6" draw:text-style-name="P5" draw:layer="layout" svg:width="0.032cm" svg:height="0.853cm" svg:x="3.763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3;p53" draw:style-name="gr6" draw:text-style-name="P5" draw:layer="layout" svg:width="0.032cm" svg:height="0.853cm" svg:x="7.14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4;p53" draw:style-name="gr6" draw:text-style-name="P5" draw:layer="layout" svg:width="0.032cm" svg:height="0.853cm" svg:x="3.763cm" svg:y="12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5;p53" draw:style-name="gr6" draw:text-style-name="P5" draw:layer="layout" svg:width="0.032cm" svg:height="0.853cm" svg:x="4.202cm" svg:y="6.8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6;p53" draw:style-name="gr6" draw:text-style-name="P5" draw:layer="layout" svg:width="0.282cm" svg:height="0.817cm" svg:x="7.62cm" svg:y="6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7;p53" draw:style-name="gr6" draw:text-style-name="P5" draw:layer="layout" svg:width="0.282cm" svg:height="0.817cm" svg:x="4.234cm" svg:y="8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8;p53" draw:style-name="gr6" draw:text-style-name="P5" draw:layer="layout" svg:width="0.295cm" svg:height="0.689cm" svg:x="3.808cm" svg:y="8.8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89;p53" draw:style-name="gr6" draw:text-style-name="P5" draw:layer="layout" svg:width="0.295cm" svg:height="0.689cm" svg:x="6.996cm" svg:y="6.8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90;p53" draw:style-name="gr2" draw:text-style-name="P2" draw:layer="layout" svg:width="1.74cm" svg:height="2.298cm" svg:x="4.957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1;p53" draw:style-name="gr2" draw:text-style-name="P2" draw:layer="layout" svg:width="1.74cm" svg:height="2.298cm" svg:x="8.11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2;p53" draw:style-name="gr2" draw:text-style-name="P2" draw:layer="layout" svg:width="1.74cm" svg:height="2.298cm" svg:x="11.798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3;p53" draw:style-name="gr2" draw:text-style-name="P2" draw:layer="layout" svg:width="1.74cm" svg:height="2.298cm" svg:x="15.32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4;p53" draw:style-name="gr2" draw:text-style-name="P2" draw:layer="layout" svg:width="1.74cm" svg:height="2.298cm" svg:x="18.851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5;p53" draw:style-name="gr1" draw:text-style-name="P2" draw:layer="layout" svg:width="8.647cm" svg:height="1.102cm" svg:x="18.426cm" svg:y="6.865cm">
          <text:p text:style-name="P3"><text:span text:style-name="T4"/></text:p>
          <text:p text:style-name="P3"><text:span text:style-name="T4">So BUP is a rightmost</text:span></text:p>
          <text:p text:style-name="P3"><text:span text:style-name="T4">derivation in revers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6;p53" draw:style-name="gr19" draw:text-style-name="P2" draw:layer="layout" svg:width="19.64cm" svg:height="1.102cm" svg:x="3.153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7;p53" draw:style-name="gr6" draw:text-style-name="P5" draw:layer="layout" svg:width="0.032cm" svg:height="0.853cm" svg:x="4.18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8;p53" draw:style-name="gr6" draw:text-style-name="P5" draw:layer="layout" svg:width="0.032cm" svg:height="0.853cm" svg:x="7.573cm" svg:y="6.86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845;g32bccd6815_0_52:notes" draw:style-name="gr3" draw:layer="layout" svg:width="16.932cm" svg:height="9.524cm" svg:x="1.059cm" svg:y="1.905cm" draw:page-number="41" presentation:class="page"/>
          <draw:frame draw:name="Google Shape;846;g32bccd6815_0_52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" presentation:presentation-page-layout-name="AL1T0">
        <draw:custom-shape draw:name="Google Shape;903;p54" draw:style-name="gr1" draw:text-style-name="P2" draw:layer="layout" svg:width="8.332cm" svg:height="14.287cm" svg:x="8.533cm" svg:y="0cm">
          <text:p text:style-name="P1"><text:span text:style-name="T2">Another Handle De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00;g32cbd13ab0_0_252:notes" draw:style-name="gr3" draw:layer="layout" svg:width="16.932cm" svg:height="9.524cm" svg:x="1.059cm" svg:y="1.905cm" draw:page-number="42" presentation:class="page"/>
          <draw:frame draw:name="Google Shape;901;g32cbd13ab0_0_252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" presentation:presentation-page-layout-name="AL1T0">
        <draw:custom-shape draw:name="Google Shape;908;p55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9;p55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0;p55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1;p55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2;p55" draw:style-name="gr1" draw:text-style-name="P2" draw:layer="layout" svg:width="2.462cm" svg:height="1.102cm" svg:x="20.543cm" svg:y="5.745cm">
          <text:p text:style-name="P3"><text:span text:style-name="T13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3;p55" draw:style-name="gr1" draw:text-style-name="P2" draw:layer="layout" svg:width="2.462cm" svg:height="1.102cm" svg:x="16.831cm" svg:y="5.745cm">
          <text:p text:style-name="P3"><text:span text:style-name="T13">F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4;p55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5;p55" draw:style-name="gr1" draw:text-style-name="P2" draw:layer="layout" svg:width="2.462cm" svg:height="1.102cm" svg:x="13.445cm" svg:y="5.745cm">
          <text:p text:style-name="P3"><text:span text:style-name="T13">T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6;p55" draw:style-name="gr1" draw:text-style-name="P2" draw:layer="layout" svg:width="2.462cm" svg:height="1.102cm" svg:x="13.445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7;p55" draw:style-name="gr1" draw:text-style-name="P2" draw:layer="layout" svg:width="2.462cm" svg:height="1.102cm" svg:x="13.445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8;p55" draw:style-name="gr1" draw:text-style-name="P2" draw:layer="layout" svg:width="2.462cm" svg:height="1.102cm" svg:x="10.058cm" svg:y="5.745cm">
          <text:p text:style-name="P3"><text:span text:style-name="T13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9;p55" draw:style-name="gr1" draw:text-style-name="P2" draw:layer="layout" svg:width="0.992cm" svg:height="1.102cm" svg:x="10.058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0;p55" draw:style-name="gr1" draw:text-style-name="P2" draw:layer="layout" svg:width="2.462cm" svg:height="1.102cm" svg:x="10.058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1;p55" draw:style-name="gr1" draw:text-style-name="P2" draw:layer="layout" svg:width="1.404cm" svg:height="1.102cm" svg:x="10.905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2;p55" draw:style-name="gr1" draw:text-style-name="P2" draw:layer="layout" svg:width="2.462cm" svg:height="1.102cm" svg:x="6.671cm" svg:y="7.6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3;p55" draw:style-name="gr1" draw:text-style-name="P2" draw:layer="layout" svg:width="0.992cm" svg:height="1.102cm" svg:x="6.671cm" svg:y="9.55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4;p55" draw:style-name="gr1" draw:text-style-name="P2" draw:layer="layout" svg:width="2.462cm" svg:height="1.102cm" svg:x="6.671cm" svg:y="11.249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5;p55" draw:style-name="gr1" draw:text-style-name="P2" draw:layer="layout" svg:width="1.404cm" svg:height="1.102cm" svg:x="7.518cm" svg:y="9.55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6;p55" draw:style-name="gr1" draw:text-style-name="P2" draw:layer="layout" svg:width="2.462cm" svg:height="1.102cm" svg:x="7.095cm" svg:y="5.745cm">
          <text:p text:style-name="P3"><text:span text:style-name="T13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7;p55" draw:style-name="gr1" draw:text-style-name="P2" draw:layer="layout" svg:width="2.462cm" svg:height="1.102cm" svg:x="3.285cm" svg:y="9.55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8;p55" draw:style-name="gr1" draw:text-style-name="P2" draw:layer="layout" svg:width="0.992cm" svg:height="1.102cm" svg:x="3.285cm" svg:y="11.46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9;p55" draw:style-name="gr1" draw:text-style-name="P2" draw:layer="layout" svg:width="2.462cm" svg:height="1.102cm" svg:x="3.285cm" svg:y="13.15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0;p55" draw:style-name="gr1" draw:text-style-name="P2" draw:layer="layout" svg:width="1.404cm" svg:height="1.102cm" svg:x="4.343cm" svg:y="11.46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1;p55" draw:style-name="gr1" draw:text-style-name="P2" draw:layer="layout" svg:width="2.462cm" svg:height="1.102cm" svg:x="3.708cm" svg:y="7.65cm">
          <text:p text:style-name="P3"><text:span text:style-name="T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2;p55" draw:style-name="gr1" draw:text-style-name="P2" draw:layer="layout" svg:width="2.462cm" svg:height="1.102cm" svg:x="3.708cm" svg:y="5.752cm">
          <text:p text:style-name="P3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3;p55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4;p55" draw:style-name="gr6" draw:text-style-name="P5" draw:layer="layout" svg:width="0.032cm" svg:height="0.853cm" svg:x="13.92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5;p55" draw:style-name="gr6" draw:text-style-name="P5" draw:layer="layout" svg:width="0.032cm" svg:height="0.853cm" svg:x="13.923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6;p55" draw:style-name="gr6" draw:text-style-name="P5" draw:layer="layout" svg:width="0.032cm" svg:height="0.853cm" svg:x="10.536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7;p55" draw:style-name="gr6" draw:text-style-name="P5" draw:layer="layout" svg:width="0.032cm" svg:height="0.853cm" svg:x="10.536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8;p55" draw:style-name="gr6" draw:text-style-name="P5" draw:layer="layout" svg:width="0.032cm" svg:height="0.853cm" svg:x="11.38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9;p55" draw:style-name="gr6" draw:text-style-name="P5" draw:layer="layout" svg:width="0.032cm" svg:height="0.853cm" svg:x="7.99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0;p55" draw:style-name="gr6" draw:text-style-name="P5" draw:layer="layout" svg:width="0.032cm" svg:height="0.853cm" svg:x="7.14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1;p55" draw:style-name="gr6" draw:text-style-name="P5" draw:layer="layout" svg:width="0.032cm" svg:height="0.853cm" svg:x="4.60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2;p55" draw:style-name="gr6" draw:text-style-name="P5" draw:layer="layout" svg:width="0.032cm" svg:height="0.853cm" svg:x="3.763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3;p55" draw:style-name="gr6" draw:text-style-name="P5" draw:layer="layout" svg:width="0.032cm" svg:height="0.853cm" svg:x="7.14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4;p55" draw:style-name="gr6" draw:text-style-name="P5" draw:layer="layout" svg:width="0.032cm" svg:height="0.853cm" svg:x="3.763cm" svg:y="12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5;p55" draw:style-name="gr6" draw:text-style-name="P5" draw:layer="layout" svg:width="0.032cm" svg:height="0.853cm" svg:x="4.202cm" svg:y="6.8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6;p55" draw:style-name="gr6" draw:text-style-name="P5" draw:layer="layout" svg:width="0.282cm" svg:height="0.817cm" svg:x="7.62cm" svg:y="6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7;p55" draw:style-name="gr6" draw:text-style-name="P5" draw:layer="layout" svg:width="0.282cm" svg:height="0.817cm" svg:x="4.234cm" svg:y="8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8;p55" draw:style-name="gr6" draw:text-style-name="P5" draw:layer="layout" svg:width="0.295cm" svg:height="0.689cm" svg:x="3.808cm" svg:y="8.8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49;p55" draw:style-name="gr6" draw:text-style-name="P5" draw:layer="layout" svg:width="0.295cm" svg:height="0.689cm" svg:x="6.996cm" svg:y="6.8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50;p55" draw:style-name="gr2" draw:text-style-name="P2" draw:layer="layout" svg:width="1.74cm" svg:height="2.298cm" svg:x="4.957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1;p55" draw:style-name="gr2" draw:text-style-name="P2" draw:layer="layout" svg:width="1.74cm" svg:height="2.298cm" svg:x="8.11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2;p55" draw:style-name="gr2" draw:text-style-name="P2" draw:layer="layout" svg:width="1.74cm" svg:height="2.298cm" svg:x="11.798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3;p55" draw:style-name="gr2" draw:text-style-name="P2" draw:layer="layout" svg:width="1.74cm" svg:height="2.298cm" svg:x="15.32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4;p55" draw:style-name="gr2" draw:text-style-name="P2" draw:layer="layout" svg:width="1.74cm" svg:height="2.298cm" svg:x="18.851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5;p55" draw:style-name="gr19" draw:text-style-name="P2" draw:layer="layout" svg:width="2.002cm" svg:height="1.102cm" svg:x="3.153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6;p55" draw:style-name="gr19" draw:text-style-name="P2" draw:layer="layout" svg:width="2.002cm" svg:height="1.102cm" svg:x="6.328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7;p55" draw:style-name="gr19" draw:text-style-name="P2" draw:layer="layout" svg:width="2.002cm" svg:height="1.102cm" svg:x="9.926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8;p55" draw:style-name="gr19" draw:text-style-name="P2" draw:layer="layout" svg:width="2.002cm" svg:height="1.102cm" svg:x="13.525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9;p55" draw:style-name="gr19" draw:text-style-name="P2" draw:layer="layout" svg:width="2.002cm" svg:height="1.102cm" svg:x="16.91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0;p55" draw:style-name="gr19" draw:text-style-name="P2" draw:layer="layout" svg:width="2.002cm" svg:height="1.102cm" svg:x="20.5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1;p55" draw:style-name="gr6" draw:text-style-name="P5" draw:layer="layout" svg:width="0.032cm" svg:height="0.853cm" svg:x="4.18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2;p55" draw:style-name="gr6" draw:text-style-name="P5" draw:layer="layout" svg:width="0.032cm" svg:height="0.853cm" svg:x="7.573cm" svg:y="6.86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905;g32bdad6404_0_777:notes" draw:style-name="gr3" draw:layer="layout" svg:width="16.932cm" svg:height="9.524cm" svg:x="1.059cm" svg:y="1.905cm" draw:page-number="43" presentation:class="page"/>
          <draw:frame draw:name="Google Shape;906;g32bdad6404_0_777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" presentation:presentation-page-layout-name="AL1T0">
        <draw:custom-shape draw:name="Google Shape;967;p56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8;p56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9;p56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0;p56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1;p56" draw:style-name="gr1" draw:text-style-name="P2" draw:layer="layout" svg:width="2.462cm" svg:height="1.102cm" svg:x="20.543cm" svg:y="5.745cm">
          <text:p text:style-name="P3"><text:span text:style-name="T13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2;p56" draw:style-name="gr1" draw:text-style-name="P2" draw:layer="layout" svg:width="2.462cm" svg:height="1.102cm" svg:x="16.831cm" svg:y="5.745cm">
          <text:p text:style-name="P3"><text:span text:style-name="T13">F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3;p56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4;p56" draw:style-name="gr1" draw:text-style-name="P2" draw:layer="layout" svg:width="2.462cm" svg:height="1.102cm" svg:x="13.445cm" svg:y="5.745cm">
          <text:p text:style-name="P3"><text:span text:style-name="T13">T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5;p56" draw:style-name="gr1" draw:text-style-name="P2" draw:layer="layout" svg:width="2.462cm" svg:height="1.102cm" svg:x="13.445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6;p56" draw:style-name="gr1" draw:text-style-name="P2" draw:layer="layout" svg:width="2.462cm" svg:height="1.102cm" svg:x="13.445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7;p56" draw:style-name="gr1" draw:text-style-name="P2" draw:layer="layout" svg:width="2.462cm" svg:height="1.102cm" svg:x="10.058cm" svg:y="5.745cm">
          <text:p text:style-name="P3"><text:span text:style-name="T13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8;p56" draw:style-name="gr1" draw:text-style-name="P2" draw:layer="layout" svg:width="0.992cm" svg:height="1.102cm" svg:x="10.058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9;p56" draw:style-name="gr1" draw:text-style-name="P2" draw:layer="layout" svg:width="2.462cm" svg:height="1.102cm" svg:x="10.058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0;p56" draw:style-name="gr1" draw:text-style-name="P2" draw:layer="layout" svg:width="1.404cm" svg:height="1.102cm" svg:x="10.905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1;p56" draw:style-name="gr1" draw:text-style-name="P2" draw:layer="layout" svg:width="2.462cm" svg:height="1.102cm" svg:x="6.671cm" svg:y="7.6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2;p56" draw:style-name="gr1" draw:text-style-name="P2" draw:layer="layout" svg:width="0.992cm" svg:height="1.102cm" svg:x="6.671cm" svg:y="9.55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3;p56" draw:style-name="gr1" draw:text-style-name="P2" draw:layer="layout" svg:width="2.462cm" svg:height="1.102cm" svg:x="6.671cm" svg:y="11.249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4;p56" draw:style-name="gr1" draw:text-style-name="P2" draw:layer="layout" svg:width="1.404cm" svg:height="1.102cm" svg:x="7.518cm" svg:y="9.55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5;p56" draw:style-name="gr1" draw:text-style-name="P2" draw:layer="layout" svg:width="2.462cm" svg:height="1.102cm" svg:x="7.095cm" svg:y="5.745cm">
          <text:p text:style-name="P3"><text:span text:style-name="T13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6;p56" draw:style-name="gr1" draw:text-style-name="P2" draw:layer="layout" svg:width="2.462cm" svg:height="1.102cm" svg:x="3.285cm" svg:y="9.55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7;p56" draw:style-name="gr1" draw:text-style-name="P2" draw:layer="layout" svg:width="0.992cm" svg:height="1.102cm" svg:x="3.285cm" svg:y="11.46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8;p56" draw:style-name="gr1" draw:text-style-name="P2" draw:layer="layout" svg:width="2.462cm" svg:height="1.102cm" svg:x="3.285cm" svg:y="13.15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9;p56" draw:style-name="gr1" draw:text-style-name="P2" draw:layer="layout" svg:width="1.404cm" svg:height="1.102cm" svg:x="4.343cm" svg:y="11.46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0;p56" draw:style-name="gr1" draw:text-style-name="P2" draw:layer="layout" svg:width="2.462cm" svg:height="1.102cm" svg:x="3.708cm" svg:y="7.65cm">
          <text:p text:style-name="P3"><text:span text:style-name="T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1;p56" draw:style-name="gr1" draw:text-style-name="P2" draw:layer="layout" svg:width="2.462cm" svg:height="1.102cm" svg:x="3.708cm" svg:y="5.752cm">
          <text:p text:style-name="P3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2;p56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3;p56" draw:style-name="gr6" draw:text-style-name="P5" draw:layer="layout" svg:width="0.032cm" svg:height="0.853cm" svg:x="13.92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4;p56" draw:style-name="gr6" draw:text-style-name="P5" draw:layer="layout" svg:width="0.032cm" svg:height="0.853cm" svg:x="13.923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5;p56" draw:style-name="gr6" draw:text-style-name="P5" draw:layer="layout" svg:width="0.032cm" svg:height="0.853cm" svg:x="10.536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6;p56" draw:style-name="gr6" draw:text-style-name="P5" draw:layer="layout" svg:width="0.032cm" svg:height="0.853cm" svg:x="10.536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7;p56" draw:style-name="gr6" draw:text-style-name="P5" draw:layer="layout" svg:width="0.032cm" svg:height="0.853cm" svg:x="11.38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8;p56" draw:style-name="gr6" draw:text-style-name="P5" draw:layer="layout" svg:width="0.032cm" svg:height="0.853cm" svg:x="7.99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9;p56" draw:style-name="gr6" draw:text-style-name="P5" draw:layer="layout" svg:width="0.032cm" svg:height="0.853cm" svg:x="7.14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0;p56" draw:style-name="gr6" draw:text-style-name="P5" draw:layer="layout" svg:width="0.032cm" svg:height="0.853cm" svg:x="4.60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1;p56" draw:style-name="gr6" draw:text-style-name="P5" draw:layer="layout" svg:width="0.032cm" svg:height="0.853cm" svg:x="3.763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2;p56" draw:style-name="gr6" draw:text-style-name="P5" draw:layer="layout" svg:width="0.032cm" svg:height="0.853cm" svg:x="7.14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3;p56" draw:style-name="gr6" draw:text-style-name="P5" draw:layer="layout" svg:width="0.032cm" svg:height="0.853cm" svg:x="3.763cm" svg:y="12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4;p56" draw:style-name="gr6" draw:text-style-name="P5" draw:layer="layout" svg:width="0.032cm" svg:height="0.853cm" svg:x="4.202cm" svg:y="6.8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5;p56" draw:style-name="gr6" draw:text-style-name="P5" draw:layer="layout" svg:width="0.282cm" svg:height="0.817cm" svg:x="7.62cm" svg:y="6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6;p56" draw:style-name="gr6" draw:text-style-name="P5" draw:layer="layout" svg:width="0.282cm" svg:height="0.817cm" svg:x="4.234cm" svg:y="8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7;p56" draw:style-name="gr6" draw:text-style-name="P5" draw:layer="layout" svg:width="0.295cm" svg:height="0.689cm" svg:x="3.808cm" svg:y="8.8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08;p56" draw:style-name="gr6" draw:text-style-name="P5" draw:layer="layout" svg:width="0.295cm" svg:height="0.689cm" svg:x="6.996cm" svg:y="6.8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09;p56" draw:style-name="gr2" draw:text-style-name="P2" draw:layer="layout" svg:width="1.74cm" svg:height="2.298cm" svg:x="4.957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0;p56" draw:style-name="gr2" draw:text-style-name="P2" draw:layer="layout" svg:width="1.74cm" svg:height="2.298cm" svg:x="8.11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1;p56" draw:style-name="gr2" draw:text-style-name="P2" draw:layer="layout" svg:width="1.74cm" svg:height="2.298cm" svg:x="11.798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2;p56" draw:style-name="gr2" draw:text-style-name="P2" draw:layer="layout" svg:width="1.74cm" svg:height="2.298cm" svg:x="15.32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3;p56" draw:style-name="gr2" draw:text-style-name="P2" draw:layer="layout" svg:width="1.74cm" svg:height="2.298cm" svg:x="18.851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4;p56" draw:style-name="gr19" draw:text-style-name="P2" draw:layer="layout" svg:width="2.002cm" svg:height="1.102cm" svg:x="3.153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5;p56" draw:style-name="gr19" draw:text-style-name="P2" draw:layer="layout" svg:width="2.002cm" svg:height="1.102cm" svg:x="6.328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6;p56" draw:style-name="gr19" draw:text-style-name="P2" draw:layer="layout" svg:width="2.002cm" svg:height="1.102cm" svg:x="9.926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7;p56" draw:style-name="gr19" draw:text-style-name="P2" draw:layer="layout" svg:width="2.002cm" svg:height="1.102cm" svg:x="13.525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8;p56" draw:style-name="gr19" draw:text-style-name="P2" draw:layer="layout" svg:width="2.002cm" svg:height="1.102cm" svg:x="16.91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9;p56" draw:style-name="gr19" draw:text-style-name="P2" draw:layer="layout" svg:width="2.002cm" svg:height="1.102cm" svg:x="20.5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0;p56" draw:style-name="gr1" draw:text-style-name="P2" draw:layer="layout" svg:width="6.973cm" svg:height="1.102cm" svg:x="18.426cm" svg:y="7.923cm">
          <text:p text:style-name="P3"><text:span text:style-name="T4">These intermediate strings of the parsing process are </text:span><text:span text:style-name="T6">sentential for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1;p56" draw:style-name="gr6" draw:text-style-name="P5" draw:layer="layout" svg:width="0.032cm" svg:height="0.853cm" svg:x="4.18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2;p56" draw:style-name="gr6" draw:text-style-name="P5" draw:layer="layout" svg:width="0.032cm" svg:height="0.853cm" svg:x="7.573cm" svg:y="6.86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964;g32bdad6404_0_834:notes" draw:style-name="gr3" draw:layer="layout" svg:width="16.932cm" svg:height="9.524cm" svg:x="1.059cm" svg:y="1.905cm" draw:page-number="44" presentation:class="page"/>
          <draw:frame draw:name="Google Shape;965;g32bdad6404_0_834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" presentation:presentation-page-layout-name="AL1T0">
        <draw:custom-shape draw:name="Google Shape;1027;p57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8;p57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9;p57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30;p57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1;p57" draw:style-name="gr1" draw:text-style-name="P2" draw:layer="layout" svg:width="2.462cm" svg:height="1.102cm" svg:x="20.543cm" svg:y="5.745cm">
          <text:p text:style-name="P3"><text:span text:style-name="T13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2;p57" draw:style-name="gr1" draw:text-style-name="P2" draw:layer="layout" svg:width="2.462cm" svg:height="1.102cm" svg:x="16.831cm" svg:y="5.745cm">
          <text:p text:style-name="P3"><text:span text:style-name="T13">F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3;p57" draw:style-name="gr1" draw:text-style-name="P2" draw:layer="layout" svg:width="2.462cm" svg:height="1.102cm" svg:x="16.831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4;p57" draw:style-name="gr1" draw:text-style-name="P2" draw:layer="layout" svg:width="2.462cm" svg:height="1.102cm" svg:x="13.445cm" svg:y="5.745cm">
          <text:p text:style-name="P3"><text:span text:style-name="T13">T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5;p57" draw:style-name="gr1" draw:text-style-name="P2" draw:layer="layout" svg:width="2.462cm" svg:height="1.102cm" svg:x="13.445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6;p57" draw:style-name="gr1" draw:text-style-name="P2" draw:layer="layout" svg:width="2.462cm" svg:height="1.102cm" svg:x="13.445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7;p57" draw:style-name="gr1" draw:text-style-name="P2" draw:layer="layout" svg:width="2.462cm" svg:height="1.102cm" svg:x="10.058cm" svg:y="5.745cm">
          <text:p text:style-name="P3"><text:span text:style-name="T13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8;p57" draw:style-name="gr1" draw:text-style-name="P2" draw:layer="layout" svg:width="0.992cm" svg:height="1.102cm" svg:x="10.058cm" svg:y="7.6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9;p57" draw:style-name="gr1" draw:text-style-name="P2" draw:layer="layout" svg:width="2.462cm" svg:height="1.102cm" svg:x="10.058cm" svg:y="9.34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0;p57" draw:style-name="gr1" draw:text-style-name="P2" draw:layer="layout" svg:width="1.404cm" svg:height="1.102cm" svg:x="10.905cm" svg:y="7.6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1;p57" draw:style-name="gr1" draw:text-style-name="P2" draw:layer="layout" svg:width="2.462cm" svg:height="1.102cm" svg:x="6.671cm" svg:y="7.6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2;p57" draw:style-name="gr1" draw:text-style-name="P2" draw:layer="layout" svg:width="0.992cm" svg:height="1.102cm" svg:x="6.671cm" svg:y="9.555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3;p57" draw:style-name="gr1" draw:text-style-name="P2" draw:layer="layout" svg:width="2.462cm" svg:height="1.102cm" svg:x="6.671cm" svg:y="11.249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4;p57" draw:style-name="gr1" draw:text-style-name="P2" draw:layer="layout" svg:width="1.404cm" svg:height="1.102cm" svg:x="7.518cm" svg:y="9.555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5;p57" draw:style-name="gr1" draw:text-style-name="P2" draw:layer="layout" svg:width="2.462cm" svg:height="1.102cm" svg:x="7.095cm" svg:y="5.745cm">
          <text:p text:style-name="P3"><text:span text:style-name="T13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6;p57" draw:style-name="gr1" draw:text-style-name="P2" draw:layer="layout" svg:width="2.462cm" svg:height="1.102cm" svg:x="3.285cm" svg:y="9.55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7;p57" draw:style-name="gr1" draw:text-style-name="P2" draw:layer="layout" svg:width="0.992cm" svg:height="1.102cm" svg:x="3.285cm" svg:y="11.46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8;p57" draw:style-name="gr1" draw:text-style-name="P2" draw:layer="layout" svg:width="2.462cm" svg:height="1.102cm" svg:x="3.285cm" svg:y="13.154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9;p57" draw:style-name="gr1" draw:text-style-name="P2" draw:layer="layout" svg:width="1.404cm" svg:height="1.102cm" svg:x="4.343cm" svg:y="11.46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0;p57" draw:style-name="gr1" draw:text-style-name="P2" draw:layer="layout" svg:width="2.462cm" svg:height="1.102cm" svg:x="3.708cm" svg:y="7.65cm">
          <text:p text:style-name="P3"><text:span text:style-name="T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1;p57" draw:style-name="gr1" draw:text-style-name="P2" draw:layer="layout" svg:width="2.462cm" svg:height="1.102cm" svg:x="3.708cm" svg:y="5.752cm">
          <text:p text:style-name="P3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2;p57" draw:style-name="gr6" draw:text-style-name="P5" draw:layer="layout" svg:width="0.032cm" svg:height="0.853cm" svg:x="17.309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3;p57" draw:style-name="gr6" draw:text-style-name="P5" draw:layer="layout" svg:width="0.032cm" svg:height="0.853cm" svg:x="13.92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4;p57" draw:style-name="gr6" draw:text-style-name="P5" draw:layer="layout" svg:width="0.032cm" svg:height="0.853cm" svg:x="13.923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5;p57" draw:style-name="gr6" draw:text-style-name="P5" draw:layer="layout" svg:width="0.032cm" svg:height="0.853cm" svg:x="10.536cm" svg:y="8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6;p57" draw:style-name="gr6" draw:text-style-name="P5" draw:layer="layout" svg:width="0.032cm" svg:height="0.853cm" svg:x="10.536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7;p57" draw:style-name="gr6" draw:text-style-name="P5" draw:layer="layout" svg:width="0.032cm" svg:height="0.853cm" svg:x="11.383cm" svg:y="6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8;p57" draw:style-name="gr6" draw:text-style-name="P5" draw:layer="layout" svg:width="0.032cm" svg:height="0.853cm" svg:x="7.99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9;p57" draw:style-name="gr6" draw:text-style-name="P5" draw:layer="layout" svg:width="0.032cm" svg:height="0.853cm" svg:x="7.14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0;p57" draw:style-name="gr6" draw:text-style-name="P5" draw:layer="layout" svg:width="0.032cm" svg:height="0.853cm" svg:x="4.60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1;p57" draw:style-name="gr6" draw:text-style-name="P5" draw:layer="layout" svg:width="0.032cm" svg:height="0.853cm" svg:x="3.763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2;p57" draw:style-name="gr6" draw:text-style-name="P5" draw:layer="layout" svg:width="0.032cm" svg:height="0.853cm" svg:x="7.14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3;p57" draw:style-name="gr6" draw:text-style-name="P5" draw:layer="layout" svg:width="0.032cm" svg:height="0.853cm" svg:x="3.763cm" svg:y="12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4;p57" draw:style-name="gr6" draw:text-style-name="P5" draw:layer="layout" svg:width="0.032cm" svg:height="0.853cm" svg:x="4.202cm" svg:y="6.8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5;p57" draw:style-name="gr6" draw:text-style-name="P5" draw:layer="layout" svg:width="0.282cm" svg:height="0.817cm" svg:x="7.62cm" svg:y="6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6;p57" draw:style-name="gr6" draw:text-style-name="P5" draw:layer="layout" svg:width="0.282cm" svg:height="0.817cm" svg:x="4.234cm" svg:y="8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7;p57" draw:style-name="gr6" draw:text-style-name="P5" draw:layer="layout" svg:width="0.295cm" svg:height="0.689cm" svg:x="3.808cm" svg:y="8.8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68;p57" draw:style-name="gr6" draw:text-style-name="P5" draw:layer="layout" svg:width="0.295cm" svg:height="0.689cm" svg:x="6.996cm" svg:y="6.8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69;p57" draw:style-name="gr2" draw:text-style-name="P2" draw:layer="layout" svg:width="1.74cm" svg:height="2.298cm" svg:x="4.957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0;p57" draw:style-name="gr2" draw:text-style-name="P2" draw:layer="layout" svg:width="1.74cm" svg:height="2.298cm" svg:x="8.11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1;p57" draw:style-name="gr2" draw:text-style-name="P2" draw:layer="layout" svg:width="1.74cm" svg:height="2.298cm" svg:x="11.798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2;p57" draw:style-name="gr2" draw:text-style-name="P2" draw:layer="layout" svg:width="1.74cm" svg:height="2.298cm" svg:x="15.32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3;p57" draw:style-name="gr2" draw:text-style-name="P2" draw:layer="layout" svg:width="1.74cm" svg:height="2.298cm" svg:x="18.851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4;p57" draw:style-name="gr19" draw:text-style-name="P2" draw:layer="layout" svg:width="2.002cm" svg:height="1.102cm" svg:x="3.153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5;p57" draw:style-name="gr19" draw:text-style-name="P2" draw:layer="layout" svg:width="2.002cm" svg:height="1.102cm" svg:x="6.328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6;p57" draw:style-name="gr19" draw:text-style-name="P2" draw:layer="layout" svg:width="2.002cm" svg:height="1.102cm" svg:x="9.926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7;p57" draw:style-name="gr19" draw:text-style-name="P2" draw:layer="layout" svg:width="2.002cm" svg:height="1.102cm" svg:x="13.525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8;p57" draw:style-name="gr19" draw:text-style-name="P2" draw:layer="layout" svg:width="2.002cm" svg:height="1.102cm" svg:x="16.91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9;p57" draw:style-name="gr19" draw:text-style-name="P2" draw:layer="layout" svg:width="2.002cm" svg:height="1.102cm" svg:x="20.5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0;p57" draw:style-name="gr1" draw:text-style-name="P2" draw:layer="layout" svg:width="6.973cm" svg:height="1.102cm" svg:x="18.426cm" svg:y="7.923cm">
          <text:p text:style-name="P3"><text:span text:style-name="T4">Since they are part of a</text:span></text:p>
          <text:p text:style-name="P3"><text:span text:style-name="T4">right-most derivation, </text:span></text:p>
          <text:p text:style-name="P3"><text:span text:style-name="T4">they are called </text:span><text:span text:style-name="T6">right sentential for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1;p57" draw:style-name="gr6" draw:text-style-name="P5" draw:layer="layout" svg:width="0.032cm" svg:height="0.853cm" svg:x="4.18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2;p57" draw:style-name="gr6" draw:text-style-name="P5" draw:layer="layout" svg:width="0.032cm" svg:height="0.853cm" svg:x="7.573cm" svg:y="6.86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024;g32bdad6404_0_891:notes" draw:style-name="gr3" draw:layer="layout" svg:width="16.932cm" svg:height="9.524cm" svg:x="1.059cm" svg:y="1.905cm" draw:page-number="45" presentation:class="page"/>
          <draw:frame draw:name="Google Shape;1025;g32bdad6404_0_89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" presentation:presentation-page-layout-name="AL1T0">
        <draw:custom-shape draw:name="Google Shape;1087;p58" draw:style-name="gr19" draw:text-style-name="P2" draw:layer="layout" svg:width="2.002cm" svg:height="1.102cm" svg:x="3.153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8;p58" draw:style-name="gr19" draw:text-style-name="P2" draw:layer="layout" svg:width="2.002cm" svg:height="1.102cm" svg:x="6.328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9;p58" draw:style-name="gr19" draw:text-style-name="P2" draw:layer="layout" svg:width="2.002cm" svg:height="1.102cm" svg:x="9.926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0;p58" draw:style-name="gr19" draw:text-style-name="P2" draw:layer="layout" svg:width="2.002cm" svg:height="1.102cm" svg:x="13.525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1;p58" draw:style-name="gr19" draw:text-style-name="P2" draw:layer="layout" svg:width="2.002cm" svg:height="1.102cm" svg:x="16.91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2;p58" draw:style-name="gr19" draw:text-style-name="P2" draw:layer="layout" svg:width="2.002cm" svg:height="1.102cm" svg:x="20.5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3;p58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4;p58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5;p58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6;p58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7;p58" draw:style-name="gr1" draw:text-style-name="P2" draw:layer="layout" svg:width="2.462cm" svg:height="1.102cm" svg:x="20.543cm" svg:y="5.745cm">
          <text:p text:style-name="P3"><text:span text:style-name="T15">id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8;p58" draw:style-name="gr1" draw:text-style-name="P2" draw:layer="layout" svg:width="2.462cm" svg:height="1.102cm" svg:x="16.831cm" svg:y="5.745cm">
          <text:p text:style-name="P3"><text:span text:style-name="T15">F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9;p58" draw:style-name="gr1" draw:text-style-name="P2" draw:layer="layout" svg:width="2.462cm" svg:height="1.102cm" svg:x="13.445cm" svg:y="5.745cm">
          <text:p text:style-name="P3"><text:span text:style-name="T15">T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0;p58" draw:style-name="gr1" draw:text-style-name="P2" draw:layer="layout" svg:width="2.462cm" svg:height="1.102cm" svg:x="10.058cm" svg:y="5.745cm">
          <text:p text:style-name="P3"><text:span text:style-name="T15">T </text:span><text:span text:style-name="T13">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1;p58" draw:style-name="gr1" draw:text-style-name="P2" draw:layer="layout" svg:width="2.462cm" svg:height="1.102cm" svg:x="7.095cm" svg:y="5.745cm">
          <text:p text:style-name="P3"><text:span text:style-name="T15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2;p58" draw:style-name="gr1" draw:text-style-name="P2" draw:layer="layout" svg:width="2.462cm" svg:height="1.102cm" svg:x="3.708cm" svg:y="5.752cm">
          <text:p text:style-name="P3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3;p58" draw:style-name="gr2" draw:text-style-name="P2" draw:layer="layout" svg:width="1.74cm" svg:height="2.298cm" svg:x="4.957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4;p58" draw:style-name="gr2" draw:text-style-name="P2" draw:layer="layout" svg:width="1.74cm" svg:height="2.298cm" svg:x="8.11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5;p58" draw:style-name="gr2" draw:text-style-name="P2" draw:layer="layout" svg:width="1.74cm" svg:height="2.298cm" svg:x="11.798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6;p58" draw:style-name="gr2" draw:text-style-name="P2" draw:layer="layout" svg:width="1.74cm" svg:height="2.298cm" svg:x="15.32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7;p58" draw:style-name="gr2" draw:text-style-name="P2" draw:layer="layout" svg:width="1.74cm" svg:height="2.298cm" svg:x="18.851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84;g32bd617803_0_0:notes" draw:style-name="gr3" draw:layer="layout" svg:width="16.932cm" svg:height="9.524cm" svg:x="1.059cm" svg:y="1.905cm" draw:page-number="46" presentation:class="page"/>
          <draw:frame draw:name="Google Shape;1085;g32bd617803_0_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" presentation:presentation-page-layout-name="AL1T0">
        <draw:custom-shape draw:name="Google Shape;1112;p59" draw:style-name="gr19" draw:text-style-name="P2" draw:layer="layout" svg:width="2.002cm" svg:height="1.102cm" svg:x="3.153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3;p59" draw:style-name="gr19" draw:text-style-name="P2" draw:layer="layout" svg:width="2.002cm" svg:height="1.102cm" svg:x="6.328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4;p59" draw:style-name="gr19" draw:text-style-name="P2" draw:layer="layout" svg:width="2.002cm" svg:height="1.102cm" svg:x="9.926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5;p59" draw:style-name="gr19" draw:text-style-name="P2" draw:layer="layout" svg:width="2.002cm" svg:height="1.102cm" svg:x="13.525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6;p59" draw:style-name="gr19" draw:text-style-name="P2" draw:layer="layout" svg:width="2.002cm" svg:height="1.102cm" svg:x="16.91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7;p59" draw:style-name="gr19" draw:text-style-name="P2" draw:layer="layout" svg:width="2.002cm" svg:height="1.102cm" svg:x="20.5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8;p59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9;p59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0;p59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21;p59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2;p59" draw:style-name="gr1" draw:text-style-name="P2" draw:layer="layout" svg:width="2.462cm" svg:height="1.102cm" svg:x="20.543cm" svg:y="5.745cm">
          <text:p text:style-name="P3"><text:span text:style-name="T15">id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3;p59" draw:style-name="gr1" draw:text-style-name="P2" draw:layer="layout" svg:width="2.462cm" svg:height="1.102cm" svg:x="16.831cm" svg:y="5.745cm">
          <text:p text:style-name="P3"><text:span text:style-name="T15">F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4;p59" draw:style-name="gr1" draw:text-style-name="P2" draw:layer="layout" svg:width="2.462cm" svg:height="1.102cm" svg:x="13.445cm" svg:y="5.745cm">
          <text:p text:style-name="P3"><text:span text:style-name="T15">T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5;p59" draw:style-name="gr1" draw:text-style-name="P2" draw:layer="layout" svg:width="2.462cm" svg:height="1.102cm" svg:x="10.058cm" svg:y="5.745cm">
          <text:p text:style-name="P3"><text:span text:style-name="T15">T </text:span><text:span text:style-name="T13">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6;p59" draw:style-name="gr1" draw:text-style-name="P2" draw:layer="layout" svg:width="2.462cm" svg:height="1.102cm" svg:x="7.095cm" svg:y="5.745cm">
          <text:p text:style-name="P3"><text:span text:style-name="T15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7;p59" draw:style-name="gr1" draw:text-style-name="P2" draw:layer="layout" svg:width="2.462cm" svg:height="1.102cm" svg:x="3.708cm" svg:y="5.752cm">
          <text:p text:style-name="P3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8;p59" draw:style-name="gr2" draw:text-style-name="P2" draw:layer="layout" svg:width="1.74cm" svg:height="2.298cm" svg:x="4.957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9;p59" draw:style-name="gr2" draw:text-style-name="P2" draw:layer="layout" svg:width="1.74cm" svg:height="2.298cm" svg:x="8.11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0;p59" draw:style-name="gr2" draw:text-style-name="P2" draw:layer="layout" svg:width="1.74cm" svg:height="2.298cm" svg:x="11.798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1;p59" draw:style-name="gr2" draw:text-style-name="P2" draw:layer="layout" svg:width="1.74cm" svg:height="2.298cm" svg:x="15.32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2;p59" draw:style-name="gr2" draw:text-style-name="P2" draw:layer="layout" svg:width="1.74cm" svg:height="2.298cm" svg:x="18.851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3;p59" draw:style-name="gr1" draw:text-style-name="P2" draw:layer="layout" svg:width="6.973cm" svg:height="1.102cm" svg:x="18.426cm" svg:y="6.865cm">
          <text:p text:style-name="P3"><text:span text:style-name="T4">The hand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9;g32bd617803_0_57:notes" draw:style-name="gr3" draw:layer="layout" svg:width="16.932cm" svg:height="9.524cm" svg:x="1.059cm" svg:y="1.905cm" draw:page-number="47" presentation:class="page"/>
          <draw:frame draw:name="Google Shape;1110;g32bd617803_0_57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" presentation:presentation-page-layout-name="AL1T0">
        <draw:custom-shape draw:name="Google Shape;1138;p60" draw:style-name="gr1" draw:text-style-name="P2" draw:layer="layout" svg:width="2.462cm" svg:height="1.102cm" svg:x="20.543cm" svg:y="5.745cm">
          <text:p text:style-name="P3"><text:span text:style-name="T15">id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9;p60" draw:style-name="gr19" draw:text-style-name="P2" draw:layer="layout" svg:width="2.002cm" svg:height="1.102cm" svg:x="3.153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0;p60" draw:style-name="gr19" draw:text-style-name="P2" draw:layer="layout" svg:width="2.002cm" svg:height="1.102cm" svg:x="6.328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1;p60" draw:style-name="gr19" draw:text-style-name="P2" draw:layer="layout" svg:width="2.002cm" svg:height="1.102cm" svg:x="9.926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2;p60" draw:style-name="gr19" draw:text-style-name="P2" draw:layer="layout" svg:width="2.002cm" svg:height="1.102cm" svg:x="13.525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3;p60" draw:style-name="gr19" draw:text-style-name="P2" draw:layer="layout" svg:width="2.002cm" svg:height="1.102cm" svg:x="16.91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4;p60" draw:style-name="gr20" draw:text-style-name="P2" draw:layer="layout" svg:width="2.002cm" svg:height="1.102cm" svg:x="20.5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5;p60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6;p60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7;p60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48;p60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9;p60" draw:style-name="gr1" draw:text-style-name="P2" draw:layer="layout" svg:width="2.462cm" svg:height="1.102cm" svg:x="16.831cm" svg:y="5.745cm">
          <text:p text:style-name="P3"><text:span text:style-name="T15">F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0;p60" draw:style-name="gr1" draw:text-style-name="P2" draw:layer="layout" svg:width="2.462cm" svg:height="1.102cm" svg:x="13.445cm" svg:y="5.745cm">
          <text:p text:style-name="P3"><text:span text:style-name="T15">T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1;p60" draw:style-name="gr1" draw:text-style-name="P2" draw:layer="layout" svg:width="2.462cm" svg:height="1.102cm" svg:x="10.058cm" svg:y="5.745cm">
          <text:p text:style-name="P3"><text:span text:style-name="T15">T </text:span><text:span text:style-name="T13">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2;p60" draw:style-name="gr1" draw:text-style-name="P2" draw:layer="layout" svg:width="2.462cm" svg:height="1.102cm" svg:x="7.095cm" svg:y="5.745cm">
          <text:p text:style-name="P3"><text:span text:style-name="T15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3;p60" draw:style-name="gr1" draw:text-style-name="P2" draw:layer="layout" svg:width="2.462cm" svg:height="1.102cm" svg:x="3.708cm" svg:y="5.752cm">
          <text:p text:style-name="P3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4;p60" draw:style-name="gr2" draw:text-style-name="P2" draw:layer="layout" svg:width="1.74cm" svg:height="2.298cm" svg:x="4.957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5;p60" draw:style-name="gr2" draw:text-style-name="P2" draw:layer="layout" svg:width="1.74cm" svg:height="2.298cm" svg:x="8.11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6;p60" draw:style-name="gr2" draw:text-style-name="P2" draw:layer="layout" svg:width="1.74cm" svg:height="2.298cm" svg:x="11.798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7;p60" draw:style-name="gr2" draw:text-style-name="P2" draw:layer="layout" svg:width="1.74cm" svg:height="2.298cm" svg:x="15.32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8;p60" draw:style-name="gr2" draw:text-style-name="P2" draw:layer="layout" svg:width="1.74cm" svg:height="2.298cm" svg:x="18.851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9;p60" draw:style-name="gr1" draw:text-style-name="P2" draw:layer="layout" svg:width="18.194cm" svg:height="3.83cm" svg:x="4.597cm" svg:y="7.637cm">
          <text:p text:style-name="P10"><text:span text:style-name="T6">F -&gt; id </text:span><text:span text:style-name="T4">or, simply,</text:span><text:span text:style-name="T6"> id</text:span><text:span text:style-name="T4"> </text:span></text:p>
          <text:p text:style-name="P10"><text:span text:style-name="T4">is a handle of <text:s/></text:span><text:span text:style-name="T6">id * id</text:span></text:p>
          <text:p text:style-name="P10"><text:span text:style-name="T16">Why?</text:span></text:p>
          <text:p text:style-name="P10"><text:span text:style-name="T16"><text:s/></text:span><text:span text:style-name="T16">replacing </text:span><text:span text:style-name="T17">id</text:span><text:span text:style-name="T16"> </text:span><text:span text:style-name="T18">at this position</text:span><text:span text:style-name="T16"> produces the previous right sentential form in a rightmost derivation of id*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5;g32bd617803_0_82:notes" draw:style-name="gr3" draw:layer="layout" svg:width="16.932cm" svg:height="9.524cm" svg:x="1.059cm" svg:y="1.905cm" draw:page-number="48" presentation:class="page"/>
          <draw:frame draw:name="Google Shape;1136;g32bd617803_0_82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TITLE" presentation:presentation-page-layout-name="AL1T0">
        <draw:custom-shape draw:name="Google Shape;1164;p61" draw:style-name="gr1" draw:text-style-name="P2" draw:layer="layout" svg:width="2.462cm" svg:height="1.102cm" svg:x="20.543cm" svg:y="5.745cm">
          <text:p text:style-name="P3"><text:span text:style-name="T15">id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5;p61" draw:style-name="gr19" draw:text-style-name="P2" draw:layer="layout" svg:width="2.002cm" svg:height="1.102cm" svg:x="3.153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6;p61" draw:style-name="gr19" draw:text-style-name="P2" draw:layer="layout" svg:width="2.002cm" svg:height="1.102cm" svg:x="6.328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7;p61" draw:style-name="gr19" draw:text-style-name="P2" draw:layer="layout" svg:width="2.002cm" svg:height="1.102cm" svg:x="9.926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8;p61" draw:style-name="gr19" draw:text-style-name="P2" draw:layer="layout" svg:width="2.002cm" svg:height="1.102cm" svg:x="13.525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9;p61" draw:style-name="gr19" draw:text-style-name="P2" draw:layer="layout" svg:width="2.002cm" svg:height="1.102cm" svg:x="16.91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0;p61" draw:style-name="gr20" draw:text-style-name="P2" draw:layer="layout" svg:width="2.002cm" svg:height="1.102cm" svg:x="20.5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1;p61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2;p61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3;p61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74;p61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5;p61" draw:style-name="gr1" draw:text-style-name="P2" draw:layer="layout" svg:width="2.462cm" svg:height="1.102cm" svg:x="16.831cm" svg:y="5.745cm">
          <text:p text:style-name="P3"><text:span text:style-name="T15">F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6;p61" draw:style-name="gr1" draw:text-style-name="P2" draw:layer="layout" svg:width="2.462cm" svg:height="1.102cm" svg:x="13.445cm" svg:y="5.745cm">
          <text:p text:style-name="P3"><text:span text:style-name="T15">T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7;p61" draw:style-name="gr1" draw:text-style-name="P2" draw:layer="layout" svg:width="2.462cm" svg:height="1.102cm" svg:x="10.058cm" svg:y="5.745cm">
          <text:p text:style-name="P3"><text:span text:style-name="T15">T </text:span><text:span text:style-name="T13">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8;p61" draw:style-name="gr1" draw:text-style-name="P2" draw:layer="layout" svg:width="2.462cm" svg:height="1.102cm" svg:x="7.095cm" svg:y="5.745cm">
          <text:p text:style-name="P3"><text:span text:style-name="T15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9;p61" draw:style-name="gr1" draw:text-style-name="P2" draw:layer="layout" svg:width="2.462cm" svg:height="1.102cm" svg:x="3.708cm" svg:y="5.752cm">
          <text:p text:style-name="P3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0;p61" draw:style-name="gr2" draw:text-style-name="P2" draw:layer="layout" svg:width="1.74cm" svg:height="2.298cm" svg:x="4.957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1;p61" draw:style-name="gr2" draw:text-style-name="P2" draw:layer="layout" svg:width="1.74cm" svg:height="2.298cm" svg:x="8.11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2;p61" draw:style-name="gr2" draw:text-style-name="P2" draw:layer="layout" svg:width="1.74cm" svg:height="2.298cm" svg:x="11.798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3;p61" draw:style-name="gr2" draw:text-style-name="P2" draw:layer="layout" svg:width="1.74cm" svg:height="2.298cm" svg:x="15.32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4;p61" draw:style-name="gr2" draw:text-style-name="P2" draw:layer="layout" svg:width="1.74cm" svg:height="2.298cm" svg:x="18.851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5;p61" draw:style-name="gr1" draw:text-style-name="P2" draw:layer="layout" svg:width="18.194cm" svg:height="3.83cm" svg:x="4.597cm" svg:y="7.637cm">
          <text:p text:style-name="P10"><text:span text:style-name="T6">F -&gt; id </text:span><text:span text:style-name="T4">or, simply,</text:span><text:span text:style-name="T6"> id</text:span><text:span text:style-name="T4"> </text:span></text:p>
          <text:p text:style-name="P10"><text:span text:style-name="T4">is a handle of <text:s/></text:span><text:span text:style-name="T6">id * id</text:span></text:p>
          <text:p text:style-name="P10"><text:span text:style-name="T4">Why?</text:span></text:p>
          <text:p text:style-name="P10"><text:span text:style-name="T4"><text:s/></text:span><text:span text:style-name="T16">replacing </text:span><text:span text:style-name="T17">id</text:span><text:span text:style-name="T16"> </text:span><text:span text:style-name="T18">at this position</text:span><text:span text:style-name="T16"> produces the previous right sentential form in a rightmost derivation of id*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1;g32bd617803_0_107:notes" draw:style-name="gr3" draw:layer="layout" svg:width="16.932cm" svg:height="9.524cm" svg:x="1.059cm" svg:y="1.905cm" draw:page-number="49" presentation:class="page"/>
          <draw:frame draw:name="Google Shape;1162;g32bd617803_0_107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" presentation:presentation-page-layout-name="AL1T0">
        <draw:custom-shape draw:name="Google Shape;1190;p62" draw:style-name="gr1" draw:text-style-name="P2" draw:layer="layout" svg:width="2.462cm" svg:height="1.102cm" svg:x="20.543cm" svg:y="5.745cm">
          <text:p text:style-name="P3"><text:span text:style-name="T15">id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1;p62" draw:style-name="gr19" draw:text-style-name="P2" draw:layer="layout" svg:width="2.002cm" svg:height="1.102cm" svg:x="3.153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2;p62" draw:style-name="gr19" draw:text-style-name="P2" draw:layer="layout" svg:width="2.002cm" svg:height="1.102cm" svg:x="6.328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3;p62" draw:style-name="gr19" draw:text-style-name="P2" draw:layer="layout" svg:width="2.002cm" svg:height="1.102cm" svg:x="9.926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4;p62" draw:style-name="gr19" draw:text-style-name="P2" draw:layer="layout" svg:width="2.002cm" svg:height="1.102cm" svg:x="13.525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5;p62" draw:style-name="gr19" draw:text-style-name="P2" draw:layer="layout" svg:width="2.002cm" svg:height="1.102cm" svg:x="16.91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6;p62" draw:style-name="gr20" draw:text-style-name="P2" draw:layer="layout" svg:width="2.002cm" svg:height="1.102cm" svg:x="20.5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7;p62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8;p62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9;p62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00;p62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1;p62" draw:style-name="gr1" draw:text-style-name="P2" draw:layer="layout" svg:width="2.462cm" svg:height="1.102cm" svg:x="16.831cm" svg:y="5.745cm">
          <text:p text:style-name="P3"><text:span text:style-name="T15">F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2;p62" draw:style-name="gr1" draw:text-style-name="P2" draw:layer="layout" svg:width="2.462cm" svg:height="1.102cm" svg:x="13.445cm" svg:y="5.745cm">
          <text:p text:style-name="P3"><text:span text:style-name="T15">T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3;p62" draw:style-name="gr1" draw:text-style-name="P2" draw:layer="layout" svg:width="2.462cm" svg:height="1.102cm" svg:x="10.058cm" svg:y="5.745cm">
          <text:p text:style-name="P3"><text:span text:style-name="T15">T </text:span><text:span text:style-name="T13">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4;p62" draw:style-name="gr1" draw:text-style-name="P2" draw:layer="layout" svg:width="2.462cm" svg:height="1.102cm" svg:x="7.095cm" svg:y="5.745cm">
          <text:p text:style-name="P3"><text:span text:style-name="T15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5;p62" draw:style-name="gr1" draw:text-style-name="P2" draw:layer="layout" svg:width="2.462cm" svg:height="1.102cm" svg:x="3.708cm" svg:y="5.752cm">
          <text:p text:style-name="P3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6;p62" draw:style-name="gr2" draw:text-style-name="P2" draw:layer="layout" svg:width="1.74cm" svg:height="2.298cm" svg:x="4.957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7;p62" draw:style-name="gr2" draw:text-style-name="P2" draw:layer="layout" svg:width="1.74cm" svg:height="2.298cm" svg:x="8.11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8;p62" draw:style-name="gr2" draw:text-style-name="P2" draw:layer="layout" svg:width="1.74cm" svg:height="2.298cm" svg:x="11.798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9;p62" draw:style-name="gr2" draw:text-style-name="P2" draw:layer="layout" svg:width="1.74cm" svg:height="2.298cm" svg:x="15.32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0;p62" draw:style-name="gr2" draw:text-style-name="P2" draw:layer="layout" svg:width="1.74cm" svg:height="2.298cm" svg:x="18.851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1;p62" draw:style-name="gr1" draw:text-style-name="P2" draw:layer="layout" svg:width="18.194cm" svg:height="3.83cm" svg:x="4.597cm" svg:y="7.637cm">
          <text:p text:style-name="P10"><text:span text:style-name="T6">F -&gt; id </text:span><text:span text:style-name="T4">or, simply,</text:span><text:span text:style-name="T6"> id</text:span><text:span text:style-name="T4"> <text:s/></text:span></text:p>
          <text:p text:style-name="P10"><text:span text:style-name="T4">is a handle of <text:s/></text:span><text:span text:style-name="T6">id * id</text:span></text:p>
          <text:p text:style-name="P10"><text:span text:style-name="T4">Why?</text:span></text:p>
          <text:p text:style-name="P10"><text:span text:style-name="T4">Because replacing </text:span><text:span text:style-name="T6">id</text:span><text:span text:style-name="T4"> </text:span><text:span text:style-name="T19">at this position</text:span><text:span text:style-name="T4"> produces the previous right sentential form in a rightmost derivation of </text:span><text:span text:style-name="T6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87;g32bd617803_0_132:notes" draw:style-name="gr3" draw:layer="layout" svg:width="16.932cm" svg:height="9.524cm" svg:x="1.059cm" svg:y="1.905cm" draw:page-number="50" presentation:class="page"/>
          <draw:frame draw:name="Google Shape;1188;g32bd617803_0_132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LE" presentation:presentation-page-layout-name="AL1T0">
        <draw:custom-shape draw:name="Google Shape;1216;p63" draw:style-name="gr1" draw:text-style-name="P2" draw:layer="layout" svg:width="8.332cm" svg:height="14.287cm" svg:x="8.533cm" svg:y="0cm">
          <text:p text:style-name="P1"><text:span text:style-name="T2">Yet another Handle De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13;g32cbd13ab0_0_256:notes" draw:style-name="gr3" draw:layer="layout" svg:width="16.932cm" svg:height="9.524cm" svg:x="1.059cm" svg:y="1.905cm" draw:page-number="51" presentation:class="page"/>
          <draw:frame draw:name="Google Shape;1214;g32cbd13ab0_0_256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" presentation:presentation-page-layout-name="AL1T0">
        <draw:custom-shape draw:name="Google Shape;1221;p64" draw:style-name="gr1" draw:text-style-name="P2" draw:layer="layout" svg:width="2.462cm" svg:height="1.102cm" svg:x="20.543cm" svg:y="5.745cm">
          <text:p text:style-name="P3"><text:span text:style-name="T15">id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2;p64" draw:style-name="gr20" draw:text-style-name="P2" draw:layer="layout" svg:width="2.002cm" svg:height="1.102cm" svg:x="20.5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3;p64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4;p64" draw:style-name="gr1" draw:text-style-name="P2" draw:layer="layout" svg:width="18.194cm" svg:height="3.83cm" svg:x="4.597cm" svg:y="7.637cm">
          <text:p text:style-name="P10"><text:span text:style-name="T6"/></text:p>
          <text:p text:style-name="P10"><text:span text:style-name="T6"/></text:p>
          <text:p text:style-name="P10"><text:span text:style-name="T6">F -&gt; id </text:span><text:span text:style-name="T4">or, simply,</text:span><text:span text:style-name="T6"> id</text:span><text:span text:style-name="T4"> </text:span></text:p>
          <text:p text:style-name="P10"><text:span text:style-name="T4">is a handle of <text:s/></text:span><text:span text:style-name="T6">id * id</text:span></text:p>
          <text:p text:style-name="P10"><text:span text:style-name="T20">“</text:span><text:span text:style-name="T20">The handle of a parse tree T is the</text:span></text:p>
          <text:p text:style-name="P10"><text:span text:style-name="T20">leftmost complete cluster of leaf nodes.”</text:span></text:p>
          <text:p text:style-name="P10"><text:span text:style-name="T20"/></text:p>
          <text:p text:style-name="P10"><text:span text:style-name="T16">Because replacing </text:span><text:span text:style-name="T17">id</text:span><text:span text:style-name="T16"> </text:span><text:span text:style-name="T18">at this position</text:span><text:span text:style-name="T16"> produces the previous right sentential form in a rightmost derivation of </text:span><text:span text:style-name="T17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18;g32bd617803_0_207:notes" draw:style-name="gr3" draw:layer="layout" svg:width="16.932cm" svg:height="9.524cm" svg:x="1.059cm" svg:y="1.905cm" draw:page-number="52" presentation:class="page"/>
          <draw:frame draw:name="Google Shape;1219;g32bd617803_0_207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TITLE" presentation:presentation-page-layout-name="AL1T0">
        <draw:custom-shape draw:name="Google Shape;1229;p65" draw:style-name="gr1" draw:text-style-name="P2" draw:layer="layout" svg:width="2.462cm" svg:height="1.102cm" svg:x="20.543cm" svg:y="5.745cm">
          <text:p text:style-name="P3"><text:span text:style-name="T15">id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0;p65" draw:style-name="gr20" draw:text-style-name="P2" draw:layer="layout" svg:width="2.002cm" svg:height="1.102cm" svg:x="20.5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1;p65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2;p65" draw:style-name="gr1" draw:text-style-name="P2" draw:layer="layout" svg:width="18.194cm" svg:height="3.83cm" svg:x="4.597cm" svg:y="7.637cm">
          <text:p text:style-name="P10"><text:span text:style-name="T6"/></text:p>
          <text:p text:style-name="P10"><text:span text:style-name="T6"/></text:p>
          <text:p text:style-name="P10"><text:span text:style-name="T6">F -&gt; id </text:span><text:span text:style-name="T4">or, simply,</text:span><text:span text:style-name="T6"> id</text:span><text:span text:style-name="T4"> </text:span></text:p>
          <text:p text:style-name="P10"><text:span text:style-name="T4">is a handle of <text:s/></text:span><text:span text:style-name="T6">id * id</text:span></text:p>
          <text:p text:style-name="P10"><text:span text:style-name="T20">“</text:span><text:span text:style-name="T20">The handle of a parse tree T is the</text:span></text:p>
          <text:p text:style-name="P10"><text:span text:style-name="T20"><text:s/></text:span><text:span text:style-name="T20">leftmost complete cluster of leaf nodes.”</text:span></text:p>
          <text:p text:style-name="P10"><text:span text:style-name="T4"/></text:p>
          <text:p text:style-name="P10"><text:span text:style-name="T16">Because replacing </text:span><text:span text:style-name="T17">id</text:span><text:span text:style-name="T16"> </text:span><text:span text:style-name="T18">at this position</text:span><text:span text:style-name="T16"> produces the previous right sentential form in a rightmost derivation of </text:span><text:span text:style-name="T17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3;p65" draw:style-name="gr1" draw:text-style-name="P2" draw:layer="layout" svg:width="2.462cm" svg:height="1.102cm" svg:x="3.285cm" svg:y="9.555cm">
          <text:p text:style-name="P3"><text:span text:style-name="T4">T </text:span><text:span text:style-name="T21">*</text:span><text:span text:style-name="T4">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4;p65" draw:style-name="gr1" draw:text-style-name="P2" draw:layer="layout" svg:width="0.992cm" svg:height="1.102cm" svg:x="3.285cm" svg:y="11.46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5;p65" draw:style-name="gr1" draw:text-style-name="P2" draw:layer="layout" svg:width="2.462cm" svg:height="1.102cm" svg:x="3.285cm" svg:y="13.154cm">
          <text:p text:style-name="P3"><text:span text:style-name="T21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6;p65" draw:style-name="gr1" draw:text-style-name="P2" draw:layer="layout" svg:width="1.404cm" svg:height="1.102cm" svg:x="4.343cm" svg:y="11.46cm">
          <text:p text:style-name="P3"><text:span text:style-name="T21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7;p65" draw:style-name="gr1" draw:text-style-name="P2" draw:layer="layout" svg:width="2.462cm" svg:height="1.102cm" svg:x="3.708cm" svg:y="7.65cm">
          <text:p text:style-name="P3"><text:span text:style-name="T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8;p65" draw:style-name="gr1" draw:text-style-name="P2" draw:layer="layout" svg:width="2.462cm" svg:height="1.102cm" svg:x="3.708cm" svg:y="5.752cm">
          <text:p text:style-name="P3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9;p65" draw:style-name="gr6" draw:text-style-name="P5" draw:layer="layout" svg:width="0.032cm" svg:height="0.853cm" svg:x="4.60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40;p65" draw:style-name="gr6" draw:text-style-name="P5" draw:layer="layout" svg:width="0.032cm" svg:height="0.853cm" svg:x="3.763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41;p65" draw:style-name="gr6" draw:text-style-name="P5" draw:layer="layout" svg:width="0.032cm" svg:height="0.853cm" svg:x="3.763cm" svg:y="12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42;p65" draw:style-name="gr6" draw:text-style-name="P5" draw:layer="layout" svg:width="0.032cm" svg:height="0.853cm" svg:x="4.202cm" svg:y="6.8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43;p65" draw:style-name="gr6" draw:text-style-name="P5" draw:layer="layout" svg:width="0.282cm" svg:height="0.817cm" svg:x="4.234cm" svg:y="8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44;p65" draw:style-name="gr6" draw:text-style-name="P5" draw:layer="layout" svg:width="0.295cm" svg:height="0.689cm" svg:x="3.808cm" svg:y="8.8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45;p65" draw:style-name="gr1" draw:text-style-name="P2" draw:layer="layout" svg:width="2.462cm" svg:height="1.102cm" svg:x="0.734cm" svg:y="12.431cm">
          <text:p text:style-name="P10"><text:span text:style-name="T4">parse tree of</text:span></text:p>
          <text:p text:style-name="P10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6;p65" draw:style-name="gr6" draw:text-style-name="P5" draw:layer="layout" svg:width="0.032cm" svg:height="0.853cm" svg:x="4.186cm" svg:y="8.7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226;g32cbd13ab0_0_28:notes" draw:style-name="gr3" draw:layer="layout" svg:width="16.932cm" svg:height="9.524cm" svg:x="1.059cm" svg:y="1.905cm" draw:page-number="53" presentation:class="page"/>
          <draw:frame draw:name="Google Shape;1227;g32cbd13ab0_0_28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TITLE" presentation:presentation-page-layout-name="AL1T0">
        <draw:custom-shape draw:name="Google Shape;1251;p66" draw:style-name="gr1" draw:text-style-name="P2" draw:layer="layout" svg:width="2.462cm" svg:height="1.102cm" svg:x="20.543cm" svg:y="5.745cm">
          <text:p text:style-name="P3"><text:span text:style-name="T15">id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2;p66" draw:style-name="gr20" draw:text-style-name="P2" draw:layer="layout" svg:width="2.002cm" svg:height="1.102cm" svg:x="20.5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3;p66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4;p66" draw:style-name="gr1" draw:text-style-name="P2" draw:layer="layout" svg:width="18.194cm" svg:height="3.83cm" svg:x="4.597cm" svg:y="7.637cm">
          <text:p text:style-name="P10"><text:span text:style-name="T6"/></text:p>
          <text:p text:style-name="P10"><text:span text:style-name="T6"/></text:p>
          <text:p text:style-name="P10"><text:span text:style-name="T6">F -&gt; id </text:span><text:span text:style-name="T4">or, simply,</text:span><text:span text:style-name="T6"> id</text:span><text:span text:style-name="T4"> </text:span></text:p>
          <text:p text:style-name="P10"><text:span text:style-name="T4">is a handle of <text:s/></text:span><text:span text:style-name="T6">id * id</text:span></text:p>
          <text:p text:style-name="P10"><text:span text:style-name="T20">“</text:span><text:span text:style-name="T20">The handle of a parse tree T is the</text:span></text:p>
          <text:p text:style-name="P10"><text:span text:style-name="T20">leftmost complete cluster of leaf nodes.”</text:span></text:p>
          <text:p text:style-name="P10"><text:span text:style-name="T4"/></text:p>
          <text:p text:style-name="P10"><text:span text:style-name="T16">Because replacing </text:span><text:span text:style-name="T17">id</text:span><text:span text:style-name="T16"> </text:span><text:span text:style-name="T18">at this position</text:span><text:span text:style-name="T16"> produces the previous right sentential form in a rightmost derivation of </text:span><text:span text:style-name="T17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5;p66" draw:style-name="gr1" draw:text-style-name="P2" draw:layer="layout" svg:width="2.462cm" svg:height="1.102cm" svg:x="3.285cm" svg:y="9.555cm">
          <text:p text:style-name="P3"><text:span text:style-name="T4">T </text:span><text:span text:style-name="T21">*</text:span><text:span text:style-name="T4">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6;p66" draw:style-name="gr1" draw:text-style-name="P2" draw:layer="layout" svg:width="0.992cm" svg:height="1.102cm" svg:x="3.285cm" svg:y="11.46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7;p66" draw:style-name="gr1" draw:text-style-name="P2" draw:layer="layout" svg:width="2.462cm" svg:height="1.102cm" svg:x="3.285cm" svg:y="13.154cm">
          <text:p text:style-name="P3"><text:span text:style-name="T21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8;p66" draw:style-name="gr1" draw:text-style-name="P2" draw:layer="layout" svg:width="1.404cm" svg:height="1.102cm" svg:x="4.343cm" svg:y="11.46cm">
          <text:p text:style-name="P3"><text:span text:style-name="T21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9;p66" draw:style-name="gr1" draw:text-style-name="P2" draw:layer="layout" svg:width="2.462cm" svg:height="1.102cm" svg:x="3.708cm" svg:y="7.65cm">
          <text:p text:style-name="P3"><text:span text:style-name="T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0;p66" draw:style-name="gr1" draw:text-style-name="P2" draw:layer="layout" svg:width="2.462cm" svg:height="1.102cm" svg:x="3.708cm" svg:y="5.752cm">
          <text:p text:style-name="P3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1;p66" draw:style-name="gr6" draw:text-style-name="P5" draw:layer="layout" svg:width="0.032cm" svg:height="0.853cm" svg:x="4.60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2;p66" draw:style-name="gr6" draw:text-style-name="P5" draw:layer="layout" svg:width="0.032cm" svg:height="0.853cm" svg:x="3.763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3;p66" draw:style-name="gr6" draw:text-style-name="P5" draw:layer="layout" svg:width="0.032cm" svg:height="0.853cm" svg:x="3.763cm" svg:y="12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4;p66" draw:style-name="gr6" draw:text-style-name="P5" draw:layer="layout" svg:width="0.032cm" svg:height="0.853cm" svg:x="4.202cm" svg:y="6.8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5;p66" draw:style-name="gr6" draw:text-style-name="P5" draw:layer="layout" svg:width="0.282cm" svg:height="0.817cm" svg:x="4.234cm" svg:y="8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6;p66" draw:style-name="gr6" draw:text-style-name="P5" draw:layer="layout" svg:width="0.295cm" svg:height="0.689cm" svg:x="3.808cm" svg:y="8.8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67;p66" draw:style-name="gr1" draw:text-style-name="P2" draw:layer="layout" svg:width="1.812cm" svg:height="1.102cm" svg:x="0.494cm" svg:y="6.61cm">
          <text:p text:style-name="P3"><text:span text:style-name="T5">r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8;p66" draw:style-name="gr6" draw:text-style-name="P5" draw:layer="layout" svg:width="0.032cm" svg:height="0.853cm" svg:x="4.186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9;p66" draw:style-name="gr1" draw:text-style-name="P2" draw:layer="layout" svg:width="2.462cm" svg:height="1.102cm" svg:x="0.319cm" svg:y="10.994cm">
          <text:p text:style-name="P3"><text:span text:style-name="T5">lea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0;p66" draw:style-name="gr7" draw:text-style-name="P2" draw:layer="layout" svg:width="1.18cm" svg:height="1.102cm" svg:x="3.566cm" svg:y="5.781cm">
          <text:p text:style-name="P3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71;p66" draw:style-name="gr7" draw:text-style-name="P2" draw:layer="layout" svg:width="0.367cm" svg:height="0.381cm" svg:x="3.974cm" svg:y="9.831cm">
          <text:p text:style-name="P3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72;p66" draw:style-name="gr7" draw:text-style-name="P2" draw:layer="layout" svg:width="1.18cm" svg:height="1.102cm" svg:x="3.19cm" svg:y="13.158cm">
          <text:p text:style-name="P3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73;p66" draw:style-name="gr7" draw:text-style-name="P2" draw:layer="layout" svg:width="1.18cm" svg:height="1.102cm" svg:x="4.136cm" svg:y="11.46cm">
          <text:p text:style-name="P3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74;p66" draw:style-name="gr8" draw:text-style-name="P5" draw:layer="layout" svg:width="0.972cm" svg:height="2.422cm" draw:transform="rotate (1.5707963267949) translate (1.551cm 10.994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275;p66" draw:style-name="gr8" draw:text-style-name="P5" draw:layer="layout" svg:width="1.353cm" svg:height="0.466cm" svg:x="2.782cm" svg:y="11.546cm">
          <text:p/>
          <draw:enhanced-geometry draw:mirror-horizontal="false" draw:mirror-vertical="false" draw:text-areas="0 0 ?f5 ?f6" svg:viewBox="0 0 0 0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276;p66" draw:style-name="gr1" draw:text-style-name="P2" draw:layer="layout" svg:width="0.992cm" svg:height="1.102cm" svg:x="1.731cm" svg:y="13.03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7;p66" draw:style-name="gr8" draw:text-style-name="P5" draw:layer="layout" svg:width="1.222cm" svg:height="1.812cm" draw:transform="rotate (1.5707963267949) translate (1.551cm 13.32cm)">
          <text:p/>
          <draw:enhanced-geometry draw:mirror-horizontal="true" draw:mirror-vertical="false" draw:text-areas="0 0 ?f5 ?f6" svg:viewBox="0 0 0 0" draw:type="ooxml-curvedConnector3" draw:modifiers="4339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278;p66" draw:style-name="gr8" draw:text-style-name="P5" draw:layer="layout" svg:width="1.259cm" svg:height="0.828cm" draw:transform="rotate (-3.14159265358979) translate (3.564cm 7.162cm)">
          <text:p/>
          <draw:enhanced-geometry draw:mirror-horizontal="true" draw:mirror-vertical="false" draw:text-areas="0 0 ?f5 ?f6" svg:viewBox="0 0 0 0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Google Shape;1248;g32cbd13ab0_0_51:notes" draw:style-name="gr3" draw:layer="layout" svg:width="16.932cm" svg:height="9.524cm" svg:x="1.059cm" svg:y="1.905cm" draw:page-number="54" presentation:class="page"/>
          <draw:frame draw:name="Google Shape;1249;g32cbd13ab0_0_5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" presentation:presentation-page-layout-name="AL1T0">
        <draw:custom-shape draw:name="Google Shape;1283;p67" draw:style-name="gr1" draw:text-style-name="P2" draw:layer="layout" svg:width="2.462cm" svg:height="1.102cm" svg:x="20.543cm" svg:y="5.745cm">
          <text:p text:style-name="P3"><text:span text:style-name="T15">id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4;p67" draw:style-name="gr20" draw:text-style-name="P2" draw:layer="layout" svg:width="2.002cm" svg:height="1.102cm" svg:x="20.51cm" svg:y="5.682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5;p67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6;p67" draw:style-name="gr1" draw:text-style-name="P2" draw:layer="layout" svg:width="2.462cm" svg:height="1.102cm" svg:x="3.708cm" svg:y="5.752cm">
          <text:p text:style-name="P3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7;p67" draw:style-name="gr1" draw:text-style-name="P2" draw:layer="layout" svg:width="18.194cm" svg:height="3.83cm" svg:x="4.597cm" svg:y="7.637cm">
          <text:p text:style-name="P10"><text:span text:style-name="T6"/></text:p>
          <text:p text:style-name="P10"><text:span text:style-name="T6"/></text:p>
          <text:p text:style-name="P10"><text:span text:style-name="T6">F -&gt; id </text:span><text:span text:style-name="T4">or, simply,</text:span><text:span text:style-name="T6"> id</text:span><text:span text:style-name="T4"> </text:span></text:p>
          <text:p text:style-name="P10"><text:span text:style-name="T4">is a handle of <text:s/></text:span><text:span text:style-name="T6">id * id</text:span></text:p>
          <text:p text:style-name="P10"><text:span text:style-name="T20">“</text:span><text:span text:style-name="T20">The handle of a parse tree T is the</text:span></text:p>
          <text:p text:style-name="P10"><text:span text:style-name="T20">leftmost complete cluster of leaf nodes.”</text:span></text:p>
          <text:p text:style-name="P10"><text:span text:style-name="T4"/></text:p>
          <text:p text:style-name="P10"><text:span text:style-name="T16">Because replacing </text:span><text:span text:style-name="T17">id</text:span><text:span text:style-name="T16"> </text:span><text:span text:style-name="T18">at this position</text:span><text:span text:style-name="T16"> produces the previous right sentential form in a rightmost derivation of </text:span><text:span text:style-name="T17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8;p67" draw:style-name="gr1" draw:text-style-name="P2" draw:layer="layout" svg:width="2.462cm" svg:height="1.102cm" svg:x="3.285cm" svg:y="9.555cm">
          <text:p text:style-name="P3"><text:span text:style-name="T4">T 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9;p67" draw:style-name="gr1" draw:text-style-name="P2" draw:layer="layout" svg:width="0.992cm" svg:height="1.102cm" svg:x="3.285cm" svg:y="11.46cm">
          <text:p text:style-name="P3"><text:span text:style-name="T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0;p67" draw:style-name="gr1" draw:text-style-name="P2" draw:layer="layout" svg:width="2.462cm" svg:height="1.102cm" svg:x="3.285cm" svg:y="13.154cm">
          <text:p text:style-name="P3"><text:span text:style-name="T15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1;p67" draw:style-name="gr1" draw:text-style-name="P2" draw:layer="layout" svg:width="1.404cm" svg:height="1.102cm" svg:x="4.343cm" svg:y="11.46cm">
          <text:p text:style-name="P3"><text:span text:style-name="T4">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2;p67" draw:style-name="gr1" draw:text-style-name="P2" draw:layer="layout" svg:width="2.462cm" svg:height="1.102cm" svg:x="3.708cm" svg:y="7.65cm">
          <text:p text:style-name="P3"><text:span text:style-name="T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3;p67" draw:style-name="gr1" draw:text-style-name="P2" draw:layer="layout" svg:width="2.462cm" svg:height="1.102cm" svg:x="3.708cm" svg:y="5.752cm">
          <text:p text:style-name="P3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4;p67" draw:style-name="gr6" draw:text-style-name="P5" draw:layer="layout" svg:width="0.032cm" svg:height="0.853cm" svg:x="4.609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5;p67" draw:style-name="gr6" draw:text-style-name="P5" draw:layer="layout" svg:width="0.032cm" svg:height="0.853cm" svg:x="3.763cm" svg:y="10.6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6;p67" draw:style-name="gr6" draw:text-style-name="P5" draw:layer="layout" svg:width="0.032cm" svg:height="0.853cm" svg:x="3.763cm" svg:y="12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7;p67" draw:style-name="gr6" draw:text-style-name="P5" draw:layer="layout" svg:width="0.032cm" svg:height="0.853cm" svg:x="4.202cm" svg:y="6.8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8;p67" draw:style-name="gr6" draw:text-style-name="P5" draw:layer="layout" svg:width="0.282cm" svg:height="0.817cm" svg:x="4.234cm" svg:y="8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9;p67" draw:style-name="gr6" draw:text-style-name="P5" draw:layer="layout" svg:width="0.295cm" svg:height="0.689cm" svg:x="3.808cm" svg:y="8.8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00;p67" draw:style-name="gr6" draw:text-style-name="P5" draw:layer="layout" svg:width="0.032cm" svg:height="0.853cm" svg:x="4.186cm" svg:y="8.7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280;g32bccd6815_0_0:notes" draw:style-name="gr3" draw:layer="layout" svg:width="16.932cm" svg:height="9.524cm" svg:x="1.059cm" svg:y="1.905cm" draw:page-number="55" presentation:class="page"/>
          <draw:frame draw:name="Google Shape;1281;g32bccd6815_0_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ITLE" presentation:presentation-page-layout-name="AL1T0">
        <draw:custom-shape draw:name="Google Shape;1305;p68" draw:style-name="gr1" draw:text-style-name="P2" draw:layer="layout" svg:width="2.462cm" svg:height="1.102cm" svg:x="20.543cm" svg:y="5.745cm">
          <text:p text:style-name="P3"><text:span text:style-name="T15">id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6;p68" draw:style-name="gr1" draw:text-style-name="P2" draw:layer="layout" svg:width="2.462cm" svg:height="1.102cm" svg:x="16.831cm" svg:y="5.745cm">
          <text:p text:style-name="P3"><text:span text:style-name="T15">F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7;p68" draw:style-name="gr1" draw:text-style-name="P2" draw:layer="layout" svg:width="2.462cm" svg:height="1.102cm" svg:x="13.445cm" svg:y="5.745cm">
          <text:p text:style-name="P3"><text:span text:style-name="T15">T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8;p68" draw:style-name="gr1" draw:text-style-name="P2" draw:layer="layout" svg:width="2.462cm" svg:height="1.102cm" svg:x="10.058cm" svg:y="5.745cm">
          <text:p text:style-name="P3"><text:span text:style-name="T15">T </text:span><text:span text:style-name="T13">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9;p68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0;p68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1;p68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2;p68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3;p68" draw:style-name="gr1" draw:text-style-name="P2" draw:layer="layout" svg:width="2.462cm" svg:height="1.102cm" svg:x="7.095cm" svg:y="5.745cm">
          <text:p text:style-name="P3"><text:span text:style-name="T15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4;p68" draw:style-name="gr1" draw:text-style-name="P2" draw:layer="layout" svg:width="2.462cm" svg:height="1.102cm" svg:x="3.708cm" svg:y="5.752cm">
          <text:p text:style-name="P3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5;p68" draw:style-name="gr2" draw:text-style-name="P2" draw:layer="layout" svg:width="1.74cm" svg:height="2.298cm" svg:x="4.957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6;p68" draw:style-name="gr2" draw:text-style-name="P2" draw:layer="layout" svg:width="1.74cm" svg:height="2.298cm" svg:x="8.11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7;p68" draw:style-name="gr2" draw:text-style-name="P2" draw:layer="layout" svg:width="1.74cm" svg:height="2.298cm" svg:x="11.798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8;p68" draw:style-name="gr2" draw:text-style-name="P2" draw:layer="layout" svg:width="1.74cm" svg:height="2.298cm" svg:x="15.32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9;p68" draw:style-name="gr2" draw:text-style-name="P2" draw:layer="layout" svg:width="1.74cm" svg:height="2.298cm" svg:x="18.851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02;g32bccd6815_0_28:notes" draw:style-name="gr3" draw:layer="layout" svg:width="16.932cm" svg:height="9.524cm" svg:x="1.059cm" svg:y="1.905cm" draw:page-number="56" presentation:class="page"/>
          <draw:frame draw:name="Google Shape;1303;g32bccd6815_0_28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TITLE" presentation:presentation-page-layout-name="AL1T0">
        <draw:custom-shape draw:name="Google Shape;1324;p69" draw:style-name="gr1" draw:text-style-name="P2" draw:layer="layout" svg:width="2.462cm" svg:height="1.102cm" svg:x="20.543cm" svg:y="5.745cm">
          <text:p text:style-name="P3"><text:span text:style-name="T15">id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5;p69" draw:style-name="gr1" draw:text-style-name="P2" draw:layer="layout" svg:width="2.462cm" svg:height="1.102cm" svg:x="16.831cm" svg:y="5.745cm">
          <text:p text:style-name="P3"><text:span text:style-name="T15">F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6;p69" draw:style-name="gr1" draw:text-style-name="P2" draw:layer="layout" svg:width="2.462cm" svg:height="1.102cm" svg:x="13.445cm" svg:y="5.745cm">
          <text:p text:style-name="P3"><text:span text:style-name="T15">T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7;p69" draw:style-name="gr1" draw:text-style-name="P2" draw:layer="layout" svg:width="2.462cm" svg:height="1.102cm" svg:x="10.058cm" svg:y="5.745cm">
          <text:p text:style-name="P3"><text:span text:style-name="T15">T </text:span><text:span text:style-name="T13">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8;p69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9;p69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0;p69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31;p69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2;p69" draw:style-name="gr1" draw:text-style-name="P2" draw:layer="layout" svg:width="2.462cm" svg:height="1.102cm" svg:x="7.095cm" svg:y="5.745cm">
          <text:p text:style-name="P3"><text:span text:style-name="T15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3;p69" draw:style-name="gr1" draw:text-style-name="P2" draw:layer="layout" svg:width="2.462cm" svg:height="1.102cm" svg:x="3.708cm" svg:y="5.752cm">
          <text:p text:style-name="P3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4;p69" draw:style-name="gr2" draw:text-style-name="P2" draw:layer="layout" svg:width="1.74cm" svg:height="2.298cm" svg:x="4.957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5;p69" draw:style-name="gr2" draw:text-style-name="P2" draw:layer="layout" svg:width="1.74cm" svg:height="2.298cm" svg:x="8.11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6;p69" draw:style-name="gr2" draw:text-style-name="P2" draw:layer="layout" svg:width="1.74cm" svg:height="2.298cm" svg:x="11.798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7;p69" draw:style-name="gr2" draw:text-style-name="P2" draw:layer="layout" svg:width="1.74cm" svg:height="2.298cm" svg:x="15.32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8;p69" draw:style-name="gr2" draw:text-style-name="P2" draw:layer="layout" svg:width="1.74cm" svg:height="2.298cm" svg:x="18.851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9;p69" draw:style-name="gr1" draw:text-style-name="P2" draw:layer="layout" svg:width="18.194cm" svg:height="3.83cm" svg:x="4.597cm" svg:y="7.637cm">
          <text:p text:style-name="P10"><text:span text:style-name="T4">So, how to use handles to do BUP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1;g32bccd6815_0_124:notes" draw:style-name="gr3" draw:layer="layout" svg:width="16.932cm" svg:height="9.524cm" svg:x="1.059cm" svg:y="1.905cm" draw:page-number="57" presentation:class="page"/>
          <draw:frame draw:name="Google Shape;1322;g32bccd6815_0_124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TITLE" presentation:presentation-page-layout-name="AL1T0">
        <draw:custom-shape draw:name="Google Shape;1344;p70" draw:style-name="gr1" draw:text-style-name="P2" draw:layer="layout" svg:width="2.462cm" svg:height="1.102cm" svg:x="20.543cm" svg:y="5.745cm">
          <text:p text:style-name="P3"><text:span text:style-name="T15">id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5;p70" draw:style-name="gr1" draw:text-style-name="P2" draw:layer="layout" svg:width="2.462cm" svg:height="1.102cm" svg:x="16.831cm" svg:y="5.745cm">
          <text:p text:style-name="P3"><text:span text:style-name="T15">F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6;p70" draw:style-name="gr1" draw:text-style-name="P2" draw:layer="layout" svg:width="2.462cm" svg:height="1.102cm" svg:x="13.445cm" svg:y="5.745cm">
          <text:p text:style-name="P3"><text:span text:style-name="T15">T</text:span><text:span text:style-name="T13">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7;p70" draw:style-name="gr1" draw:text-style-name="P2" draw:layer="layout" svg:width="2.462cm" svg:height="1.102cm" svg:x="10.058cm" svg:y="5.745cm">
          <text:p text:style-name="P3"><text:span text:style-name="T15">T </text:span><text:span text:style-name="T13">*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8;p70" draw:style-name="gr1" draw:text-style-name="P2" draw:layer="layout" svg:width="2.462cm" svg:height="1.102cm" svg:x="20.331cm" svg:y="3.854cm">
          <text:p text:style-name="P1"><text:span text:style-name="T4">id *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9;p70" draw:style-name="gr1" draw:text-style-name="P2" draw:layer="layout" svg:width="1.18cm" svg:height="1.102cm" svg:x="3.416cm" svg:y="3.854cm">
          <text:p text:style-name="P1"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0;p70" draw:style-name="gr4" draw:text-style-name="P5" draw:layer="layout" svg:width="15.733cm" svg:height="0.001cm" draw:transform="rotate (-3.14159265358979) translate (20.331cm 4.4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51;p70" draw:style-name="gr2" draw:text-style-name="P2" draw:layer="layout" svg:width="5.929cm" svg:height="1.102cm" svg:x="10.335cm" svg:y="0.81cm">
          <text:p text:style-name="P3"><text:span text:style-name="T4">E -&gt; E + T | T</text:span></text:p>
          <text:p text:style-name="P3"><text:span text:style-name="T4">T -&gt; T * F | F</text:span></text:p>
          <text:p text:style-name="P3"><text:span text:style-name="T4">F -&gt; ( E ) | id</text:span></text:p>
          <text:p text:style-name="P3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2;p70" draw:style-name="gr1" draw:text-style-name="P2" draw:layer="layout" svg:width="2.462cm" svg:height="1.102cm" svg:x="7.095cm" svg:y="5.745cm">
          <text:p text:style-name="P3"><text:span text:style-name="T15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3;p70" draw:style-name="gr1" draw:text-style-name="P2" draw:layer="layout" svg:width="2.462cm" svg:height="1.102cm" svg:x="3.708cm" svg:y="5.752cm">
          <text:p text:style-name="P3"><text:span text:style-name="T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4;p70" draw:style-name="gr2" draw:text-style-name="P2" draw:layer="layout" svg:width="1.74cm" svg:height="2.298cm" svg:x="4.957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5;p70" draw:style-name="gr2" draw:text-style-name="P2" draw:layer="layout" svg:width="1.74cm" svg:height="2.298cm" svg:x="8.11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6;p70" draw:style-name="gr2" draw:text-style-name="P2" draw:layer="layout" svg:width="1.74cm" svg:height="2.298cm" svg:x="11.798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7;p70" draw:style-name="gr2" draw:text-style-name="P2" draw:layer="layout" svg:width="1.74cm" svg:height="2.298cm" svg:x="15.32cm" svg:y="5.148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8;p70" draw:style-name="gr2" draw:text-style-name="P2" draw:layer="layout" svg:width="1.74cm" svg:height="2.298cm" svg:x="18.851cm" svg:y="5.154cm">
          <text:p text:style-name="P3"><text:span text:style-name="T1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9;p70" draw:style-name="gr1" draw:text-style-name="P2" draw:layer="layout" svg:width="18.194cm" svg:height="3.83cm" svg:x="4.597cm" svg:y="7.637cm">
          <text:p text:style-name="P10"><text:span text:style-name="T6">Prune Hand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41;g32bccd6815_0_105:notes" draw:style-name="gr3" draw:layer="layout" svg:width="16.932cm" svg:height="9.524cm" svg:x="1.059cm" svg:y="1.905cm" draw:page-number="58" presentation:class="page"/>
          <draw:frame draw:name="Google Shape;1342;g32bccd6815_0_105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bin1" svg:font-family="Cabin"/>
    <style:font-face style:name="Caveat1" svg:font-family="Caveat"/>
    <style:font-face style:name="Comfortaa1" svg:font-family="Comfortaa"/>
    <style:font-face style:name="Arial" svg:font-family="Arial" style:font-pitch="variable"/>
    <style:font-face style:name="Cabin" svg:font-family="Cabin" style:font-pitch="variable"/>
    <style:font-face style:name="Caladea1" svg:font-family="Caladea" style:font-pitch="variable"/>
    <style:font-face style:name="Caveat" svg:font-family="Caveat" style:font-pitch="variable"/>
    <style:font-face style:name="Comfortaa" svg:font-family="Comforta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StealthEnd_20_1" draw:display-name="msArrowStealthEnd 1" svg:viewBox="0 0 200 200" svg:d="M100 0l100 200-100-80-100 8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2="1" draw:dots2-length="1.696cm" draw:distance="0.63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Google Shape;12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13"/>
    <meta:generator>LibreOfficeDev/5.1.0.3$Linux_X86_64 LibreOffice_project/</meta:generator>
  </office:meta>
</office:document-meta>
</file>